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1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 style:data-style-name="N128"/>
    <style:style style:name="ce3" style:family="table-cell" style:parent-style-name="Default" style:data-style-name="N125"/>
    <style:style style:name="ce4" style:family="table-cell" style:parent-style-name="Default" style:data-style-name="N127"/>
    <style:style style:name="ce5" style:family="table-cell" style:parent-style-name="Default" style:data-style-name="N119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29"/>
    <style:style style:name="ce11" style:family="table-cell" style:parent-style-name="Default" style:data-style-name="N132"/>
    <style:style style:name="ce12" style:family="table-cell" style:parent-style-name="Default" style:data-style-name="N60"/>
    <style:style style:name="ce13" style:family="table-cell" style:parent-style-name="Default" style:data-style-name="N135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2"/>
        </table:table-row>
        <table:table-row table:style-name="ro2">
          <table:table-cell/>
          <table:table-cell office:value-type="string">
            <text:p>calibraçao do solenoid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I (A)</text:p>
          </table:table-cell>
          <table:table-cell/>
          <table:table-cell office:value-type="string">
            <text:p>V</text:p>
          </table:table-cell>
          <table:table-cell office:value-type="float" office:value="0.01">
            <text:p>0.01</text:p>
          </table:table-cell>
          <table:table-cell office:value-type="string">
            <text:p>B (G)</text:p>
          </table:table-cell>
          <table:table-cell office:value-type="string">
            <text:p>dB (G)</text:p>
          </table:table-cell>
          <table:table-cell office:value-type="string">
            <text:p>B (T)</text:p>
          </table:table-cell>
          <table:table-cell office:value-type="string">
            <text:p>dB (T)</text:p>
          </table:table-cell>
          <table:table-cell office:value-type="string">
            <text:p>H</text:p>
          </table:table-cell>
          <table:table-cell office:value-type="string">
            <text:p>dH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49">
            <text:p>2.49</text:p>
          </table:table-cell>
          <table:table-cell office:value-type="float" office:value="0.01">
            <text:p>0.01</text:p>
          </table:table-cell>
          <table:table-cell table:formula="of:=320*[.E4]-800" office:value-type="float" office:value="-3.19999999999993">
            <text:p>-3.2</text:p>
          </table:table-cell>
          <table:table-cell table:formula="of:=320*[.F4]" office:value-type="float" office:value="3.2">
            <text:p>3.2</text:p>
          </table:table-cell>
          <table:table-cell table:formula="of:=[.G4]*0.0001" office:value-type="float" office:value="-0.000319999999999993">
            <text:p>-0.00032</text:p>
          </table:table-cell>
          <table:table-cell table:formula="of:=[.H4]*0.0001" office:value-type="float" office:value="0.00032">
            <text:p>0.00032</text:p>
          </table:table-cell>
          <table:table-cell table:formula="of:=[.I4]/(4*PI()*0.0000001)" office:value-type="float" office:value="-254.647908947027">
            <text:p>-254.647908947</text:p>
          </table:table-cell>
          <table:table-cell table:formula="of:=[.J4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2.55">
            <text:p>2.55</text:p>
          </table:table-cell>
          <table:table-cell office:value-type="float" office:value="0.01">
            <text:p>0.01</text:p>
          </table:table-cell>
          <table:table-cell table:formula="of:=320*[.E5]-800" office:value-type="float" office:value="16">
            <text:p>16</text:p>
          </table:table-cell>
          <table:table-cell table:formula="of:=320*[.F5]" office:value-type="float" office:value="3.2">
            <text:p>3.2</text:p>
          </table:table-cell>
          <table:table-cell table:formula="of:=[.G5]*0.0001" office:value-type="float" office:value="0.0016">
            <text:p>0.0016</text:p>
          </table:table-cell>
          <table:table-cell table:formula="of:=[.H5]*0.0001" office:value-type="float" office:value="0.00032">
            <text:p>0.00032</text:p>
          </table:table-cell>
          <table:table-cell table:formula="of:=[.I5]/(4*PI()*0.0000001)" office:value-type="float" office:value="1273.23954473516">
            <text:p>1273.2395447352</text:p>
          </table:table-cell>
          <table:table-cell table:formula="of:=[.J5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59">
            <text:p>2.59</text:p>
          </table:table-cell>
          <table:table-cell office:value-type="float" office:value="0.01">
            <text:p>0.01</text:p>
          </table:table-cell>
          <table:table-cell table:formula="of:=320*[.E6]-800" office:value-type="float" office:value="28.8">
            <text:p>28.8</text:p>
          </table:table-cell>
          <table:table-cell table:formula="of:=320*[.F6]" office:value-type="float" office:value="3.2">
            <text:p>3.2</text:p>
          </table:table-cell>
          <table:table-cell table:formula="of:=[.G6]*0.0001" office:value-type="float" office:value="0.00288">
            <text:p>0.00288</text:p>
          </table:table-cell>
          <table:table-cell table:formula="of:=[.H6]*0.0001" office:value-type="float" office:value="0.00032">
            <text:p>0.00032</text:p>
          </table:table-cell>
          <table:table-cell table:formula="of:=[.I6]/(4*PI()*0.0000001)" office:value-type="float" office:value="2291.83118052329">
            <text:p>2291.8311805233</text:p>
          </table:table-cell>
          <table:table-cell table:formula="of:=[.J6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37">
            <text:p>0.37</text:p>
          </table:table-cell>
          <table:table-cell office:value-type="float" office:value="0.01">
            <text:p>0.01</text:p>
          </table:table-cell>
          <table:table-cell office:value-type="float" office:value="2.65">
            <text:p>2.65</text:p>
          </table:table-cell>
          <table:table-cell office:value-type="float" office:value="0.01">
            <text:p>0.01</text:p>
          </table:table-cell>
          <table:table-cell table:formula="of:=320*[.E7]-800" office:value-type="float" office:value="48">
            <text:p>48</text:p>
          </table:table-cell>
          <table:table-cell table:formula="of:=320*[.F7]" office:value-type="float" office:value="3.2">
            <text:p>3.2</text:p>
          </table:table-cell>
          <table:table-cell table:formula="of:=[.G7]*0.0001" office:value-type="float" office:value="0.0048">
            <text:p>0.0048</text:p>
          </table:table-cell>
          <table:table-cell table:formula="of:=[.H7]*0.0001" office:value-type="float" office:value="0.00032">
            <text:p>0.00032</text:p>
          </table:table-cell>
          <table:table-cell table:formula="of:=[.I7]/(4*PI()*0.0000001)" office:value-type="float" office:value="3819.71863420549">
            <text:p>3819.7186342055</text:p>
          </table:table-cell>
          <table:table-cell table:formula="of:=[.J7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0.01">
            <text:p>0.01</text:p>
          </table:table-cell>
          <table:table-cell office:value-type="float" office:value="2.7">
            <text:p>2.7</text:p>
          </table:table-cell>
          <table:table-cell office:value-type="float" office:value="0.01">
            <text:p>0.01</text:p>
          </table:table-cell>
          <table:table-cell table:formula="of:=320*[.E8]-800" office:value-type="float" office:value="64">
            <text:p>64</text:p>
          </table:table-cell>
          <table:table-cell table:formula="of:=320*[.F8]" office:value-type="float" office:value="3.2">
            <text:p>3.2</text:p>
          </table:table-cell>
          <table:table-cell table:formula="of:=[.G8]*0.0001" office:value-type="float" office:value="0.0064">
            <text:p>0.0064</text:p>
          </table:table-cell>
          <table:table-cell table:formula="of:=[.H8]*0.0001" office:value-type="float" office:value="0.00032">
            <text:p>0.00032</text:p>
          </table:table-cell>
          <table:table-cell table:formula="of:=[.I8]/(4*PI()*0.0000001)" office:value-type="float" office:value="5092.95817894065">
            <text:p>5092.9581789407</text:p>
          </table:table-cell>
          <table:table-cell table:formula="of:=[.J8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62">
            <text:p>0.62</text:p>
          </table:table-cell>
          <table:table-cell office:value-type="float" office:value="0.01">
            <text:p>0.01</text:p>
          </table:table-cell>
          <table:table-cell office:value-type="float" office:value="2.75">
            <text:p>2.75</text:p>
          </table:table-cell>
          <table:table-cell office:value-type="float" office:value="0.01">
            <text:p>0.01</text:p>
          </table:table-cell>
          <table:table-cell table:formula="of:=320*[.E9]-800" office:value-type="float" office:value="80">
            <text:p>80</text:p>
          </table:table-cell>
          <table:table-cell table:formula="of:=320*[.F9]" office:value-type="float" office:value="3.2">
            <text:p>3.2</text:p>
          </table:table-cell>
          <table:table-cell table:formula="of:=[.G9]*0.0001" office:value-type="float" office:value="0.008">
            <text:p>0.008</text:p>
          </table:table-cell>
          <table:table-cell table:formula="of:=[.H9]*0.0001" office:value-type="float" office:value="0.00032">
            <text:p>0.00032</text:p>
          </table:table-cell>
          <table:table-cell table:formula="of:=[.I9]/(4*PI()*0.0000001)" office:value-type="float" office:value="6366.19772367581">
            <text:p>6366.1977236758</text:p>
          </table:table-cell>
          <table:table-cell table:formula="of:=[.J9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73">
            <text:p>0.73</text:p>
          </table:table-cell>
          <table:table-cell office:value-type="float" office:value="0.01">
            <text:p>0.01</text:p>
          </table:table-cell>
          <table:table-cell office:value-type="float" office:value="2.8">
            <text:p>2.8</text:p>
          </table:table-cell>
          <table:table-cell office:value-type="float" office:value="0.01">
            <text:p>0.01</text:p>
          </table:table-cell>
          <table:table-cell table:formula="of:=320*[.E10]-800" office:value-type="float" office:value="96">
            <text:p>96</text:p>
          </table:table-cell>
          <table:table-cell table:formula="of:=320*[.F10]" office:value-type="float" office:value="3.2">
            <text:p>3.2</text:p>
          </table:table-cell>
          <table:table-cell table:formula="of:=[.G10]*0.0001" office:value-type="float" office:value="0.0096">
            <text:p>0.0096</text:p>
          </table:table-cell>
          <table:table-cell table:formula="of:=[.H10]*0.0001" office:value-type="float" office:value="0.00032">
            <text:p>0.00032</text:p>
          </table:table-cell>
          <table:table-cell table:formula="of:=[.I10]/(4*PI()*0.0000001)" office:value-type="float" office:value="7639.43726841098">
            <text:p>7639.437268411</text:p>
          </table:table-cell>
          <table:table-cell table:formula="of:=[.J10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85">
            <text:p>0.85</text:p>
          </table:table-cell>
          <table:table-cell office:value-type="float" office:value="0.01">
            <text:p>0.01</text:p>
          </table:table-cell>
          <table:table-cell office:value-type="float" office:value="2.85">
            <text:p>2.85</text:p>
          </table:table-cell>
          <table:table-cell office:value-type="float" office:value="0.01">
            <text:p>0.01</text:p>
          </table:table-cell>
          <table:table-cell table:formula="of:=320*[.E11]-800" office:value-type="float" office:value="112">
            <text:p>112</text:p>
          </table:table-cell>
          <table:table-cell table:formula="of:=320*[.F11]" office:value-type="float" office:value="3.2">
            <text:p>3.2</text:p>
          </table:table-cell>
          <table:table-cell table:formula="of:=[.G11]*0.0001" office:value-type="float" office:value="0.0112">
            <text:p>0.0112</text:p>
          </table:table-cell>
          <table:table-cell table:formula="of:=[.H11]*0.0001" office:value-type="float" office:value="0.00032">
            <text:p>0.00032</text:p>
          </table:table-cell>
          <table:table-cell table:formula="of:=[.I11]/(4*PI()*0.0000001)" office:value-type="float" office:value="8912.67681314614">
            <text:p>8912.6768131461</text:p>
          </table:table-cell>
          <table:table-cell table:formula="of:=[.J11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96">
            <text:p>0.96</text:p>
          </table:table-cell>
          <table:table-cell office:value-type="float" office:value="0.01">
            <text:p>0.01</text:p>
          </table:table-cell>
          <table:table-cell office:value-type="float" office:value="2.89">
            <text:p>2.89</text:p>
          </table:table-cell>
          <table:table-cell office:value-type="float" office:value="0.01">
            <text:p>0.01</text:p>
          </table:table-cell>
          <table:table-cell table:formula="of:=320*[.E12]-800" office:value-type="float" office:value="124.8">
            <text:p>124.8</text:p>
          </table:table-cell>
          <table:table-cell table:formula="of:=320*[.F12]" office:value-type="float" office:value="3.2">
            <text:p>3.2</text:p>
          </table:table-cell>
          <table:table-cell table:formula="of:=[.G12]*0.0001" office:value-type="float" office:value="0.01248">
            <text:p>0.01248</text:p>
          </table:table-cell>
          <table:table-cell table:formula="of:=[.H12]*0.0001" office:value-type="float" office:value="0.00032">
            <text:p>0.00032</text:p>
          </table:table-cell>
          <table:table-cell table:formula="of:=[.I12]/(4*PI()*0.0000001)" office:value-type="float" office:value="9931.26844893427">
            <text:p>9931.2684489343</text:p>
          </table:table-cell>
          <table:table-cell table:formula="of:=[.J12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.06">
            <text:p>1.06</text:p>
          </table:table-cell>
          <table:table-cell office:value-type="float" office:value="0.01">
            <text:p>0.01</text:p>
          </table:table-cell>
          <table:table-cell office:value-type="float" office:value="2.93">
            <text:p>2.93</text:p>
          </table:table-cell>
          <table:table-cell office:value-type="float" office:value="0.01">
            <text:p>0.01</text:p>
          </table:table-cell>
          <table:table-cell table:formula="of:=320*[.E13]-800" office:value-type="float" office:value="137.6">
            <text:p>137.6</text:p>
          </table:table-cell>
          <table:table-cell table:formula="of:=320*[.F13]" office:value-type="float" office:value="3.2">
            <text:p>3.2</text:p>
          </table:table-cell>
          <table:table-cell table:formula="of:=[.G13]*0.0001" office:value-type="float" office:value="0.01376">
            <text:p>0.01376</text:p>
          </table:table-cell>
          <table:table-cell table:formula="of:=[.H13]*0.0001" office:value-type="float" office:value="0.00032">
            <text:p>0.00032</text:p>
          </table:table-cell>
          <table:table-cell table:formula="of:=[.I13]/(4*PI()*0.0000001)" office:value-type="float" office:value="10949.8600847224">
            <text:p>10949.8600847224</text:p>
          </table:table-cell>
          <table:table-cell table:formula="of:=[.J13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.13">
            <text:p>1.13</text:p>
          </table:table-cell>
          <table:table-cell office:value-type="float" office:value="0.01">
            <text:p>0.01</text:p>
          </table:table-cell>
          <table:table-cell office:value-type="float" office:value="2.96">
            <text:p>2.96</text:p>
          </table:table-cell>
          <table:table-cell office:value-type="float" office:value="0.01">
            <text:p>0.01</text:p>
          </table:table-cell>
          <table:table-cell table:formula="of:=320*[.E14]-800" office:value-type="float" office:value="147.2">
            <text:p>147.2</text:p>
          </table:table-cell>
          <table:table-cell table:formula="of:=320*[.F14]" office:value-type="float" office:value="3.2">
            <text:p>3.2</text:p>
          </table:table-cell>
          <table:table-cell table:formula="of:=[.G14]*0.0001" office:value-type="float" office:value="0.01472">
            <text:p>0.01472</text:p>
          </table:table-cell>
          <table:table-cell table:formula="of:=[.H14]*0.0001" office:value-type="float" office:value="0.00032">
            <text:p>0.00032</text:p>
          </table:table-cell>
          <table:table-cell table:formula="of:=[.I14]/(4*PI()*0.0000001)" office:value-type="float" office:value="11713.8038115635">
            <text:p>11713.8038115635</text:p>
          </table:table-cell>
          <table:table-cell table:formula="of:=[.J14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.23">
            <text:p>1.23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table:formula="of:=320*[.E15]-800" office:value-type="float" office:value="160">
            <text:p>160</text:p>
          </table:table-cell>
          <table:table-cell table:formula="of:=320*[.F15]" office:value-type="float" office:value="3.2">
            <text:p>3.2</text:p>
          </table:table-cell>
          <table:table-cell table:formula="of:=[.G15]*0.0001" office:value-type="float" office:value="0.016">
            <text:p>0.016</text:p>
          </table:table-cell>
          <table:table-cell table:formula="of:=[.H15]*0.0001" office:value-type="float" office:value="0.00032">
            <text:p>0.00032</text:p>
          </table:table-cell>
          <table:table-cell table:formula="of:=[.I15]/(4*PI()*0.0000001)" office:value-type="float" office:value="12732.3954473516">
            <text:p>12732.3954473516</text:p>
          </table:table-cell>
          <table:table-cell table:formula="of:=[.J15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.28">
            <text:p>1.28</text:p>
          </table:table-cell>
          <table:table-cell office:value-type="float" office:value="0.01">
            <text:p>0.01</text:p>
          </table:table-cell>
          <table:table-cell office:value-type="float" office:value="3.03">
            <text:p>3.03</text:p>
          </table:table-cell>
          <table:table-cell office:value-type="float" office:value="0.01">
            <text:p>0.01</text:p>
          </table:table-cell>
          <table:table-cell table:formula="of:=320*[.E16]-800" office:value-type="float" office:value="169.6">
            <text:p>169.6</text:p>
          </table:table-cell>
          <table:table-cell table:formula="of:=320*[.F16]" office:value-type="float" office:value="3.2">
            <text:p>3.2</text:p>
          </table:table-cell>
          <table:table-cell table:formula="of:=[.G16]*0.0001" office:value-type="float" office:value="0.01696">
            <text:p>0.01696</text:p>
          </table:table-cell>
          <table:table-cell table:formula="of:=[.H16]*0.0001" office:value-type="float" office:value="0.00032">
            <text:p>0.00032</text:p>
          </table:table-cell>
          <table:table-cell table:formula="of:=[.I16]/(4*PI()*0.0000001)" office:value-type="float" office:value="13496.3391741927">
            <text:p>13496.3391741927</text:p>
          </table:table-cell>
          <table:table-cell table:formula="of:=[.J16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-0.11">
            <text:p>-0.11</text:p>
          </table:table-cell>
          <table:table-cell office:value-type="float" office:value="0.01">
            <text:p>0.01</text:p>
          </table:table-cell>
          <table:table-cell office:value-type="float" office:value="2.44">
            <text:p>2.44</text:p>
          </table:table-cell>
          <table:table-cell office:value-type="float" office:value="0.01">
            <text:p>0.01</text:p>
          </table:table-cell>
          <table:table-cell table:formula="of:=320*[.E17]-800" office:value-type="float" office:value="-19.2">
            <text:p>-19.2</text:p>
          </table:table-cell>
          <table:table-cell table:formula="of:=320*[.F17]" office:value-type="float" office:value="3.2">
            <text:p>3.2</text:p>
          </table:table-cell>
          <table:table-cell table:formula="of:=[.G17]*0.0001" office:value-type="float" office:value="-0.00192">
            <text:p>-0.00192</text:p>
          </table:table-cell>
          <table:table-cell table:formula="of:=[.H17]*0.0001" office:value-type="float" office:value="0.00032">
            <text:p>0.00032</text:p>
          </table:table-cell>
          <table:table-cell table:formula="of:=[.I17]/(4*PI()*0.0000001)" office:value-type="float" office:value="-1527.8874536822">
            <text:p>-1527.8874536822</text:p>
          </table:table-cell>
          <table:table-cell table:formula="of:=[.J17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-0.22">
            <text:p>-0.22</text:p>
          </table:table-cell>
          <table:table-cell office:value-type="float" office:value="0.01">
            <text:p>0.01</text:p>
          </table:table-cell>
          <table:table-cell office:value-type="float" office:value="2.4">
            <text:p>2.4</text:p>
          </table:table-cell>
          <table:table-cell office:value-type="float" office:value="0.01">
            <text:p>0.01</text:p>
          </table:table-cell>
          <table:table-cell table:formula="of:=320*[.E18]-800" office:value-type="float" office:value="-32">
            <text:p>-32</text:p>
          </table:table-cell>
          <table:table-cell table:formula="of:=320*[.F18]" office:value-type="float" office:value="3.2">
            <text:p>3.2</text:p>
          </table:table-cell>
          <table:table-cell table:formula="of:=[.G18]*0.0001" office:value-type="float" office:value="-0.0032">
            <text:p>-0.0032</text:p>
          </table:table-cell>
          <table:table-cell table:formula="of:=[.H18]*0.0001" office:value-type="float" office:value="0.00032">
            <text:p>0.00032</text:p>
          </table:table-cell>
          <table:table-cell table:formula="of:=[.I18]/(4*PI()*0.0000001)" office:value-type="float" office:value="-2546.47908947033">
            <text:p>-2546.4790894703</text:p>
          </table:table-cell>
          <table:table-cell table:formula="of:=[.J18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-0.34">
            <text:p>-0.34</text:p>
          </table:table-cell>
          <table:table-cell office:value-type="float" office:value="0.01">
            <text:p>0.01</text:p>
          </table:table-cell>
          <table:table-cell office:value-type="float" office:value="2.35">
            <text:p>2.35</text:p>
          </table:table-cell>
          <table:table-cell office:value-type="float" office:value="0.01">
            <text:p>0.01</text:p>
          </table:table-cell>
          <table:table-cell table:formula="of:=320*[.E19]-800" office:value-type="float" office:value="-48">
            <text:p>-48</text:p>
          </table:table-cell>
          <table:table-cell table:formula="of:=320*[.F19]" office:value-type="float" office:value="3.2">
            <text:p>3.2</text:p>
          </table:table-cell>
          <table:table-cell table:formula="of:=[.G19]*0.0001" office:value-type="float" office:value="-0.0048">
            <text:p>-0.0048</text:p>
          </table:table-cell>
          <table:table-cell table:formula="of:=[.H19]*0.0001" office:value-type="float" office:value="0.00032">
            <text:p>0.00032</text:p>
          </table:table-cell>
          <table:table-cell table:formula="of:=[.I19]/(4*PI()*0.0000001)" office:value-type="float" office:value="-3819.71863420549">
            <text:p>-3819.7186342055</text:p>
          </table:table-cell>
          <table:table-cell table:formula="of:=[.J19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-0.47">
            <text:p>-0.47</text:p>
          </table:table-cell>
          <table:table-cell office:value-type="float" office:value="0.01">
            <text:p>0.01</text:p>
          </table:table-cell>
          <table:table-cell office:value-type="float" office:value="2.3">
            <text:p>2.3</text:p>
          </table:table-cell>
          <table:table-cell office:value-type="float" office:value="0.01">
            <text:p>0.01</text:p>
          </table:table-cell>
          <table:table-cell table:formula="of:=320*[.E20]-800" office:value-type="float" office:value="-64">
            <text:p>-64</text:p>
          </table:table-cell>
          <table:table-cell table:formula="of:=320*[.F20]" office:value-type="float" office:value="3.2">
            <text:p>3.2</text:p>
          </table:table-cell>
          <table:table-cell table:formula="of:=[.G20]*0.0001" office:value-type="float" office:value="-0.0064">
            <text:p>-0.0064</text:p>
          </table:table-cell>
          <table:table-cell table:formula="of:=[.H20]*0.0001" office:value-type="float" office:value="0.00032">
            <text:p>0.00032</text:p>
          </table:table-cell>
          <table:table-cell table:formula="of:=[.I20]/(4*PI()*0.0000001)" office:value-type="float" office:value="-5092.95817894065">
            <text:p>-5092.9581789407</text:p>
          </table:table-cell>
          <table:table-cell table:formula="of:=[.J20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-0.59">
            <text:p>-0.59</text:p>
          </table:table-cell>
          <table:table-cell office:value-type="float" office:value="0.01">
            <text:p>0.01</text:p>
          </table:table-cell>
          <table:table-cell office:value-type="float" office:value="2.25">
            <text:p>2.25</text:p>
          </table:table-cell>
          <table:table-cell office:value-type="float" office:value="0.01">
            <text:p>0.01</text:p>
          </table:table-cell>
          <table:table-cell table:formula="of:=320*[.E21]-800" office:value-type="float" office:value="-80">
            <text:p>-80</text:p>
          </table:table-cell>
          <table:table-cell table:formula="of:=320*[.F21]" office:value-type="float" office:value="3.2">
            <text:p>3.2</text:p>
          </table:table-cell>
          <table:table-cell table:formula="of:=[.G21]*0.0001" office:value-type="float" office:value="-0.008">
            <text:p>-0.008</text:p>
          </table:table-cell>
          <table:table-cell table:formula="of:=[.H21]*0.0001" office:value-type="float" office:value="0.00032">
            <text:p>0.00032</text:p>
          </table:table-cell>
          <table:table-cell table:formula="of:=[.I21]/(4*PI()*0.0000001)" office:value-type="float" office:value="-6366.19772367581">
            <text:p>-6366.1977236758</text:p>
          </table:table-cell>
          <table:table-cell table:formula="of:=[.J21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-0.69">
            <text:p>-0.69</text:p>
          </table:table-cell>
          <table:table-cell office:value-type="float" office:value="0.01">
            <text:p>0.01</text:p>
          </table:table-cell>
          <table:table-cell office:value-type="float" office:value="2.21">
            <text:p>2.21</text:p>
          </table:table-cell>
          <table:table-cell office:value-type="float" office:value="0.01">
            <text:p>0.01</text:p>
          </table:table-cell>
          <table:table-cell table:formula="of:=320*[.E22]-800" office:value-type="float" office:value="-92.8">
            <text:p>-92.8</text:p>
          </table:table-cell>
          <table:table-cell table:formula="of:=320*[.F22]" office:value-type="float" office:value="3.2">
            <text:p>3.2</text:p>
          </table:table-cell>
          <table:table-cell table:formula="of:=[.G22]*0.0001" office:value-type="float" office:value="-0.00928">
            <text:p>-0.00928</text:p>
          </table:table-cell>
          <table:table-cell table:formula="of:=[.H22]*0.0001" office:value-type="float" office:value="0.00032">
            <text:p>0.00032</text:p>
          </table:table-cell>
          <table:table-cell table:formula="of:=[.I22]/(4*PI()*0.0000001)" office:value-type="float" office:value="-7384.78935946394">
            <text:p>-7384.7893594639</text:p>
          </table:table-cell>
          <table:table-cell table:formula="of:=[.J22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-0.81">
            <text:p>-0.81</text:p>
          </table:table-cell>
          <table:table-cell office:value-type="float" office:value="0.01">
            <text:p>0.01</text:p>
          </table:table-cell>
          <table:table-cell office:value-type="float" office:value="2.16">
            <text:p>2.16</text:p>
          </table:table-cell>
          <table:table-cell office:value-type="float" office:value="0.01">
            <text:p>0.01</text:p>
          </table:table-cell>
          <table:table-cell table:formula="of:=320*[.E23]-800" office:value-type="float" office:value="-108.8">
            <text:p>-108.8</text:p>
          </table:table-cell>
          <table:table-cell table:formula="of:=320*[.F23]" office:value-type="float" office:value="3.2">
            <text:p>3.2</text:p>
          </table:table-cell>
          <table:table-cell table:formula="of:=[.G23]*0.0001" office:value-type="float" office:value="-0.01088">
            <text:p>-0.01088</text:p>
          </table:table-cell>
          <table:table-cell table:formula="of:=[.H23]*0.0001" office:value-type="float" office:value="0.00032">
            <text:p>0.00032</text:p>
          </table:table-cell>
          <table:table-cell table:formula="of:=[.I23]/(4*PI()*0.0000001)" office:value-type="float" office:value="-8658.0289041991">
            <text:p>-8658.0289041991</text:p>
          </table:table-cell>
          <table:table-cell table:formula="of:=[.J23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-0.91">
            <text:p>-0.91</text:p>
          </table:table-cell>
          <table:table-cell office:value-type="float" office:value="0.01">
            <text:p>0.01</text:p>
          </table:table-cell>
          <table:table-cell office:value-type="float" office:value="2.12">
            <text:p>2.12</text:p>
          </table:table-cell>
          <table:table-cell office:value-type="float" office:value="0.01">
            <text:p>0.01</text:p>
          </table:table-cell>
          <table:table-cell table:formula="of:=320*[.E24]-800" office:value-type="float" office:value="-121.6">
            <text:p>-121.6</text:p>
          </table:table-cell>
          <table:table-cell table:formula="of:=320*[.F24]" office:value-type="float" office:value="3.2">
            <text:p>3.2</text:p>
          </table:table-cell>
          <table:table-cell table:formula="of:=[.G24]*0.0001" office:value-type="float" office:value="-0.01216">
            <text:p>-0.01216</text:p>
          </table:table-cell>
          <table:table-cell table:formula="of:=[.H24]*0.0001" office:value-type="float" office:value="0.00032">
            <text:p>0.00032</text:p>
          </table:table-cell>
          <table:table-cell table:formula="of:=[.I24]/(4*PI()*0.0000001)" office:value-type="float" office:value="-9676.62053998723">
            <text:p>-9676.6205399872</text:p>
          </table:table-cell>
          <table:table-cell table:formula="of:=[.J24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-1.02">
            <text:p>-1.02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1">
            <text:p>0.01</text:p>
          </table:table-cell>
          <table:table-cell table:formula="of:=320*[.E25]-800" office:value-type="float" office:value="-134.4">
            <text:p>-134.4</text:p>
          </table:table-cell>
          <table:table-cell table:formula="of:=320*[.F25]" office:value-type="float" office:value="3.2">
            <text:p>3.2</text:p>
          </table:table-cell>
          <table:table-cell table:formula="of:=[.G25]*0.0001" office:value-type="float" office:value="-0.01344">
            <text:p>-0.01344</text:p>
          </table:table-cell>
          <table:table-cell table:formula="of:=[.H25]*0.0001" office:value-type="float" office:value="0.00032">
            <text:p>0.00032</text:p>
          </table:table-cell>
          <table:table-cell table:formula="of:=[.I25]/(4*PI()*0.0000001)" office:value-type="float" office:value="-10695.2121757754">
            <text:p>-10695.2121757754</text:p>
          </table:table-cell>
          <table:table-cell table:formula="of:=[.J25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-1.1">
            <text:p>-1.1</text:p>
          </table:table-cell>
          <table:table-cell office:value-type="float" office:value="0.01">
            <text:p>0.01</text:p>
          </table:table-cell>
          <table:table-cell office:value-type="float" office:value="2.05">
            <text:p>2.05</text:p>
          </table:table-cell>
          <table:table-cell office:value-type="float" office:value="0.01">
            <text:p>0.01</text:p>
          </table:table-cell>
          <table:table-cell table:formula="of:=320*[.E26]-800" office:value-type="float" office:value="-144">
            <text:p>-144</text:p>
          </table:table-cell>
          <table:table-cell table:formula="of:=320*[.F26]" office:value-type="float" office:value="3.2">
            <text:p>3.2</text:p>
          </table:table-cell>
          <table:table-cell table:formula="of:=[.G26]*0.0001" office:value-type="float" office:value="-0.0144">
            <text:p>-0.0144</text:p>
          </table:table-cell>
          <table:table-cell table:formula="of:=[.H26]*0.0001" office:value-type="float" office:value="0.00032">
            <text:p>0.00032</text:p>
          </table:table-cell>
          <table:table-cell table:formula="of:=[.I26]/(4*PI()*0.0000001)" office:value-type="float" office:value="-11459.1559026165">
            <text:p>-11459.1559026165</text:p>
          </table:table-cell>
          <table:table-cell table:formula="of:=[.J26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-1.18">
            <text:p>-1.18</text:p>
          </table:table-cell>
          <table:table-cell office:value-type="float" office:value="0.01">
            <text:p>0.01</text:p>
          </table:table-cell>
          <table:table-cell office:value-type="float" office:value="2.02">
            <text:p>2.02</text:p>
          </table:table-cell>
          <table:table-cell office:value-type="float" office:value="0.01">
            <text:p>0.01</text:p>
          </table:table-cell>
          <table:table-cell table:formula="of:=320*[.E27]-800" office:value-type="float" office:value="-153.6">
            <text:p>-153.6</text:p>
          </table:table-cell>
          <table:table-cell table:formula="of:=320*[.F27]" office:value-type="float" office:value="3.2">
            <text:p>3.2</text:p>
          </table:table-cell>
          <table:table-cell table:formula="of:=[.G27]*0.0001" office:value-type="float" office:value="-0.01536">
            <text:p>-0.01536</text:p>
          </table:table-cell>
          <table:table-cell table:formula="of:=[.H27]*0.0001" office:value-type="float" office:value="0.00032">
            <text:p>0.00032</text:p>
          </table:table-cell>
          <table:table-cell table:formula="of:=[.I27]/(4*PI()*0.0000001)" office:value-type="float" office:value="-12223.0996294576">
            <text:p>-12223.0996294576</text:p>
          </table:table-cell>
          <table:table-cell table:formula="of:=[.J27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-1.27">
            <text:p>-1.27</text:p>
          </table:table-cell>
          <table:table-cell office:value-type="float" office:value="0.01">
            <text:p>0.01</text:p>
          </table:table-cell>
          <table:table-cell office:value-type="float" office:value="1.99">
            <text:p>1.99</text:p>
          </table:table-cell>
          <table:table-cell office:value-type="float" office:value="0.01">
            <text:p>0.01</text:p>
          </table:table-cell>
          <table:table-cell table:formula="of:=320*[.E28]-800" office:value-type="float" office:value="-163.2">
            <text:p>-163.2</text:p>
          </table:table-cell>
          <table:table-cell table:formula="of:=320*[.F28]" office:value-type="float" office:value="3.2">
            <text:p>3.2</text:p>
          </table:table-cell>
          <table:table-cell table:formula="of:=[.G28]*0.0001" office:value-type="float" office:value="-0.01632">
            <text:p>-0.01632</text:p>
          </table:table-cell>
          <table:table-cell table:formula="of:=[.H28]*0.0001" office:value-type="float" office:value="0.00032">
            <text:p>0.00032</text:p>
          </table:table-cell>
          <table:table-cell table:formula="of:=[.I28]/(4*PI()*0.0000001)" office:value-type="float" office:value="-12987.0433562987">
            <text:p>-12987.0433562987</text:p>
          </table:table-cell>
          <table:table-cell table:formula="of:=[.J28]/(4*PI()*0.0000001)" office:value-type="float" office:value="254.647908947033">
            <text:p>254.647908947</text:p>
          </table:table-cell>
        </table:table-row>
        <table:table-row table:style-name="ro1">
          <table:table-cell table:number-columns-repeated="12"/>
        </table:table-row>
        <table:table-row table:style-name="ro3">
          <table:table-cell table:number-columns-repeated="12"/>
        </table:table-row>
        <table:table-row table:style-name="ro2">
          <table:table-cell/>
          <table:table-cell office:value-type="string">
            <text:p>Ajuste 1</text:p>
          </table:table-cell>
          <table:table-cell/>
          <table:table-cell office:value-type="string">
            <text:p>y=a + b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rros em y</text:p>
          </table:table-cell>
          <table:table-cell/>
          <table:table-cell office:value-type="string">
            <text:p>a = -101.7650355752009 +- 50.938953666792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 = 10441.059459948734 +- 62.6337957901706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cov_ab = -61.19868105132296 ; corr_ab = -0.01918153287399863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hi2 = 7.639633397494114 ; n_points = 2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office:value-type="string">
            <text:p>Ajuste 2</text:p>
          </table:table-cell>
          <table:table-cell/>
          <table:table-cell office:value-type="string">
            <text:p>y=a + b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rros em x e y</text:p>
          </table:table-cell>
          <table:table-cell/>
          <table:table-cell office:value-type="string">
            <text:p>a = -101.76503557519932 +- 55.0545219891098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 = 10441.059459948738 +- 67.69423867925569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cov_ab = -71.48715522567863 ; corr_ab = -0.019181532873998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hi2 = 6.540132785621499 ; n_points = 25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6.5401327856215/23" office:value-type="float" office:value="0.284353599374848">
            <text:p>0.2843535994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lfa</text:p>
          </table:table-cell>
          <table:table-cell office:value-type="float" office:value="10441.0594599487">
            <text:p>10441.0594599487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igma alfa</text:p>
          </table:table-cell>
          <table:table-cell table:style-name="ce1" office:value-type="float" office:value="67.6942386792557">
            <text:p>67.694238679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eta</text:p>
          </table:table-cell>
          <table:table-cell office:value-type="float" office:value="-101.765035575199">
            <text:p>-101.765035575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igma beta</text:p>
          </table:table-cell>
          <table:table-cell office:value-type="float" office:value="55.0545219891099">
            <text:p>55.0545219891</text:p>
          </table:table-cell>
          <table:table-cell table:number-columns-repeated="9"/>
        </table:table-row>
        <table:table-row table:style-name="ro1" table:number-rows-repeated="19">
          <table:table-cell table:number-columns-repeated="12"/>
        </table:table-row>
        <table:table-row table:style-name="ro1" table:number-rows-repeated="25">
          <table:table-cell table:number-columns-repeated="6"/>
          <table:table-cell table:style-name="ce2"/>
          <table:table-cell table:number-columns-repeated="3"/>
          <table:table-cell table:style-name="ce2"/>
          <table:table-cell/>
        </table:table-row>
        <table:table-row table:style-name="ro1" table:number-rows-repeated="104848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1" table:number-columns-repeated="13" table:default-cell-style-name="Default"/>
        <table:table-column table:style-name="co1" table:default-cell-style-name="ce3"/>
        <table:table-column table:style-name="co5" table:default-cell-style-name="ce4"/>
        <table:table-column table:style-name="co1" table:default-cell-style-name="ce5"/>
        <table:table-row table:style-name="ro3">
          <table:table-cell table:number-columns-repeated="13"/>
          <table:table-cell table:style-name="Default" table:number-columns-repeated="3"/>
        </table:table-row>
        <table:table-row table:style-name="ro2">
          <table:table-cell/>
          <table:table-cell office:value-type="string">
            <text:p>Dados</text:p>
          </table:table-cell>
          <table:table-cell table:number-columns-repeated="11"/>
          <table:table-cell table:style-name="Default" table:number-columns-repeated="3"/>
        </table:table-row>
        <table:table-row table:style-name="ro3">
          <table:table-cell table:number-columns-repeated="13"/>
          <table:table-cell table:style-name="Default" table:number-columns-repeated="3"/>
        </table:table-row>
        <table:table-row table:style-name="ro2">
          <table:table-cell table:number-columns-repeated="2"/>
          <table:table-cell office:value-type="string">
            <text:p>I</text:p>
          </table:table-cell>
          <table:table-cell office:value-type="string">
            <text:p>dI</text:p>
          </table:table-cell>
          <table:table-cell office:value-type="string">
            <text:p>V</text:p>
          </table:table-cell>
          <table:table-cell office:value-type="string">
            <text:p>dV</text:p>
          </table:table-cell>
          <table:table-cell office:value-type="string">
            <text:p>B (G)</text:p>
          </table:table-cell>
          <table:table-cell office:value-type="string">
            <text:p>dB (G)</text:p>
          </table:table-cell>
          <table:table-cell office:value-type="string">
            <text:p>B (T)</text:p>
          </table:table-cell>
          <table:table-cell office:value-type="string">
            <text:p>dB (T)</text:p>
          </table:table-cell>
          <table:table-cell office:value-type="string">
            <text:p>H (T)</text:p>
          </table:table-cell>
          <table:table-cell office:value-type="string">
            <text:p>dH (T)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14">
            <text:p>2.14</text:p>
          </table:table-cell>
          <table:table-cell office:value-type="float" office:value="0.01">
            <text:p>0.01</text:p>
          </table:table-cell>
          <table:table-cell table:formula="of:=[.E5]*320-800" office:value-type="float" office:value="-115.2">
            <text:p>-115.2</text:p>
          </table:table-cell>
          <table:table-cell table:formula="of:=[.F5]*320" office:value-type="float" office:value="3.2">
            <text:p>3.2</text:p>
          </table:table-cell>
          <table:table-cell table:formula="of:=[.G5]*0.0001" office:value-type="float" office:value="-0.01152">
            <text:p>-0.01152</text:p>
          </table:table-cell>
          <table:table-cell table:formula="of:=[.H5]*0.0001" office:value-type="float" office:value="0.00032">
            <text:p>0.00032</text:p>
          </table:table-cell>
          <table:table-cell table:formula="of:=[.C5]*[Sheet1.$C$44]+[Sheet1.$C$46]" office:value-type="float" office:value="-101.765035575199">
            <text:p>-101.7650355752</text:p>
          </table:table-cell>
          <table:table-cell table:formula="of:=SQRT(([.C5]*[Sheet1.$C$45])^2+([Sheet1.$C$44]*[.D5])^2+([Sheet1.$C$47])^2)" office:value-type="float" office:value="118.036319224499">
            <text:p>118.0363192245</text:p>
          </table:table-cell>
          <table:table-cell/>
          <table:table-cell office:value-type="float" office:value="-0.01152">
            <text:p>-0.0115200</text:p>
          </table:table-cell>
          <table:table-cell office:value-type="float" office:value="-101.765035575199">
            <text:p>-101.7650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2.49">
            <text:p>2.49</text:p>
          </table:table-cell>
          <table:table-cell office:value-type="float" office:value="0.01">
            <text:p>0.01</text:p>
          </table:table-cell>
          <table:table-cell table:formula="of:=[.E6]*320-800" office:value-type="float" office:value="-3.19999999999993">
            <text:p>-3.2</text:p>
          </table:table-cell>
          <table:table-cell table:formula="of:=[.F6]*320" office:value-type="float" office:value="3.2">
            <text:p>3.2</text:p>
          </table:table-cell>
          <table:table-cell table:formula="of:=[.G6]*0.0001" office:value-type="float" office:value="-0.000319999999999993">
            <text:p>-0.00032</text:p>
          </table:table-cell>
          <table:table-cell table:formula="of:=[.H6]*0.0001" office:value-type="float" office:value="0.00032">
            <text:p>0.00032</text:p>
          </table:table-cell>
          <table:table-cell table:formula="of:=[.C6]*[Sheet1.$C$44]+[Sheet1.$C$46]" office:value-type="float" office:value="942.340910419671">
            <text:p>942.3409104197</text:p>
          </table:table-cell>
          <table:table-cell table:formula="of:=SQRT(([.C6]*[Sheet1.$C$45])^2+([Sheet1.$C$44]*[.D6])^2+([Sheet1.$C$47])^2)" office:value-type="float" office:value="118.230274276817">
            <text:p>118.2302742768</text:p>
          </table:table-cell>
          <table:table-cell/>
          <table:table-cell office:value-type="float" office:value="-0.000319999999999993">
            <text:p>-0.0003200</text:p>
          </table:table-cell>
          <table:table-cell office:value-type="float" office:value="942.340910419674">
            <text:p>942.34091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01">
            <text:p>0.01</text:p>
          </table:table-cell>
          <table:table-cell table:formula="of:=[.E7]*320-800" office:value-type="float" office:value="144">
            <text:p>144</text:p>
          </table:table-cell>
          <table:table-cell table:formula="of:=[.F7]*320" office:value-type="float" office:value="3.2">
            <text:p>3.2</text:p>
          </table:table-cell>
          <table:table-cell table:formula="of:=[.G7]*0.0001" office:value-type="float" office:value="0.0144">
            <text:p>0.0144</text:p>
          </table:table-cell>
          <table:table-cell table:formula="of:=[.H7]*0.0001" office:value-type="float" office:value="0.00032">
            <text:p>0.00032</text:p>
          </table:table-cell>
          <table:table-cell table:formula="of:=[.C7]*[Sheet1.$C$44]+[Sheet1.$C$46]" office:value-type="float" office:value="1986.44685641454">
            <text:p>1986.4468564145</text:p>
          </table:table-cell>
          <table:table-cell table:formula="of:=SQRT(([.C7]*[Sheet1.$C$45])^2+([Sheet1.$C$44]*[.D7])^2+([Sheet1.$C$47])^2)" office:value-type="float" office:value="118.810239685317">
            <text:p>118.8102396853</text:p>
          </table:table-cell>
          <table:table-cell/>
          <table:table-cell office:value-type="float" office:value="0.0144">
            <text:p>0.0144000</text:p>
          </table:table-cell>
          <table:table-cell office:value-type="float" office:value="1986.44685641455">
            <text:p>1986.4468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3.38">
            <text:p>3.38</text:p>
          </table:table-cell>
          <table:table-cell office:value-type="float" office:value="0.01">
            <text:p>0.01</text:p>
          </table:table-cell>
          <table:table-cell table:formula="of:=[.E8]*320-800" office:value-type="float" office:value="281.6">
            <text:p>281.6</text:p>
          </table:table-cell>
          <table:table-cell table:formula="of:=[.F8]*320" office:value-type="float" office:value="3.2">
            <text:p>3.2</text:p>
          </table:table-cell>
          <table:table-cell table:formula="of:=[.G8]*0.0001" office:value-type="float" office:value="0.02816">
            <text:p>0.02816</text:p>
          </table:table-cell>
          <table:table-cell table:formula="of:=[.H8]*0.0001" office:value-type="float" office:value="0.00032">
            <text:p>0.00032</text:p>
          </table:table-cell>
          <table:table-cell table:formula="of:=[.C8]*[Sheet1.$C$44]+[Sheet1.$C$46]" office:value-type="float" office:value="3134.9633970089">
            <text:p>3134.9633970089</text:p>
          </table:table-cell>
          <table:table-cell table:formula="of:=SQRT(([.C8]*[Sheet1.$C$45])^2+([Sheet1.$C$44]*[.D8])^2+([Sheet1.$C$47])^2)" office:value-type="float" office:value="119.887246453898">
            <text:p>119.8872464539</text:p>
          </table:table-cell>
          <table:table-cell/>
          <table:table-cell office:value-type="float" office:value="0.02816">
            <text:p>0.0281600</text:p>
          </table:table-cell>
          <table:table-cell office:value-type="float" office:value="3134.96339700891">
            <text:p>3134.96340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1">
            <text:p>0.41</text:p>
          </table:table-cell>
          <table:table-cell office:value-type="float" office:value="0.01">
            <text:p>0.01</text:p>
          </table:table-cell>
          <table:table-cell office:value-type="float" office:value="3.65">
            <text:p>3.65</text:p>
          </table:table-cell>
          <table:table-cell office:value-type="float" office:value="0.01">
            <text:p>0.01</text:p>
          </table:table-cell>
          <table:table-cell table:formula="of:=[.E9]*320-800" office:value-type="float" office:value="368">
            <text:p>368</text:p>
          </table:table-cell>
          <table:table-cell table:formula="of:=[.F9]*320" office:value-type="float" office:value="3.2">
            <text:p>3.2</text:p>
          </table:table-cell>
          <table:table-cell table:formula="of:=[.G9]*0.0001" office:value-type="float" office:value="0.0368">
            <text:p>0.0368</text:p>
          </table:table-cell>
          <table:table-cell table:formula="of:=[.H9]*0.0001" office:value-type="float" office:value="0.00032">
            <text:p>0.00032</text:p>
          </table:table-cell>
          <table:table-cell table:formula="of:=[.C9]*[Sheet1.$C$44]+[Sheet1.$C$46]" office:value-type="float" office:value="4179.06934300377">
            <text:p>4179.0693430038</text:p>
          </table:table-cell>
          <table:table-cell table:formula="of:=SQRT(([.C9]*[Sheet1.$C$45])^2+([Sheet1.$C$44]*[.D9])^2+([Sheet1.$C$47])^2)" office:value-type="float" office:value="121.255484736667">
            <text:p>121.2554847367</text:p>
          </table:table-cell>
          <table:table-cell/>
          <table:table-cell office:value-type="float" office:value="0.0368">
            <text:p>0.0368000</text:p>
          </table:table-cell>
          <table:table-cell office:value-type="float" office:value="4179.06934300378">
            <text:p>4179.0693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.01">
            <text:p>0.01</text:p>
          </table:table-cell>
          <table:table-cell office:value-type="float" office:value="3.82">
            <text:p>3.82</text:p>
          </table:table-cell>
          <table:table-cell office:value-type="float" office:value="0.01">
            <text:p>0.01</text:p>
          </table:table-cell>
          <table:table-cell table:formula="of:=[.E10]*320-800" office:value-type="float" office:value="422.4">
            <text:p>422.4</text:p>
          </table:table-cell>
          <table:table-cell table:formula="of:=[.F10]*320" office:value-type="float" office:value="3.2">
            <text:p>3.2</text:p>
          </table:table-cell>
          <table:table-cell table:formula="of:=[.G10]*0.0001" office:value-type="float" office:value="0.04224">
            <text:p>0.04224</text:p>
          </table:table-cell>
          <table:table-cell table:formula="of:=[.H10]*0.0001" office:value-type="float" office:value="0.00032">
            <text:p>0.00032</text:p>
          </table:table-cell>
          <table:table-cell table:formula="of:=[.C10]*[Sheet1.$C$44]+[Sheet1.$C$46]" office:value-type="float" office:value="5118.76469439915">
            <text:p>5118.7646943992</text:p>
          </table:table-cell>
          <table:table-cell table:formula="of:=SQRT(([.C10]*[Sheet1.$C$45])^2+([Sheet1.$C$44]*[.D10])^2+([Sheet1.$C$47])^2)" office:value-type="float" office:value="122.793322878969">
            <text:p>122.793322879</text:p>
          </table:table-cell>
          <table:table-cell/>
          <table:table-cell office:value-type="float" office:value="0.04224">
            <text:p>0.0422400</text:p>
          </table:table-cell>
          <table:table-cell office:value-type="float" office:value="5118.76469439917">
            <text:p>5118.76469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61">
            <text:p>0.61</text:p>
          </table:table-cell>
          <table:table-cell office:value-type="float" office:value="0.01">
            <text:p>0.01</text:p>
          </table:table-cell>
          <table:table-cell office:value-type="float" office:value="3.99">
            <text:p>3.99</text:p>
          </table:table-cell>
          <table:table-cell office:value-type="float" office:value="0.01">
            <text:p>0.01</text:p>
          </table:table-cell>
          <table:table-cell table:formula="of:=[.E11]*320-800" office:value-type="float" office:value="476.8">
            <text:p>476.8</text:p>
          </table:table-cell>
          <table:table-cell table:formula="of:=[.F11]*320" office:value-type="float" office:value="3.2">
            <text:p>3.2</text:p>
          </table:table-cell>
          <table:table-cell table:formula="of:=[.G11]*0.0001" office:value-type="float" office:value="0.04768">
            <text:p>0.04768</text:p>
          </table:table-cell>
          <table:table-cell table:formula="of:=[.H11]*0.0001" office:value-type="float" office:value="0.00032">
            <text:p>0.00032</text:p>
          </table:table-cell>
          <table:table-cell table:formula="of:=[.C11]*[Sheet1.$C$44]+[Sheet1.$C$46]" office:value-type="float" office:value="6267.28123499351">
            <text:p>6267.2812349935</text:p>
          </table:table-cell>
          <table:table-cell table:formula="of:=SQRT(([.C11]*[Sheet1.$C$45])^2+([Sheet1.$C$44]*[.D11])^2+([Sheet1.$C$47])^2)" office:value-type="float" office:value="125.050888076008">
            <text:p>125.050888076</text:p>
          </table:table-cell>
          <table:table-cell/>
          <table:table-cell office:value-type="float" office:value="0.04768">
            <text:p>0.0476800</text:p>
          </table:table-cell>
          <table:table-cell office:value-type="float" office:value="6267.28123499353">
            <text:p>6267.28123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71">
            <text:p>0.71</text:p>
          </table:table-cell>
          <table:table-cell office:value-type="float" office:value="0.01">
            <text:p>0.01</text:p>
          </table:table-cell>
          <table:table-cell office:value-type="float" office:value="4.12">
            <text:p>4.12</text:p>
          </table:table-cell>
          <table:table-cell office:value-type="float" office:value="0.01">
            <text:p>0.01</text:p>
          </table:table-cell>
          <table:table-cell table:formula="of:=[.E12]*320-800" office:value-type="float" office:value="518.4">
            <text:p>518.4</text:p>
          </table:table-cell>
          <table:table-cell table:formula="of:=[.F12]*320" office:value-type="float" office:value="3.2">
            <text:p>3.2</text:p>
          </table:table-cell>
          <table:table-cell table:formula="of:=[.G12]*0.0001" office:value-type="float" office:value="0.05184">
            <text:p>0.05184</text:p>
          </table:table-cell>
          <table:table-cell table:formula="of:=[.H12]*0.0001" office:value-type="float" office:value="0.00032">
            <text:p>0.00032</text:p>
          </table:table-cell>
          <table:table-cell table:formula="of:=[.C12]*[Sheet1.$C$44]+[Sheet1.$C$46]" office:value-type="float" office:value="7311.38718098838">
            <text:p>7311.3871809884</text:p>
          </table:table-cell>
          <table:table-cell table:formula="of:=SQRT(([.C12]*[Sheet1.$C$45])^2+([Sheet1.$C$44]*[.D12])^2+([Sheet1.$C$47])^2)" office:value-type="float" office:value="127.446521812274">
            <text:p>127.4465218123</text:p>
          </table:table-cell>
          <table:table-cell/>
          <table:table-cell office:value-type="float" office:value="0.05184">
            <text:p>0.0518400</text:p>
          </table:table-cell>
          <table:table-cell office:value-type="float" office:value="7311.3871809884">
            <text:p>7311.38718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82">
            <text:p>0.82</text:p>
          </table:table-cell>
          <table:table-cell office:value-type="float" office:value="0.01">
            <text:p>0.01</text:p>
          </table:table-cell>
          <table:table-cell office:value-type="float" office:value="4.24">
            <text:p>4.24</text:p>
          </table:table-cell>
          <table:table-cell office:value-type="float" office:value="0.01">
            <text:p>0.01</text:p>
          </table:table-cell>
          <table:table-cell table:formula="of:=[.E13]*320-800" office:value-type="float" office:value="556.8">
            <text:p>556.8</text:p>
          </table:table-cell>
          <table:table-cell table:formula="of:=[.F13]*320" office:value-type="float" office:value="3.2">
            <text:p>3.2</text:p>
          </table:table-cell>
          <table:table-cell table:formula="of:=[.G13]*0.0001" office:value-type="float" office:value="0.05568">
            <text:p>0.05568</text:p>
          </table:table-cell>
          <table:table-cell table:formula="of:=[.H13]*0.0001" office:value-type="float" office:value="0.00032">
            <text:p>0.00032</text:p>
          </table:table-cell>
          <table:table-cell table:formula="of:=[.C13]*[Sheet1.$C$44]+[Sheet1.$C$46]" office:value-type="float" office:value="8459.90372158274">
            <text:p>8459.9037215827</text:p>
          </table:table-cell>
          <table:table-cell table:formula="of:=SQRT(([.C13]*[Sheet1.$C$45])^2+([Sheet1.$C$44]*[.D13])^2+([Sheet1.$C$47])^2)" office:value-type="float" office:value="130.437158611695">
            <text:p>130.4371586117</text:p>
          </table:table-cell>
          <table:table-cell/>
          <table:table-cell office:value-type="float" office:value="0.05568">
            <text:p>0.0556800</text:p>
          </table:table-cell>
          <table:table-cell office:value-type="float" office:value="8459.90372158277">
            <text:p>8459.90372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91">
            <text:p>0.91</text:p>
          </table:table-cell>
          <table:table-cell office:value-type="float" office:value="0.01">
            <text:p>0.01</text:p>
          </table:table-cell>
          <table:table-cell office:value-type="float" office:value="4.33">
            <text:p>4.33</text:p>
          </table:table-cell>
          <table:table-cell office:value-type="float" office:value="0.01">
            <text:p>0.01</text:p>
          </table:table-cell>
          <table:table-cell table:formula="of:=[.E14]*320-800" office:value-type="float" office:value="585.6">
            <text:p>585.6</text:p>
          </table:table-cell>
          <table:table-cell table:formula="of:=[.F14]*320" office:value-type="float" office:value="3.2">
            <text:p>3.2</text:p>
          </table:table-cell>
          <table:table-cell table:formula="of:=[.G14]*0.0001" office:value-type="float" office:value="0.05856">
            <text:p>0.05856</text:p>
          </table:table-cell>
          <table:table-cell table:formula="of:=[.H14]*0.0001" office:value-type="float" office:value="0.00032">
            <text:p>0.00032</text:p>
          </table:table-cell>
          <table:table-cell table:formula="of:=[.C14]*[Sheet1.$C$44]+[Sheet1.$C$46]" office:value-type="float" office:value="9399.59907297812">
            <text:p>9399.5990729781</text:p>
          </table:table-cell>
          <table:table-cell table:formula="of:=SQRT(([.C14]*[Sheet1.$C$45])^2+([Sheet1.$C$44]*[.D14])^2+([Sheet1.$C$47])^2)" office:value-type="float" office:value="133.144091667502">
            <text:p>133.1440916675</text:p>
          </table:table-cell>
          <table:table-cell/>
          <table:table-cell office:value-type="float" office:value="0.05856">
            <text:p>0.0585600</text:p>
          </table:table-cell>
          <table:table-cell office:value-type="float" office:value="9399.59907297815">
            <text:p>9399.59907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.02">
            <text:p>1.02</text:p>
          </table:table-cell>
          <table:table-cell office:value-type="float" office:value="0.01">
            <text:p>0.01</text:p>
          </table:table-cell>
          <table:table-cell office:value-type="float" office:value="4.43">
            <text:p>4.43</text:p>
          </table:table-cell>
          <table:table-cell office:value-type="float" office:value="0.01">
            <text:p>0.01</text:p>
          </table:table-cell>
          <table:table-cell table:formula="of:=[.E15]*320-800" office:value-type="float" office:value="617.6">
            <text:p>617.6</text:p>
          </table:table-cell>
          <table:table-cell table:formula="of:=[.F15]*320" office:value-type="float" office:value="3.2">
            <text:p>3.2</text:p>
          </table:table-cell>
          <table:table-cell table:formula="of:=[.G15]*0.0001" office:value-type="float" office:value="0.06176">
            <text:p>0.06176</text:p>
          </table:table-cell>
          <table:table-cell table:formula="of:=[.H15]*0.0001" office:value-type="float" office:value="0.00032">
            <text:p>0.00032</text:p>
          </table:table-cell>
          <table:table-cell table:formula="of:=[.C15]*[Sheet1.$C$44]+[Sheet1.$C$46]" office:value-type="float" office:value="10548.1156135725">
            <text:p>10548.1156135725</text:p>
          </table:table-cell>
          <table:table-cell table:formula="of:=SQRT(([.C15]*[Sheet1.$C$45])^2+([Sheet1.$C$44]*[.D15])^2+([Sheet1.$C$47])^2)" office:value-type="float" office:value="136.748733114521">
            <text:p>136.7487331145</text:p>
          </table:table-cell>
          <table:table-cell/>
          <table:table-cell office:value-type="float" office:value="0.06176">
            <text:p>0.0617600</text:p>
          </table:table-cell>
          <table:table-cell office:value-type="float" office:value="10548.1156135725">
            <text:p>10548.11561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.13">
            <text:p>1.13</text:p>
          </table:table-cell>
          <table:table-cell office:value-type="float" office:value="0.01">
            <text:p>0.01</text:p>
          </table:table-cell>
          <table:table-cell office:value-type="float" office:value="4.51">
            <text:p>4.51</text:p>
          </table:table-cell>
          <table:table-cell office:value-type="float" office:value="0.01">
            <text:p>0.01</text:p>
          </table:table-cell>
          <table:table-cell table:formula="of:=[.E16]*320-800" office:value-type="float" office:value="643.2">
            <text:p>643.2</text:p>
          </table:table-cell>
          <table:table-cell table:formula="of:=[.F16]*320" office:value-type="float" office:value="3.2">
            <text:p>3.2</text:p>
          </table:table-cell>
          <table:table-cell table:formula="of:=[.G16]*0.0001" office:value-type="float" office:value="0.06432">
            <text:p>0.06432</text:p>
          </table:table-cell>
          <table:table-cell table:formula="of:=[.H16]*0.0001" office:value-type="float" office:value="0.00032">
            <text:p>0.00032</text:p>
          </table:table-cell>
          <table:table-cell table:formula="of:=[.C16]*[Sheet1.$C$44]+[Sheet1.$C$46]" office:value-type="float" office:value="11696.6321541668">
            <text:p>11696.6321541668</text:p>
          </table:table-cell>
          <table:table-cell table:formula="of:=SQRT(([.C16]*[Sheet1.$C$45])^2+([Sheet1.$C$44]*[.D16])^2+([Sheet1.$C$47])^2)" office:value-type="float" office:value="140.655535304117">
            <text:p>140.6555353041</text:p>
          </table:table-cell>
          <table:table-cell/>
          <table:table-cell office:value-type="float" office:value="0.06432">
            <text:p>0.0643200</text:p>
          </table:table-cell>
          <table:table-cell office:value-type="float" office:value="11696.6321541669">
            <text:p>11696.63215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.23">
            <text:p>1.23</text:p>
          </table:table-cell>
          <table:table-cell office:value-type="float" office:value="0.01">
            <text:p>0.01</text:p>
          </table:table-cell>
          <table:table-cell office:value-type="float" office:value="4.57">
            <text:p>4.57</text:p>
          </table:table-cell>
          <table:table-cell office:value-type="float" office:value="0.01">
            <text:p>0.01</text:p>
          </table:table-cell>
          <table:table-cell table:formula="of:=[.E17]*320-800" office:value-type="float" office:value="662.4">
            <text:p>662.4</text:p>
          </table:table-cell>
          <table:table-cell table:formula="of:=[.F17]*320" office:value-type="float" office:value="3.2">
            <text:p>3.2</text:p>
          </table:table-cell>
          <table:table-cell table:formula="of:=[.G17]*0.0001" office:value-type="float" office:value="0.06624">
            <text:p>0.06624</text:p>
          </table:table-cell>
          <table:table-cell table:formula="of:=[.H17]*0.0001" office:value-type="float" office:value="0.00032">
            <text:p>0.00032</text:p>
          </table:table-cell>
          <table:table-cell table:formula="of:=[.C17]*[Sheet1.$C$44]+[Sheet1.$C$46]" office:value-type="float" office:value="12740.7381001617">
            <text:p>12740.7381001617</text:p>
          </table:table-cell>
          <table:table-cell table:formula="of:=SQRT(([.C17]*[Sheet1.$C$45])^2+([Sheet1.$C$44]*[.D17])^2+([Sheet1.$C$47])^2)" office:value-type="float" office:value="144.448786633788">
            <text:p>144.4487866338</text:p>
          </table:table-cell>
          <table:table-cell/>
          <table:table-cell office:value-type="float" office:value="0.06624">
            <text:p>0.0662400</text:p>
          </table:table-cell>
          <table:table-cell office:value-type="float" office:value="12740.7381001617">
            <text:p>12740.73810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.29">
            <text:p>1.29</text:p>
          </table:table-cell>
          <table:table-cell office:value-type="float" office:value="0.01">
            <text:p>0.01</text:p>
          </table:table-cell>
          <table:table-cell office:value-type="float" office:value="4.6">
            <text:p>4.6</text:p>
          </table:table-cell>
          <table:table-cell office:value-type="float" office:value="0.01">
            <text:p>0.01</text:p>
          </table:table-cell>
          <table:table-cell table:formula="of:=[.E18]*320-800" office:value-type="float" office:value="672">
            <text:p>672</text:p>
          </table:table-cell>
          <table:table-cell table:formula="of:=[.F18]*320" office:value-type="float" office:value="3.2">
            <text:p>3.2</text:p>
          </table:table-cell>
          <table:table-cell table:formula="of:=[.G18]*0.0001" office:value-type="float" office:value="0.0672">
            <text:p>0.0672</text:p>
          </table:table-cell>
          <table:table-cell table:formula="of:=[.H18]*0.0001" office:value-type="float" office:value="0.00032">
            <text:p>0.00032</text:p>
          </table:table-cell>
          <table:table-cell table:formula="of:=[.C18]*[Sheet1.$C$44]+[Sheet1.$C$46]" office:value-type="float" office:value="13367.2016677586">
            <text:p>13367.2016677586</text:p>
          </table:table-cell>
          <table:table-cell table:formula="of:=SQRT(([.C18]*[Sheet1.$C$45])^2+([Sheet1.$C$44]*[.D18])^2+([Sheet1.$C$47])^2)" office:value-type="float" office:value="146.82754327601">
            <text:p>146.827543276</text:p>
          </table:table-cell>
          <table:table-cell/>
          <table:table-cell office:value-type="float" office:value="0.0672">
            <text:p>0.0672000</text:p>
          </table:table-cell>
          <table:table-cell office:value-type="float" office:value="13367.2016677587">
            <text:p>13367.20167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.16">
            <text:p>1.16</text:p>
          </table:table-cell>
          <table:table-cell office:value-type="float" office:value="0.01">
            <text:p>0.01</text:p>
          </table:table-cell>
          <table:table-cell office:value-type="float" office:value="4.49">
            <text:p>4.49</text:p>
          </table:table-cell>
          <table:table-cell office:value-type="float" office:value="0.01">
            <text:p>0.01</text:p>
          </table:table-cell>
          <table:table-cell table:formula="of:=[.E19]*320-800" office:value-type="float" office:value="636.8">
            <text:p>636.8</text:p>
          </table:table-cell>
          <table:table-cell table:formula="of:=[.F19]*320" office:value-type="float" office:value="3.2">
            <text:p>3.2</text:p>
          </table:table-cell>
          <table:table-cell table:formula="of:=[.G19]*0.0001" office:value-type="float" office:value="0.06368">
            <text:p>0.06368</text:p>
          </table:table-cell>
          <table:table-cell table:formula="of:=[.H19]*0.0001" office:value-type="float" office:value="0.00032">
            <text:p>0.00032</text:p>
          </table:table-cell>
          <table:table-cell table:formula="of:=[.C19]*[Sheet1.$C$44]+[Sheet1.$C$46]" office:value-type="float" office:value="12009.8639379653">
            <text:p>12009.8639379653</text:p>
          </table:table-cell>
          <table:table-cell table:formula="of:=SQRT(([.C19]*[Sheet1.$C$45])^2+([Sheet1.$C$44]*[.D19])^2+([Sheet1.$C$47])^2)" office:value-type="float" office:value="141.770229756736">
            <text:p>141.7702297567</text:p>
          </table:table-cell>
          <table:table-cell/>
          <table:table-cell office:value-type="float" office:value="0.06368">
            <text:p>0.0636800</text:p>
          </table:table-cell>
          <table:table-cell office:value-type="float" office:value="12009.8639379653">
            <text:p>12009.86394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04">
            <text:p>1.04</text:p>
          </table:table-cell>
          <table:table-cell office:value-type="float" office:value="0.01">
            <text:p>0.01</text:p>
          </table:table-cell>
          <table:table-cell office:value-type="float" office:value="4.4">
            <text:p>4.4</text:p>
          </table:table-cell>
          <table:table-cell office:value-type="float" office:value="0.01">
            <text:p>0.01</text:p>
          </table:table-cell>
          <table:table-cell table:formula="of:=[.E20]*320-800" office:value-type="float" office:value="608">
            <text:p>608</text:p>
          </table:table-cell>
          <table:table-cell table:formula="of:=[.F20]*320" office:value-type="float" office:value="3.2">
            <text:p>3.2</text:p>
          </table:table-cell>
          <table:table-cell table:formula="of:=[.G20]*0.0001" office:value-type="float" office:value="0.0608">
            <text:p>0.0608</text:p>
          </table:table-cell>
          <table:table-cell table:formula="of:=[.H20]*0.0001" office:value-type="float" office:value="0.00032">
            <text:p>0.00032</text:p>
          </table:table-cell>
          <table:table-cell table:formula="of:=[.C20]*[Sheet1.$C$44]+[Sheet1.$C$46]" office:value-type="float" office:value="10756.9368027714">
            <text:p>10756.9368027714</text:p>
          </table:table-cell>
          <table:table-cell table:formula="of:=SQRT(([.C20]*[Sheet1.$C$45])^2+([Sheet1.$C$44]*[.D20])^2+([Sheet1.$C$47])^2)" office:value-type="float" office:value="137.437314505128">
            <text:p>137.4373145051</text:p>
          </table:table-cell>
          <table:table-cell/>
          <table:table-cell office:value-type="float" office:value="0.0608">
            <text:p>0.0608000</text:p>
          </table:table-cell>
          <table:table-cell office:value-type="float" office:value="10756.9368027715">
            <text:p>10756.93680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0.79">
            <text:p>0.79</text:p>
          </table:table-cell>
          <table:table-cell office:value-type="float" office:value="0.01">
            <text:p>0.01</text:p>
          </table:table-cell>
          <table:table-cell office:value-type="float" office:value="4.16">
            <text:p>4.16</text:p>
          </table:table-cell>
          <table:table-cell office:value-type="float" office:value="0.01">
            <text:p>0.01</text:p>
          </table:table-cell>
          <table:table-cell table:formula="of:=[.E21]*320-800" office:value-type="float" office:value="531.2">
            <text:p>531.2</text:p>
          </table:table-cell>
          <table:table-cell table:formula="of:=[.F21]*320" office:value-type="float" office:value="3.2">
            <text:p>3.2</text:p>
          </table:table-cell>
          <table:table-cell table:formula="of:=[.G21]*0.0001" office:value-type="float" office:value="0.05312">
            <text:p>0.05312</text:p>
          </table:table-cell>
          <table:table-cell table:formula="of:=[.H21]*0.0001" office:value-type="float" office:value="0.00032">
            <text:p>0.00032</text:p>
          </table:table-cell>
          <table:table-cell table:formula="of:=[.C21]*[Sheet1.$C$44]+[Sheet1.$C$46]" office:value-type="float" office:value="8146.67193778427">
            <text:p>8146.6719377843</text:p>
          </table:table-cell>
          <table:table-cell table:formula="of:=SQRT(([.C21]*[Sheet1.$C$45])^2+([Sheet1.$C$44]*[.D21])^2+([Sheet1.$C$47])^2)" office:value-type="float" office:value="129.585944901791">
            <text:p>129.5859449018</text:p>
          </table:table-cell>
          <table:table-cell/>
          <table:table-cell office:value-type="float" office:value="0.05312">
            <text:p>0.0531200</text:p>
          </table:table-cell>
          <table:table-cell office:value-type="float" office:value="8146.6719377843">
            <text:p>8146.67194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68">
            <text:p>0.68</text:p>
          </table:table-cell>
          <table:table-cell office:value-type="float" office:value="0.01">
            <text:p>0.01</text:p>
          </table:table-cell>
          <table:table-cell office:value-type="float" office:value="4.04">
            <text:p>4.04</text:p>
          </table:table-cell>
          <table:table-cell office:value-type="float" office:value="0.01">
            <text:p>0.01</text:p>
          </table:table-cell>
          <table:table-cell table:formula="of:=[.E22]*320-800" office:value-type="float" office:value="492.8">
            <text:p>492.8</text:p>
          </table:table-cell>
          <table:table-cell table:formula="of:=[.F22]*320" office:value-type="float" office:value="3.2">
            <text:p>3.2</text:p>
          </table:table-cell>
          <table:table-cell table:formula="of:=[.G22]*0.0001" office:value-type="float" office:value="0.04928">
            <text:p>0.04928</text:p>
          </table:table-cell>
          <table:table-cell table:formula="of:=[.H22]*0.0001" office:value-type="float" office:value="0.00032">
            <text:p>0.00032</text:p>
          </table:table-cell>
          <table:table-cell table:formula="of:=[.C22]*[Sheet1.$C$44]+[Sheet1.$C$46]" office:value-type="float" office:value="6998.15539718992">
            <text:p>6998.1553971899</text:p>
          </table:table-cell>
          <table:table-cell table:formula="of:=SQRT(([.C22]*[Sheet1.$C$45])^2+([Sheet1.$C$44]*[.D22])^2+([Sheet1.$C$47])^2)" office:value-type="float" office:value="126.694614159861">
            <text:p>126.6946141599</text:p>
          </table:table-cell>
          <table:table-cell/>
          <table:table-cell office:value-type="float" office:value="0.04928">
            <text:p>0.0492800</text:p>
          </table:table-cell>
          <table:table-cell office:value-type="float" office:value="6998.15539718994">
            <text:p>6998.15540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57">
            <text:p>0.57</text:p>
          </table:table-cell>
          <table:table-cell office:value-type="float" office:value="0.01">
            <text:p>0.01</text:p>
          </table:table-cell>
          <table:table-cell office:value-type="float" office:value="3.92">
            <text:p>3.92</text:p>
          </table:table-cell>
          <table:table-cell office:value-type="float" office:value="0.01">
            <text:p>0.01</text:p>
          </table:table-cell>
          <table:table-cell table:formula="of:=[.E23]*320-800" office:value-type="float" office:value="454.4">
            <text:p>454.4</text:p>
          </table:table-cell>
          <table:table-cell table:formula="of:=[.F23]*320" office:value-type="float" office:value="3.2">
            <text:p>3.2</text:p>
          </table:table-cell>
          <table:table-cell table:formula="of:=[.G23]*0.0001" office:value-type="float" office:value="0.04544">
            <text:p>0.04544</text:p>
          </table:table-cell>
          <table:table-cell table:formula="of:=[.H23]*0.0001" office:value-type="float" office:value="0.00032">
            <text:p>0.00032</text:p>
          </table:table-cell>
          <table:table-cell table:formula="of:=[.C23]*[Sheet1.$C$44]+[Sheet1.$C$46]" office:value-type="float" office:value="5849.63885659556">
            <text:p>5849.6388565956</text:p>
          </table:table-cell>
          <table:table-cell table:formula="of:=SQRT(([.C23]*[Sheet1.$C$45])^2+([Sheet1.$C$44]*[.D23])^2+([Sheet1.$C$47])^2)" office:value-type="float" office:value="124.18305093265">
            <text:p>124.1830509327</text:p>
          </table:table-cell>
          <table:table-cell/>
          <table:table-cell office:value-type="float" office:value="0.04544">
            <text:p>0.0454400</text:p>
          </table:table-cell>
          <table:table-cell office:value-type="float" office:value="5849.63885659558">
            <text:p>5849.63886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45">
            <text:p>0.45</text:p>
          </table:table-cell>
          <table:table-cell office:value-type="float" office:value="0.01">
            <text:p>0.01</text:p>
          </table:table-cell>
          <table:table-cell office:value-type="float" office:value="3.78">
            <text:p>3.78</text:p>
          </table:table-cell>
          <table:table-cell office:value-type="float" office:value="0.01">
            <text:p>0.01</text:p>
          </table:table-cell>
          <table:table-cell table:formula="of:=[.E24]*320-800" office:value-type="float" office:value="409.6">
            <text:p>409.6</text:p>
          </table:table-cell>
          <table:table-cell table:formula="of:=[.F24]*320" office:value-type="float" office:value="3.2">
            <text:p>3.2</text:p>
          </table:table-cell>
          <table:table-cell table:formula="of:=[.G24]*0.0001" office:value-type="float" office:value="0.04096">
            <text:p>0.04096</text:p>
          </table:table-cell>
          <table:table-cell table:formula="of:=[.H24]*0.0001" office:value-type="float" office:value="0.00032">
            <text:p>0.00032</text:p>
          </table:table-cell>
          <table:table-cell table:formula="of:=[.C24]*[Sheet1.$C$44]+[Sheet1.$C$46]" office:value-type="float" office:value="4596.71172140172">
            <text:p>4596.7117214017</text:p>
          </table:table-cell>
          <table:table-cell table:formula="of:=SQRT(([.C24]*[Sheet1.$C$45])^2+([Sheet1.$C$44]*[.D24])^2+([Sheet1.$C$47])^2)" office:value-type="float" office:value="121.903777304137">
            <text:p>121.9037773041</text:p>
          </table:table-cell>
          <table:table-cell/>
          <table:table-cell office:value-type="float" office:value="0.04096">
            <text:p>0.0409600</text:p>
          </table:table-cell>
          <table:table-cell office:value-type="float" office:value="4596.71172140173">
            <text:p>4596.71172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3.63">
            <text:p>3.63</text:p>
          </table:table-cell>
          <table:table-cell office:value-type="float" office:value="0.01">
            <text:p>0.01</text:p>
          </table:table-cell>
          <table:table-cell table:formula="of:=[.E25]*320-800" office:value-type="float" office:value="361.6">
            <text:p>361.6</text:p>
          </table:table-cell>
          <table:table-cell table:formula="of:=[.F25]*320" office:value-type="float" office:value="3.2">
            <text:p>3.2</text:p>
          </table:table-cell>
          <table:table-cell table:formula="of:=[.G25]*0.0001" office:value-type="float" office:value="0.03616">
            <text:p>0.03616</text:p>
          </table:table-cell>
          <table:table-cell table:formula="of:=[.H25]*0.0001" office:value-type="float" office:value="0.00032">
            <text:p>0.00032</text:p>
          </table:table-cell>
          <table:table-cell table:formula="of:=[.C25]*[Sheet1.$C$44]+[Sheet1.$C$46]" office:value-type="float" office:value="3239.37399160839">
            <text:p>3239.3739916084</text:p>
          </table:table-cell>
          <table:table-cell table:formula="of:=SQRT(([.C25]*[Sheet1.$C$45])^2+([Sheet1.$C$44]*[.D25])^2+([Sheet1.$C$47])^2)" office:value-type="float" office:value="120.0075900724">
            <text:p>120.0075900724</text:p>
          </table:table-cell>
          <table:table-cell/>
          <table:table-cell office:value-type="float" office:value="0.03616">
            <text:p>0.0361600</text:p>
          </table:table-cell>
          <table:table-cell office:value-type="float" office:value="3239.3739916084">
            <text:p>3239.37399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3.31">
            <text:p>3.31</text:p>
          </table:table-cell>
          <table:table-cell office:value-type="float" office:value="0.01">
            <text:p>0.01</text:p>
          </table:table-cell>
          <table:table-cell table:formula="of:=[.E26]*320-800" office:value-type="float" office:value="259.2">
            <text:p>259.2</text:p>
          </table:table-cell>
          <table:table-cell table:formula="of:=[.F26]*320" office:value-type="float" office:value="3.2">
            <text:p>3.2</text:p>
          </table:table-cell>
          <table:table-cell table:formula="of:=[.G26]*0.0001" office:value-type="float" office:value="0.02592">
            <text:p>0.02592</text:p>
          </table:table-cell>
          <table:table-cell table:formula="of:=[.H26]*0.0001" office:value-type="float" office:value="0.00032">
            <text:p>0.00032</text:p>
          </table:table-cell>
          <table:table-cell table:formula="of:=[.C26]*[Sheet1.$C$44]+[Sheet1.$C$46]" office:value-type="float" office:value="1986.44685641454">
            <text:p>1986.4468564145</text:p>
          </table:table-cell>
          <table:table-cell table:formula="of:=SQRT(([.C26]*[Sheet1.$C$45])^2+([Sheet1.$C$44]*[.D26])^2+([Sheet1.$C$47])^2)" office:value-type="float" office:value="118.810239685317">
            <text:p>118.8102396853</text:p>
          </table:table-cell>
          <table:table-cell/>
          <table:table-cell office:value-type="float" office:value="0.02592">
            <text:p>0.0259200</text:p>
          </table:table-cell>
          <table:table-cell office:value-type="float" office:value="1986.44685641455">
            <text:p>1986.44686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3.16">
            <text:p>3.16</text:p>
          </table:table-cell>
          <table:table-cell office:value-type="float" office:value="0.01">
            <text:p>0.01</text:p>
          </table:table-cell>
          <table:table-cell table:formula="of:=[.E27]*320-800" office:value-type="float" office:value="211.2">
            <text:p>211.2</text:p>
          </table:table-cell>
          <table:table-cell table:formula="of:=[.F27]*320" office:value-type="float" office:value="3.2">
            <text:p>3.2</text:p>
          </table:table-cell>
          <table:table-cell table:formula="of:=[.G27]*0.0001" office:value-type="float" office:value="0.02112">
            <text:p>0.02112</text:p>
          </table:table-cell>
          <table:table-cell table:formula="of:=[.H27]*0.0001" office:value-type="float" office:value="0.00032">
            <text:p>0.00032</text:p>
          </table:table-cell>
          <table:table-cell table:formula="of:=[.C27]*[Sheet1.$C$44]+[Sheet1.$C$46]" office:value-type="float" office:value="733.519721220697">
            <text:p>733.5197212207</text:p>
          </table:table-cell>
          <table:table-cell table:formula="of:=SQRT(([.C27]*[Sheet1.$C$45])^2+([Sheet1.$C$44]*[.D27])^2+([Sheet1.$C$47])^2)" office:value-type="float" office:value="118.160487134025">
            <text:p>118.160487134</text:p>
          </table:table-cell>
          <table:table-cell/>
          <table:table-cell office:value-type="float" office:value="0.02112">
            <text:p>0.0211200</text:p>
          </table:table-cell>
          <table:table-cell office:value-type="float" office:value="733.5197212207">
            <text:p>733.51972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91">
            <text:p>2.91</text:p>
          </table:table-cell>
          <table:table-cell office:value-type="float" office:value="0.01">
            <text:p>0.01</text:p>
          </table:table-cell>
          <table:table-cell table:formula="of:=[.E28]*320-800" office:value-type="float" office:value="131.2">
            <text:p>131.2</text:p>
          </table:table-cell>
          <table:table-cell table:formula="of:=[.F28]*320" office:value-type="float" office:value="3.2">
            <text:p>3.2</text:p>
          </table:table-cell>
          <table:table-cell table:formula="of:=[.G28]*0.0001" office:value-type="float" office:value="0.01312">
            <text:p>0.01312</text:p>
          </table:table-cell>
          <table:table-cell table:formula="of:=[.H28]*0.0001" office:value-type="float" office:value="0.00032">
            <text:p>0.00032</text:p>
          </table:table-cell>
          <table:table-cell table:formula="of:=[.C28]*[Sheet1.$C$44]+[Sheet1.$C$46]" office:value-type="float" office:value="-101.765035575199">
            <text:p>-101.7650355752</text:p>
          </table:table-cell>
          <table:table-cell table:formula="of:=SQRT(([.C28]*[Sheet1.$C$45])^2+([Sheet1.$C$44]*[.D28])^2+([Sheet1.$C$47])^2)" office:value-type="float" office:value="118.036319224499">
            <text:p>118.0363192245</text:p>
          </table:table-cell>
          <table:table-cell/>
          <table:table-cell office:value-type="float" office:value="0.01312">
            <text:p>0.0131200</text:p>
          </table:table-cell>
          <table:table-cell office:value-type="float" office:value="-101.765035575199">
            <text:p>-101.76504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-0">
            <text:p>0</text:p>
          </table:table-cell>
          <table:table-cell office:value-type="float" office:value="0.01">
            <text:p>0.01</text:p>
          </table:table-cell>
          <table:table-cell office:value-type="float" office:value="2.84">
            <text:p>2.84</text:p>
          </table:table-cell>
          <table:table-cell office:value-type="float" office:value="0.01">
            <text:p>0.01</text:p>
          </table:table-cell>
          <table:table-cell table:formula="of:=[.E29]*320-800" office:value-type="float" office:value="108.8">
            <text:p>108.8</text:p>
          </table:table-cell>
          <table:table-cell table:formula="of:=[.F29]*320" office:value-type="float" office:value="3.2">
            <text:p>3.2</text:p>
          </table:table-cell>
          <table:table-cell table:formula="of:=[.G29]*0.0001" office:value-type="float" office:value="0.01088">
            <text:p>0.01088</text:p>
          </table:table-cell>
          <table:table-cell table:formula="of:=[.H29]*0.0001" office:value-type="float" office:value="0.00032">
            <text:p>0.00032</text:p>
          </table:table-cell>
          <table:table-cell table:formula="of:=[.C29]*[Sheet1.$C$44]+[Sheet1.$C$46]" office:value-type="float" office:value="-101.765035575199">
            <text:p>-101.7650355752</text:p>
          </table:table-cell>
          <table:table-cell table:formula="of:=SQRT(([.C29]*[Sheet1.$C$45])^2+([Sheet1.$C$44]*[.D29])^2+([Sheet1.$C$47])^2)" office:value-type="float" office:value="118.036319224499">
            <text:p>118.0363192245</text:p>
          </table:table-cell>
          <table:table-cell/>
          <table:table-cell office:value-type="float" office:value="0.01088">
            <text:p>0.0108800</text:p>
          </table:table-cell>
          <table:table-cell office:value-type="float" office:value="-101.765035575199">
            <text:p>-101.76504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-0.11">
            <text:p>-0.11</text:p>
          </table:table-cell>
          <table:table-cell office:value-type="float" office:value="0.01">
            <text:p>0.01</text:p>
          </table:table-cell>
          <table:table-cell office:value-type="float" office:value="2.45">
            <text:p>2.45</text:p>
          </table:table-cell>
          <table:table-cell office:value-type="float" office:value="0.01">
            <text:p>0.01</text:p>
          </table:table-cell>
          <table:table-cell table:formula="of:=[.E30]*320-800" office:value-type="float" office:value="-16">
            <text:p>-16</text:p>
          </table:table-cell>
          <table:table-cell table:formula="of:=[.F30]*320" office:value-type="float" office:value="3.2">
            <text:p>3.2</text:p>
          </table:table-cell>
          <table:table-cell table:formula="of:=[.G30]*0.0001" office:value-type="float" office:value="-0.0016">
            <text:p>-0.0016</text:p>
          </table:table-cell>
          <table:table-cell table:formula="of:=[.H30]*0.0001" office:value-type="float" office:value="0.00032">
            <text:p>0.00032</text:p>
          </table:table-cell>
          <table:table-cell table:formula="of:=[.C30]*[Sheet1.$C$44]+[Sheet1.$C$46]" office:value-type="float" office:value="-1250.28157616956">
            <text:p>-1250.2815761696</text:p>
          </table:table-cell>
          <table:table-cell table:formula="of:=SQRT(([.C30]*[Sheet1.$C$45])^2+([Sheet1.$C$44]*[.D30])^2+([Sheet1.$C$47])^2)" office:value-type="float" office:value="118.270964426892">
            <text:p>118.2709644269</text:p>
          </table:table-cell>
          <table:table-cell/>
          <table:table-cell office:value-type="float" office:value="-0.0016">
            <text:p>-0.0016000</text:p>
          </table:table-cell>
          <table:table-cell office:value-type="float" office:value="-1250.28157616956">
            <text:p>-1250.28158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-0.22">
            <text:p>-0.22</text:p>
          </table:table-cell>
          <table:table-cell office:value-type="float" office:value="0.01">
            <text:p>0.01</text:p>
          </table:table-cell>
          <table:table-cell office:value-type="float" office:value="2.03">
            <text:p>2.03</text:p>
          </table:table-cell>
          <table:table-cell office:value-type="float" office:value="0.01">
            <text:p>0.01</text:p>
          </table:table-cell>
          <table:table-cell table:formula="of:=[.E31]*320-800" office:value-type="float" office:value="-150.4">
            <text:p>-150.4</text:p>
          </table:table-cell>
          <table:table-cell table:formula="of:=[.F31]*320" office:value-type="float" office:value="3.2">
            <text:p>3.2</text:p>
          </table:table-cell>
          <table:table-cell table:formula="of:=[.G31]*0.0001" office:value-type="float" office:value="-0.01504">
            <text:p>-0.01504</text:p>
          </table:table-cell>
          <table:table-cell table:formula="of:=[.H31]*0.0001" office:value-type="float" office:value="0.00032">
            <text:p>0.00032</text:p>
          </table:table-cell>
          <table:table-cell table:formula="of:=[.C31]*[Sheet1.$C$44]+[Sheet1.$C$46]" office:value-type="float" office:value="-2398.79811676391">
            <text:p>-2398.7981167639</text:p>
          </table:table-cell>
          <table:table-cell table:formula="of:=SQRT(([.C31]*[Sheet1.$C$45])^2+([Sheet1.$C$44]*[.D31])^2+([Sheet1.$C$47])^2)" office:value-type="float" office:value="118.972123363692">
            <text:p>118.9721233637</text:p>
          </table:table-cell>
          <table:table-cell/>
          <table:table-cell office:value-type="float" office:value="-0.01504">
            <text:p>-0.0150400</text:p>
          </table:table-cell>
          <table:table-cell office:value-type="float" office:value="-2398.79811676392">
            <text:p>-2398.79812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-0.33">
            <text:p>-0.33</text:p>
          </table:table-cell>
          <table:table-cell office:value-type="float" office:value="0.01">
            <text:p>0.01</text:p>
          </table:table-cell>
          <table:table-cell office:value-type="float" office:value="1.7">
            <text:p>1.7</text:p>
          </table:table-cell>
          <table:table-cell office:value-type="float" office:value="0.01">
            <text:p>0.01</text:p>
          </table:table-cell>
          <table:table-cell table:formula="of:=[.E32]*320-800" office:value-type="float" office:value="-256">
            <text:p>-256</text:p>
          </table:table-cell>
          <table:table-cell table:formula="of:=[.F32]*320" office:value-type="float" office:value="3.2">
            <text:p>3.2</text:p>
          </table:table-cell>
          <table:table-cell table:formula="of:=[.G32]*0.0001" office:value-type="float" office:value="-0.0256">
            <text:p>-0.0256</text:p>
          </table:table-cell>
          <table:table-cell table:formula="of:=[.H32]*0.0001" office:value-type="float" office:value="0.00032">
            <text:p>0.00032</text:p>
          </table:table-cell>
          <table:table-cell table:formula="of:=[.C32]*[Sheet1.$C$44]+[Sheet1.$C$46]" office:value-type="float" office:value="-3547.31465735827">
            <text:p>-3547.3146573583</text:p>
          </table:table-cell>
          <table:table-cell table:formula="of:=SQRT(([.C32]*[Sheet1.$C$45])^2+([Sheet1.$C$44]*[.D32])^2+([Sheet1.$C$47])^2)" office:value-type="float" office:value="120.131627765807">
            <text:p>120.1316277658</text:p>
          </table:table-cell>
          <table:table-cell/>
          <table:table-cell office:value-type="float" office:value="-0.0256">
            <text:p>-0.0256000</text:p>
          </table:table-cell>
          <table:table-cell office:value-type="float" office:value="-3547.31465735828">
            <text:p>-3547.31466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-0.43">
            <text:p>-0.43</text:p>
          </table:table-cell>
          <table:table-cell office:value-type="float" office:value="0.01">
            <text:p>0.01</text:p>
          </table:table-cell>
          <table:table-cell office:value-type="float" office:value="1.51">
            <text:p>1.51</text:p>
          </table:table-cell>
          <table:table-cell office:value-type="float" office:value="0.01">
            <text:p>0.01</text:p>
          </table:table-cell>
          <table:table-cell table:formula="of:=[.E33]*320-800" office:value-type="float" office:value="-316.8">
            <text:p>-316.8</text:p>
          </table:table-cell>
          <table:table-cell table:formula="of:=[.F33]*320" office:value-type="float" office:value="3.2">
            <text:p>3.2</text:p>
          </table:table-cell>
          <table:table-cell table:formula="of:=[.G33]*0.0001" office:value-type="float" office:value="-0.03168">
            <text:p>-0.03168</text:p>
          </table:table-cell>
          <table:table-cell table:formula="of:=[.H33]*0.0001" office:value-type="float" office:value="0.00032">
            <text:p>0.00032</text:p>
          </table:table-cell>
          <table:table-cell table:formula="of:=[.C33]*[Sheet1.$C$44]+[Sheet1.$C$46]" office:value-type="float" office:value="-4591.42060335314">
            <text:p>-4591.4206033531</text:p>
          </table:table-cell>
          <table:table-cell table:formula="of:=SQRT(([.C33]*[Sheet1.$C$45])^2+([Sheet1.$C$44]*[.D33])^2+([Sheet1.$C$47])^2)" office:value-type="float" office:value="121.572524634023">
            <text:p>121.572524634</text:p>
          </table:table-cell>
          <table:table-cell/>
          <table:table-cell office:value-type="float" office:value="-0.03168">
            <text:p>-0.0316800</text:p>
          </table:table-cell>
          <table:table-cell office:value-type="float" office:value="-4591.42060335316">
            <text:p>-4591.42060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-0.54">
            <text:p>-0.54</text:p>
          </table:table-cell>
          <table:table-cell office:value-type="float" office:value="0.01">
            <text:p>0.01</text:p>
          </table:table-cell>
          <table:table-cell office:value-type="float" office:value="1.34">
            <text:p>1.34</text:p>
          </table:table-cell>
          <table:table-cell office:value-type="float" office:value="0.01">
            <text:p>0.01</text:p>
          </table:table-cell>
          <table:table-cell table:formula="of:=[.E34]*320-800" office:value-type="float" office:value="-371.2">
            <text:p>-371.2</text:p>
          </table:table-cell>
          <table:table-cell table:formula="of:=[.F34]*320" office:value-type="float" office:value="3.2">
            <text:p>3.2</text:p>
          </table:table-cell>
          <table:table-cell table:formula="of:=[.G34]*0.0001" office:value-type="float" office:value="-0.03712">
            <text:p>-0.03712</text:p>
          </table:table-cell>
          <table:table-cell table:formula="of:=[.H34]*0.0001" office:value-type="float" office:value="0.00032">
            <text:p>0.00032</text:p>
          </table:table-cell>
          <table:table-cell table:formula="of:=[.C34]*[Sheet1.$C$44]+[Sheet1.$C$46]" office:value-type="float" office:value="-5739.9371439475">
            <text:p>-5739.9371439475</text:p>
          </table:table-cell>
          <table:table-cell table:formula="of:=SQRT(([.C34]*[Sheet1.$C$45])^2+([Sheet1.$C$44]*[.D34])^2+([Sheet1.$C$47])^2)" office:value-type="float" office:value="123.567117622748">
            <text:p>123.5671176227</text:p>
          </table:table-cell>
          <table:table-cell/>
          <table:table-cell office:value-type="float" office:value="-0.03712">
            <text:p>-0.0371200</text:p>
          </table:table-cell>
          <table:table-cell office:value-type="float" office:value="-5739.93714394752">
            <text:p>-5739.93714</text:p>
          </table:table-cell>
          <table:table-cell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-0.66">
            <text:p>-0.66</text:p>
          </table:table-cell>
          <table:table-cell office:value-type="float" office:value="0.01">
            <text:p>0.01</text:p>
          </table:table-cell>
          <table:table-cell office:value-type="float" office:value="1.2">
            <text:p>1.2</text:p>
          </table:table-cell>
          <table:table-cell office:value-type="float" office:value="0.01">
            <text:p>0.01</text:p>
          </table:table-cell>
          <table:table-cell table:formula="of:=[.E35]*320-800" office:value-type="float" office:value="-416">
            <text:p>-416</text:p>
          </table:table-cell>
          <table:table-cell table:formula="of:=[.F35]*320" office:value-type="float" office:value="3.2">
            <text:p>3.2</text:p>
          </table:table-cell>
          <table:table-cell table:formula="of:=[.G35]*0.0001" office:value-type="float" office:value="-0.0416">
            <text:p>-0.0416</text:p>
          </table:table-cell>
          <table:table-cell table:formula="of:=[.H35]*0.0001" office:value-type="float" office:value="0.00032">
            <text:p>0.00032</text:p>
          </table:table-cell>
          <table:table-cell table:formula="of:=[.C35]*[Sheet1.$C$44]+[Sheet1.$C$46]" office:value-type="float" office:value="-6992.86427914134">
            <text:p>-6992.8642791413</text:p>
          </table:table-cell>
          <table:table-cell table:formula="of:=SQRT(([.C35]*[Sheet1.$C$45])^2+([Sheet1.$C$44]*[.D35])^2+([Sheet1.$C$47])^2)" office:value-type="float" office:value="126.209009149293">
            <text:p>126.2090091493</text:p>
          </table:table-cell>
          <table:table-cell/>
          <table:table-cell office:value-type="float" office:value="-0.0416">
            <text:p>-0.0416000</text:p>
          </table:table-cell>
          <table:table-cell office:value-type="float" office:value="-6992.86427914137">
            <text:p>-6992.86428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-0.77">
            <text:p>-0.77</text:p>
          </table:table-cell>
          <table:table-cell office:value-type="float" office:value="0.01">
            <text:p>0.01</text:p>
          </table:table-cell>
          <table:table-cell office:value-type="float" office:value="1.07">
            <text:p>1.07</text:p>
          </table:table-cell>
          <table:table-cell office:value-type="float" office:value="0.01">
            <text:p>0.01</text:p>
          </table:table-cell>
          <table:table-cell table:formula="of:=[.E36]*320-800" office:value-type="float" office:value="-457.6">
            <text:p>-457.6</text:p>
          </table:table-cell>
          <table:table-cell table:formula="of:=[.F36]*320" office:value-type="float" office:value="3.2">
            <text:p>3.2</text:p>
          </table:table-cell>
          <table:table-cell table:formula="of:=[.G36]*0.0001" office:value-type="float" office:value="-0.04576">
            <text:p>-0.04576</text:p>
          </table:table-cell>
          <table:table-cell table:formula="of:=[.H36]*0.0001" office:value-type="float" office:value="0.00032">
            <text:p>0.00032</text:p>
          </table:table-cell>
          <table:table-cell table:formula="of:=[.C36]*[Sheet1.$C$44]+[Sheet1.$C$46]" office:value-type="float" office:value="-8141.3808197357">
            <text:p>-8141.3808197357</text:p>
          </table:table-cell>
          <table:table-cell table:formula="of:=SQRT(([.C36]*[Sheet1.$C$45])^2+([Sheet1.$C$44]*[.D36])^2+([Sheet1.$C$47])^2)" office:value-type="float" office:value="129.033107401312">
            <text:p>129.0331074013</text:p>
          </table:table-cell>
          <table:table-cell/>
          <table:table-cell office:value-type="float" office:value="-0.04576">
            <text:p>-0.0457600</text:p>
          </table:table-cell>
          <table:table-cell office:value-type="float" office:value="-8141.38081973573">
            <text:p>-8141.38082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-0.88">
            <text:p>-0.88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formula="of:=[.E37]*320-800" office:value-type="float" office:value="-480">
            <text:p>-480</text:p>
          </table:table-cell>
          <table:table-cell table:formula="of:=[.F37]*320" office:value-type="float" office:value="3.2">
            <text:p>3.2</text:p>
          </table:table-cell>
          <table:table-cell table:formula="of:=[.G37]*0.0001" office:value-type="float" office:value="-0.048">
            <text:p>-0.048</text:p>
          </table:table-cell>
          <table:table-cell table:formula="of:=[.H37]*0.0001" office:value-type="float" office:value="0.00032">
            <text:p>0.00032</text:p>
          </table:table-cell>
          <table:table-cell table:formula="of:=[.C37]*[Sheet1.$C$44]+[Sheet1.$C$46]" office:value-type="float" office:value="-9289.89736033006">
            <text:p>-9289.8973603301</text:p>
          </table:table-cell>
          <table:table-cell table:formula="of:=SQRT(([.C37]*[Sheet1.$C$45])^2+([Sheet1.$C$44]*[.D37])^2+([Sheet1.$C$47])^2)" office:value-type="float" office:value="132.216747659401">
            <text:p>132.2167476594</text:p>
          </table:table-cell>
          <table:table-cell/>
          <table:table-cell office:value-type="float" office:value="-0.048">
            <text:p>-0.0480000</text:p>
          </table:table-cell>
          <table:table-cell office:value-type="float" office:value="-9289.89736033009">
            <text:p>-9289.89736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  <table:table-cell office:value-type="float" office:value="0.01">
            <text:p>0.01</text:p>
          </table:table-cell>
          <table:table-cell table:formula="of:=[.E38]*320-800" office:value-type="float" office:value="-508.8">
            <text:p>-508.8</text:p>
          </table:table-cell>
          <table:table-cell table:formula="of:=[.F38]*320" office:value-type="float" office:value="3.2">
            <text:p>3.2</text:p>
          </table:table-cell>
          <table:table-cell table:formula="of:=[.G38]*0.0001" office:value-type="float" office:value="-0.05088">
            <text:p>-0.05088</text:p>
          </table:table-cell>
          <table:table-cell table:formula="of:=[.H38]*0.0001" office:value-type="float" office:value="0.00032">
            <text:p>0.00032</text:p>
          </table:table-cell>
          <table:table-cell table:formula="of:=[.C38]*[Sheet1.$C$44]+[Sheet1.$C$46]" office:value-type="float" office:value="-10542.8244955239">
            <text:p>-10542.8244955239</text:p>
          </table:table-cell>
          <table:table-cell table:formula="of:=SQRT(([.C38]*[Sheet1.$C$45])^2+([Sheet1.$C$44]*[.D38])^2+([Sheet1.$C$47])^2)" office:value-type="float" office:value="136.070138555202">
            <text:p>136.0701385552</text:p>
          </table:table-cell>
          <table:table-cell/>
          <table:table-cell office:value-type="float" office:value="-0.05088">
            <text:p>-0.0508800</text:p>
          </table:table-cell>
          <table:table-cell office:value-type="float" office:value="-10542.8244955239">
            <text:p>-10542.82450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-1.09">
            <text:p>-1.09</text:p>
          </table:table-cell>
          <table:table-cell office:value-type="float" office:value="0.01">
            <text:p>0.01</text:p>
          </table:table-cell>
          <table:table-cell office:value-type="float" office:value="0.85">
            <text:p>0.85</text:p>
          </table:table-cell>
          <table:table-cell office:value-type="float" office:value="0.01">
            <text:p>0.01</text:p>
          </table:table-cell>
          <table:table-cell table:formula="of:=[.E39]*320-800" office:value-type="float" office:value="-528">
            <text:p>-528</text:p>
          </table:table-cell>
          <table:table-cell table:formula="of:=[.F39]*320" office:value-type="float" office:value="3.2">
            <text:p>3.2</text:p>
          </table:table-cell>
          <table:table-cell table:formula="of:=[.G39]*0.0001" office:value-type="float" office:value="-0.0528">
            <text:p>-0.0528</text:p>
          </table:table-cell>
          <table:table-cell table:formula="of:=[.H39]*0.0001" office:value-type="float" office:value="0.00032">
            <text:p>0.00032</text:p>
          </table:table-cell>
          <table:table-cell table:formula="of:=[.C39]*[Sheet1.$C$44]+[Sheet1.$C$46]" office:value-type="float" office:value="-11482.5198469193">
            <text:p>-11482.5198469193</text:p>
          </table:table-cell>
          <table:table-cell table:formula="of:=SQRT(([.C39]*[Sheet1.$C$45])^2+([Sheet1.$C$44]*[.D39])^2+([Sheet1.$C$47])^2)" office:value-type="float" office:value="139.201482492448">
            <text:p>139.2014824924</text:p>
          </table:table-cell>
          <table:table-cell/>
          <table:table-cell office:value-type="float" office:value="-0.0528">
            <text:p>-0.0528000</text:p>
          </table:table-cell>
          <table:table-cell office:value-type="float" office:value="-11482.5198469193">
            <text:p>-11482.51985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-1.2">
            <text:p>-1.2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01">
            <text:p>0.01</text:p>
          </table:table-cell>
          <table:table-cell table:formula="of:=[.E40]*320-800" office:value-type="float" office:value="-531.2">
            <text:p>-531.2</text:p>
          </table:table-cell>
          <table:table-cell table:formula="of:=[.F40]*320" office:value-type="float" office:value="3.2">
            <text:p>3.2</text:p>
          </table:table-cell>
          <table:table-cell table:formula="of:=[.G40]*0.0001" office:value-type="float" office:value="-0.05312">
            <text:p>-0.05312</text:p>
          </table:table-cell>
          <table:table-cell table:formula="of:=[.H40]*0.0001" office:value-type="float" office:value="0.00032">
            <text:p>0.00032</text:p>
          </table:table-cell>
          <table:table-cell table:formula="of:=[.C40]*[Sheet1.$C$44]+[Sheet1.$C$46]" office:value-type="float" office:value="-12631.0363875136">
            <text:p>-12631.0363875136</text:p>
          </table:table-cell>
          <table:table-cell table:formula="of:=SQRT(([.C40]*[Sheet1.$C$45])^2+([Sheet1.$C$44]*[.D40])^2+([Sheet1.$C$47])^2)" office:value-type="float" office:value="143.287776815024">
            <text:p>143.287776815</text:p>
          </table:table-cell>
          <table:table-cell/>
          <table:table-cell office:value-type="float" office:value="-0.05312">
            <text:p>-0.0531200</text:p>
          </table:table-cell>
          <table:table-cell office:value-type="float" office:value="-12631.0363875137">
            <text:p>-12631.03639</text:p>
          </table:table-cell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-1.26">
            <text:p>-1.26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  <table:table-cell office:value-type="float" office:value="0.01">
            <text:p>0.01</text:p>
          </table:table-cell>
          <table:table-cell table:formula="of:=[.E41]*320-800" office:value-type="float" office:value="-540.8">
            <text:p>-540.8</text:p>
          </table:table-cell>
          <table:table-cell table:formula="of:=[.F41]*320" office:value-type="float" office:value="3.2">
            <text:p>3.2</text:p>
          </table:table-cell>
          <table:table-cell table:formula="of:=[.G41]*0.0001" office:value-type="float" office:value="-0.05408">
            <text:p>-0.05408</text:p>
          </table:table-cell>
          <table:table-cell table:formula="of:=[.H41]*0.0001" office:value-type="float" office:value="0.00032">
            <text:p>0.00032</text:p>
          </table:table-cell>
          <table:table-cell table:formula="of:=[.C41]*[Sheet1.$C$44]+[Sheet1.$C$46]" office:value-type="float" office:value="-13257.4999551106">
            <text:p>-13257.4999551106</text:p>
          </table:table-cell>
          <table:table-cell table:formula="of:=SQRT(([.C41]*[Sheet1.$C$45])^2+([Sheet1.$C$44]*[.D41])^2+([Sheet1.$C$47])^2)" office:value-type="float" office:value="145.628862020088">
            <text:p>145.6288620201</text:p>
          </table:table-cell>
          <table:table-cell/>
          <table:table-cell office:value-type="float" office:value="-0.05408">
            <text:p>-0.0540800</text:p>
          </table:table-cell>
          <table:table-cell office:value-type="float" office:value="-13257.4999551106">
            <text:p>-13257.49996</text:p>
          </table:table-cell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-1.1">
            <text:p>-1.1</text:p>
          </table:table-cell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  <table:table-cell office:value-type="float" office:value="0.01">
            <text:p>0.01</text:p>
          </table:table-cell>
          <table:table-cell table:formula="of:=[.E42]*320-800" office:value-type="float" office:value="-512">
            <text:p>-512</text:p>
          </table:table-cell>
          <table:table-cell table:formula="of:=[.F42]*320" office:value-type="float" office:value="3.2">
            <text:p>3.2</text:p>
          </table:table-cell>
          <table:table-cell table:formula="of:=[.G42]*0.0001" office:value-type="float" office:value="-0.0512">
            <text:p>-0.0512</text:p>
          </table:table-cell>
          <table:table-cell table:formula="of:=[.H42]*0.0001" office:value-type="float" office:value="0.00032">
            <text:p>0.00032</text:p>
          </table:table-cell>
          <table:table-cell table:formula="of:=[.C42]*[Sheet1.$C$44]+[Sheet1.$C$46]" office:value-type="float" office:value="-11586.9304415188">
            <text:p>-11586.9304415188</text:p>
          </table:table-cell>
          <table:table-cell table:formula="of:=SQRT(([.C42]*[Sheet1.$C$45])^2+([Sheet1.$C$44]*[.D42])^2+([Sheet1.$C$47])^2)" office:value-type="float" office:value="139.561490734401">
            <text:p>139.5614907344</text:p>
          </table:table-cell>
          <table:table-cell/>
          <table:table-cell office:value-type="float" office:value="-0.0512">
            <text:p>-0.0512000</text:p>
          </table:table-cell>
          <table:table-cell office:value-type="float" office:value="-11586.9304415188">
            <text:p>-11586.93044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-0.98">
            <text:p>-0.98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formula="of:=[.E43]*320-800" office:value-type="float" office:value="-486.4">
            <text:p>-486.4</text:p>
          </table:table-cell>
          <table:table-cell table:formula="of:=[.F43]*320" office:value-type="float" office:value="3.2">
            <text:p>3.2</text:p>
          </table:table-cell>
          <table:table-cell table:formula="of:=[.G43]*0.0001" office:value-type="float" office:value="-0.04864">
            <text:p>-0.04864</text:p>
          </table:table-cell>
          <table:table-cell table:formula="of:=[.H43]*0.0001" office:value-type="float" office:value="0.00032">
            <text:p>0.00032</text:p>
          </table:table-cell>
          <table:table-cell table:formula="of:=[.C43]*[Sheet1.$C$44]+[Sheet1.$C$46]" office:value-type="float" office:value="-10334.0033063249">
            <text:p>-10334.0033063249</text:p>
          </table:table-cell>
          <table:table-cell table:formula="of:=SQRT(([.C43]*[Sheet1.$C$45])^2+([Sheet1.$C$44]*[.D43])^2+([Sheet1.$C$47])^2)" office:value-type="float" office:value="135.401680980693">
            <text:p>135.4016809807</text:p>
          </table:table-cell>
          <table:table-cell/>
          <table:table-cell office:value-type="float" office:value="-0.04864">
            <text:p>-0.0486400</text:p>
          </table:table-cell>
          <table:table-cell office:value-type="float" office:value="-10334.003306325">
            <text:p>-10334.00331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-0.88">
            <text:p>-0.88</text:p>
          </table:table-cell>
          <table:table-cell office:value-type="float" office:value="0.01">
            <text:p>0.01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table:formula="of:=[.E44]*320-800" office:value-type="float" office:value="-451.2">
            <text:p>-451.2</text:p>
          </table:table-cell>
          <table:table-cell table:formula="of:=[.F44]*320" office:value-type="float" office:value="3.2">
            <text:p>3.2</text:p>
          </table:table-cell>
          <table:table-cell table:formula="of:=[.G44]*0.0001" office:value-type="float" office:value="-0.04512">
            <text:p>-0.04512</text:p>
          </table:table-cell>
          <table:table-cell table:formula="of:=[.H44]*0.0001" office:value-type="float" office:value="0.00032">
            <text:p>0.00032</text:p>
          </table:table-cell>
          <table:table-cell table:formula="of:=[.C44]*[Sheet1.$C$44]+[Sheet1.$C$46]" office:value-type="float" office:value="-9289.89736033006">
            <text:p>-9289.8973603301</text:p>
          </table:table-cell>
          <table:table-cell table:formula="of:=SQRT(([.C44]*[Sheet1.$C$45])^2+([Sheet1.$C$44]*[.D44])^2+([Sheet1.$C$47])^2)" office:value-type="float" office:value="132.216747659401">
            <text:p>132.2167476594</text:p>
          </table:table-cell>
          <table:table-cell/>
          <table:table-cell office:value-type="float" office:value="-0.04512">
            <text:p>-0.0451200</text:p>
          </table:table-cell>
          <table:table-cell office:value-type="float" office:value="-9289.89736033009">
            <text:p>-9289.89736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-0.74">
            <text:p>-0.74</text:p>
          </table:table-cell>
          <table:table-cell office:value-type="float" office:value="0.01">
            <text:p>0.01</text:p>
          </table:table-cell>
          <table:table-cell office:value-type="float" office:value="1.17">
            <text:p>1.17</text:p>
          </table:table-cell>
          <table:table-cell office:value-type="float" office:value="0.01">
            <text:p>0.01</text:p>
          </table:table-cell>
          <table:table-cell table:formula="of:=[.E45]*320-800" office:value-type="float" office:value="-425.6">
            <text:p>-425.6</text:p>
          </table:table-cell>
          <table:table-cell table:formula="of:=[.F45]*320" office:value-type="float" office:value="3.2">
            <text:p>3.2</text:p>
          </table:table-cell>
          <table:table-cell table:formula="of:=[.G45]*0.0001" office:value-type="float" office:value="-0.04256">
            <text:p>-0.04256</text:p>
          </table:table-cell>
          <table:table-cell table:formula="of:=[.H45]*0.0001" office:value-type="float" office:value="0.00032">
            <text:p>0.00032</text:p>
          </table:table-cell>
          <table:table-cell table:formula="of:=[.C45]*[Sheet1.$C$44]+[Sheet1.$C$46]" office:value-type="float" office:value="-7828.14903593724">
            <text:p>-7828.1490359372</text:p>
          </table:table-cell>
          <table:table-cell table:formula="of:=SQRT(([.C45]*[Sheet1.$C$45])^2+([Sheet1.$C$44]*[.D45])^2+([Sheet1.$C$47])^2)" office:value-type="float" office:value="128.226187282034">
            <text:p>128.226187282</text:p>
          </table:table-cell>
          <table:table-cell/>
          <table:table-cell office:value-type="float" office:value="-0.04256">
            <text:p>-0.0425600</text:p>
          </table:table-cell>
          <table:table-cell office:value-type="float" office:value="-7828.14903593726">
            <text:p>-7828.14904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-0.6">
            <text:p>-0.6</text:p>
          </table:table-cell>
          <table:table-cell office:value-type="float" office:value="0.01">
            <text:p>0.01</text:p>
          </table:table-cell>
          <table:table-cell office:value-type="float" office:value="1.33">
            <text:p>1.33</text:p>
          </table:table-cell>
          <table:table-cell office:value-type="float" office:value="0.01">
            <text:p>0.01</text:p>
          </table:table-cell>
          <table:table-cell table:formula="of:=[.E46]*320-800" office:value-type="float" office:value="-374.4">
            <text:p>-374.4</text:p>
          </table:table-cell>
          <table:table-cell table:formula="of:=[.F46]*320" office:value-type="float" office:value="3.2">
            <text:p>3.2</text:p>
          </table:table-cell>
          <table:table-cell table:formula="of:=[.G46]*0.0001" office:value-type="float" office:value="-0.03744">
            <text:p>-0.03744</text:p>
          </table:table-cell>
          <table:table-cell table:formula="of:=[.H46]*0.0001" office:value-type="float" office:value="0.00032">
            <text:p>0.00032</text:p>
          </table:table-cell>
          <table:table-cell table:formula="of:=[.C46]*[Sheet1.$C$44]+[Sheet1.$C$46]" office:value-type="float" office:value="-6366.40071154442">
            <text:p>-6366.4007115444</text:p>
          </table:table-cell>
          <table:table-cell table:formula="of:=SQRT(([.C46]*[Sheet1.$C$45])^2+([Sheet1.$C$44]*[.D46])^2+([Sheet1.$C$47])^2)" office:value-type="float" office:value="124.828987972341">
            <text:p>124.8289879723</text:p>
          </table:table-cell>
          <table:table-cell/>
          <table:table-cell office:value-type="float" office:value="-0.03744">
            <text:p>-0.0374400</text:p>
          </table:table-cell>
          <table:table-cell office:value-type="float" office:value="-6366.40071154444">
            <text:p>-6366.40071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-0.46">
            <text:p>-0.46</text:p>
          </table:table-cell>
          <table:table-cell office:value-type="float" office:value="0.01">
            <text:p>0.01</text:p>
          </table:table-cell>
          <table:table-cell office:value-type="float" office:value="1.47">
            <text:p>1.47</text:p>
          </table:table-cell>
          <table:table-cell office:value-type="float" office:value="0.01">
            <text:p>0.01</text:p>
          </table:table-cell>
          <table:table-cell table:formula="of:=[.E47]*320-800" office:value-type="float" office:value="-329.6">
            <text:p>-329.6</text:p>
          </table:table-cell>
          <table:table-cell table:formula="of:=[.F47]*320" office:value-type="float" office:value="3.2">
            <text:p>3.2</text:p>
          </table:table-cell>
          <table:table-cell table:formula="of:=[.G47]*0.0001" office:value-type="float" office:value="-0.03296">
            <text:p>-0.03296</text:p>
          </table:table-cell>
          <table:table-cell table:formula="of:=[.H47]*0.0001" office:value-type="float" office:value="0.00032">
            <text:p>0.00032</text:p>
          </table:table-cell>
          <table:table-cell table:formula="of:=[.C47]*[Sheet1.$C$44]+[Sheet1.$C$46]" office:value-type="float" office:value="-4904.6523871516">
            <text:p>-4904.6523871516</text:p>
          </table:table-cell>
          <table:table-cell table:formula="of:=SQRT(([.C47]*[Sheet1.$C$45])^2+([Sheet1.$C$44]*[.D47])^2+([Sheet1.$C$47])^2)" office:value-type="float" office:value="122.074697466612">
            <text:p>122.0746974666</text:p>
          </table:table-cell>
          <table:table-cell/>
          <table:table-cell office:value-type="float" office:value="-0.03296">
            <text:p>-0.0329600</text:p>
          </table:table-cell>
          <table:table-cell office:value-type="float" office:value="-4904.65238715162">
            <text:p>-4904.65239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-0.33">
            <text:p>-0.33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  <table:table-cell office:value-type="float" office:value="0.01">
            <text:p>0.01</text:p>
          </table:table-cell>
          <table:table-cell table:formula="of:=[.E48]*320-800" office:value-type="float" office:value="-284.8">
            <text:p>-284.8</text:p>
          </table:table-cell>
          <table:table-cell table:formula="of:=[.F48]*320" office:value-type="float" office:value="3.2">
            <text:p>3.2</text:p>
          </table:table-cell>
          <table:table-cell table:formula="of:=[.G48]*0.0001" office:value-type="float" office:value="-0.02848">
            <text:p>-0.02848</text:p>
          </table:table-cell>
          <table:table-cell table:formula="of:=[.H48]*0.0001" office:value-type="float" office:value="0.00032">
            <text:p>0.00032</text:p>
          </table:table-cell>
          <table:table-cell table:formula="of:=[.C48]*[Sheet1.$C$44]+[Sheet1.$C$46]" office:value-type="float" office:value="-3547.31465735827">
            <text:p>-3547.3146573583</text:p>
          </table:table-cell>
          <table:table-cell table:formula="of:=SQRT(([.C48]*[Sheet1.$C$45])^2+([Sheet1.$C$44]*[.D48])^2+([Sheet1.$C$47])^2)" office:value-type="float" office:value="120.131627765807">
            <text:p>120.1316277658</text:p>
          </table:table-cell>
          <table:table-cell/>
          <table:table-cell office:value-type="float" office:value="-0.02848">
            <text:p>-0.0284800</text:p>
          </table:table-cell>
          <table:table-cell office:value-type="float" office:value="-3547.31465735828">
            <text:p>-3547.31466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-0.19">
            <text:p>-0.19</text:p>
          </table:table-cell>
          <table:table-cell office:value-type="float" office:value="0.01">
            <text:p>0.01</text:p>
          </table:table-cell>
          <table:table-cell office:value-type="float" office:value="1.78">
            <text:p>1.78</text:p>
          </table:table-cell>
          <table:table-cell office:value-type="float" office:value="0.01">
            <text:p>0.01</text:p>
          </table:table-cell>
          <table:table-cell table:formula="of:=[.E49]*320-800" office:value-type="float" office:value="-230.4">
            <text:p>-230.4</text:p>
          </table:table-cell>
          <table:table-cell table:formula="of:=[.F49]*320" office:value-type="float" office:value="3.2">
            <text:p>3.2</text:p>
          </table:table-cell>
          <table:table-cell table:formula="of:=[.G49]*0.0001" office:value-type="float" office:value="-0.02304">
            <text:p>-0.02304</text:p>
          </table:table-cell>
          <table:table-cell table:formula="of:=[.H49]*0.0001" office:value-type="float" office:value="0.00032">
            <text:p>0.00032</text:p>
          </table:table-cell>
          <table:table-cell table:formula="of:=[.C49]*[Sheet1.$C$44]+[Sheet1.$C$46]" office:value-type="float" office:value="-2085.56633296545">
            <text:p>-2085.5663329655</text:p>
          </table:table-cell>
          <table:table-cell table:formula="of:=SQRT(([.C49]*[Sheet1.$C$45])^2+([Sheet1.$C$44]*[.D49])^2+([Sheet1.$C$47])^2)" office:value-type="float" office:value="118.735004380663">
            <text:p>118.7350043807</text:p>
          </table:table-cell>
          <table:table-cell/>
          <table:table-cell office:value-type="float" office:value="-0.02304">
            <text:p>-0.0230400</text:p>
          </table:table-cell>
          <table:table-cell office:value-type="float" office:value="-2085.56633296546">
            <text:p>-2085.56633</text:p>
          </table:table-cell>
          <table:table-cell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17">
            <text:p>2.17</text:p>
          </table:table-cell>
          <table:table-cell office:value-type="float" office:value="0.01">
            <text:p>0.01</text:p>
          </table:table-cell>
          <table:table-cell table:formula="of:=[.E50]*320-800" office:value-type="float" office:value="-105.6">
            <text:p>-105.6</text:p>
          </table:table-cell>
          <table:table-cell table:formula="of:=[.F50]*320" office:value-type="float" office:value="3.2">
            <text:p>3.2</text:p>
          </table:table-cell>
          <table:table-cell table:formula="of:=[.G50]*0.0001" office:value-type="float" office:value="-0.01056">
            <text:p>-0.01056</text:p>
          </table:table-cell>
          <table:table-cell table:formula="of:=[.H50]*0.0001" office:value-type="float" office:value="0.00032">
            <text:p>0.00032</text:p>
          </table:table-cell>
          <table:table-cell table:formula="of:=[.C50]*[Sheet1.$C$44]+[Sheet1.$C$46]" office:value-type="float" office:value="-101.765035575199">
            <text:p>-101.7650355752</text:p>
          </table:table-cell>
          <table:table-cell table:formula="of:=SQRT(([.C50]*[Sheet1.$C$45])^2+([Sheet1.$C$44]*[.D50])^2+([Sheet1.$C$47])^2)" office:value-type="float" office:value="118.036319224499">
            <text:p>118.0363192245</text:p>
          </table:table-cell>
          <table:table-cell/>
          <table:table-cell office:value-type="float" office:value="-0.01056">
            <text:p>-0.0105600</text:p>
          </table:table-cell>
          <table:table-cell office:value-type="float" office:value="-101.765035575199">
            <text:p>-101.76504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33">
            <text:p>2.33</text:p>
          </table:table-cell>
          <table:table-cell office:value-type="float" office:value="0.01">
            <text:p>0.01</text:p>
          </table:table-cell>
          <table:table-cell table:formula="of:=[.E51]*320-800" office:value-type="float" office:value="-54.4">
            <text:p>-54.4</text:p>
          </table:table-cell>
          <table:table-cell table:formula="of:=[.F51]*320" office:value-type="float" office:value="3.2">
            <text:p>3.2</text:p>
          </table:table-cell>
          <table:table-cell table:formula="of:=[.G51]*0.0001" office:value-type="float" office:value="-0.00544">
            <text:p>-0.00544</text:p>
          </table:table-cell>
          <table:table-cell table:formula="of:=[.H51]*0.0001" office:value-type="float" office:value="0.00032">
            <text:p>0.00032</text:p>
          </table:table-cell>
          <table:table-cell table:formula="of:=[.C51]*[Sheet1.$C$44]+[Sheet1.$C$46]" office:value-type="float" office:value="-101.765035575199">
            <text:p>-101.7650355752</text:p>
          </table:table-cell>
          <table:table-cell table:formula="of:=SQRT(([.C51]*[Sheet1.$C$45])^2+([Sheet1.$C$44]*[.D51])^2+([Sheet1.$C$47])^2)" office:value-type="float" office:value="118.036319224499">
            <text:p>118.0363192245</text:p>
          </table:table-cell>
          <table:table-cell/>
          <table:table-cell office:value-type="float" office:value="-0.00544">
            <text:p>-0.0054400</text:p>
          </table:table-cell>
          <table:table-cell office:value-type="float" office:value="-101.765035575199">
            <text:p>-101.76504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2.56">
            <text:p>2.56</text:p>
          </table:table-cell>
          <table:table-cell office:value-type="float" office:value="0.01">
            <text:p>0.01</text:p>
          </table:table-cell>
          <table:table-cell table:formula="of:=[.E52]*320-800" office:value-type="float" office:value="19.2">
            <text:p>19.2</text:p>
          </table:table-cell>
          <table:table-cell table:formula="of:=[.F52]*320" office:value-type="float" office:value="3.2">
            <text:p>3.2</text:p>
          </table:table-cell>
          <table:table-cell table:formula="of:=[.G52]*0.0001" office:value-type="float" office:value="0.00192">
            <text:p>0.00192</text:p>
          </table:table-cell>
          <table:table-cell table:formula="of:=[.H52]*0.0001" office:value-type="float" office:value="0.00032">
            <text:p>0.00032</text:p>
          </table:table-cell>
          <table:table-cell table:formula="of:=[.C52]*[Sheet1.$C$44]+[Sheet1.$C$46]" office:value-type="float" office:value="942.340910419671">
            <text:p>942.3409104197</text:p>
          </table:table-cell>
          <table:table-cell table:formula="of:=SQRT(([.C52]*[Sheet1.$C$45])^2+([Sheet1.$C$44]*[.D52])^2+([Sheet1.$C$47])^2)" office:value-type="float" office:value="118.230274276817">
            <text:p>118.2302742768</text:p>
          </table:table-cell>
          <table:table-cell/>
          <table:table-cell office:value-type="float" office:value="0.00192">
            <text:p>0.0019200</text:p>
          </table:table-cell>
          <table:table-cell office:value-type="float" office:value="942.340910419674">
            <text:p>942.34091</text:p>
          </table:table-cell>
          <table:table-cell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2.88">
            <text:p>2.88</text:p>
          </table:table-cell>
          <table:table-cell office:value-type="float" office:value="0.01">
            <text:p>0.01</text:p>
          </table:table-cell>
          <table:table-cell table:formula="of:=[.E53]*320-800" office:value-type="float" office:value="121.6">
            <text:p>121.6</text:p>
          </table:table-cell>
          <table:table-cell table:formula="of:=[.F53]*320" office:value-type="float" office:value="3.2">
            <text:p>3.2</text:p>
          </table:table-cell>
          <table:table-cell table:formula="of:=[.G53]*0.0001" office:value-type="float" office:value="0.01216">
            <text:p>0.01216</text:p>
          </table:table-cell>
          <table:table-cell table:formula="of:=[.H53]*0.0001" office:value-type="float" office:value="0.00032">
            <text:p>0.00032</text:p>
          </table:table-cell>
          <table:table-cell table:formula="of:=[.C53]*[Sheet1.$C$44]+[Sheet1.$C$46]" office:value-type="float" office:value="1986.44685641454">
            <text:p>1986.4468564145</text:p>
          </table:table-cell>
          <table:table-cell table:formula="of:=SQRT(([.C53]*[Sheet1.$C$45])^2+([Sheet1.$C$44]*[.D53])^2+([Sheet1.$C$47])^2)" office:value-type="float" office:value="118.810239685317">
            <text:p>118.8102396853</text:p>
          </table:table-cell>
          <table:table-cell/>
          <table:table-cell office:value-type="float" office:value="0.01216">
            <text:p>0.0121600</text:p>
          </table:table-cell>
          <table:table-cell office:value-type="float" office:value="1986.44685641455">
            <text:p>1986.44686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3.12">
            <text:p>3.12</text:p>
          </table:table-cell>
          <table:table-cell office:value-type="float" office:value="0.01">
            <text:p>0.01</text:p>
          </table:table-cell>
          <table:table-cell table:formula="of:=[.E54]*320-800" office:value-type="float" office:value="198.4">
            <text:p>198.4</text:p>
          </table:table-cell>
          <table:table-cell table:formula="of:=[.F54]*320" office:value-type="float" office:value="3.2">
            <text:p>3.2</text:p>
          </table:table-cell>
          <table:table-cell table:formula="of:=[.G54]*0.0001" office:value-type="float" office:value="0.01984">
            <text:p>0.01984</text:p>
          </table:table-cell>
          <table:table-cell table:formula="of:=[.H54]*0.0001" office:value-type="float" office:value="0.00032">
            <text:p>0.00032</text:p>
          </table:table-cell>
          <table:table-cell table:formula="of:=[.C54]*[Sheet1.$C$44]+[Sheet1.$C$46]" office:value-type="float" office:value="3239.37399160839">
            <text:p>3239.3739916084</text:p>
          </table:table-cell>
          <table:table-cell table:formula="of:=SQRT(([.C54]*[Sheet1.$C$45])^2+([Sheet1.$C$44]*[.D54])^2+([Sheet1.$C$47])^2)" office:value-type="float" office:value="120.0075900724">
            <text:p>120.0075900724</text:p>
          </table:table-cell>
          <table:table-cell/>
          <table:table-cell office:value-type="float" office:value="0.01984">
            <text:p>0.0198400</text:p>
          </table:table-cell>
          <table:table-cell office:value-type="float" office:value="3239.3739916084">
            <text:p>3239.37399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0.43">
            <text:p>0.43</text:p>
          </table:table-cell>
          <table:table-cell office:value-type="float" office:value="0.01">
            <text:p>0.01</text:p>
          </table:table-cell>
          <table:table-cell office:value-type="float" office:value="3.25">
            <text:p>3.25</text:p>
          </table:table-cell>
          <table:table-cell office:value-type="float" office:value="0.01">
            <text:p>0.01</text:p>
          </table:table-cell>
          <table:table-cell table:formula="of:=[.E55]*320-800" office:value-type="float" office:value="240">
            <text:p>240</text:p>
          </table:table-cell>
          <table:table-cell table:formula="of:=[.F55]*320" office:value-type="float" office:value="3.2">
            <text:p>3.2</text:p>
          </table:table-cell>
          <table:table-cell table:formula="of:=[.G55]*0.0001" office:value-type="float" office:value="0.024">
            <text:p>0.024</text:p>
          </table:table-cell>
          <table:table-cell table:formula="of:=[.H55]*0.0001" office:value-type="float" office:value="0.00032">
            <text:p>0.00032</text:p>
          </table:table-cell>
          <table:table-cell table:formula="of:=[.C55]*[Sheet1.$C$44]+[Sheet1.$C$46]" office:value-type="float" office:value="4387.89053220274">
            <text:p>4387.8905322027</text:p>
          </table:table-cell>
          <table:table-cell table:formula="of:=SQRT(([.C55]*[Sheet1.$C$45])^2+([Sheet1.$C$44]*[.D55])^2+([Sheet1.$C$47])^2)" office:value-type="float" office:value="121.572524634023">
            <text:p>121.572524634</text:p>
          </table:table-cell>
          <table:table-cell/>
          <table:table-cell office:value-type="float" office:value="0.024">
            <text:p>0.0240000</text:p>
          </table:table-cell>
          <table:table-cell office:value-type="float" office:value="4387.89053220276">
            <text:p>4387.89053</text:p>
          </table:table-cell>
          <table:table-cell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0.54">
            <text:p>0.54</text:p>
          </table:table-cell>
          <table:table-cell office:value-type="float" office:value="0.01">
            <text:p>0.01</text:p>
          </table:table-cell>
          <table:table-cell office:value-type="float" office:value="3.36">
            <text:p>3.36</text:p>
          </table:table-cell>
          <table:table-cell office:value-type="float" office:value="0.01">
            <text:p>0.01</text:p>
          </table:table-cell>
          <table:table-cell table:formula="of:=[.E56]*320-800" office:value-type="float" office:value="275.2">
            <text:p>275.2</text:p>
          </table:table-cell>
          <table:table-cell table:formula="of:=[.F56]*320" office:value-type="float" office:value="3.2">
            <text:p>3.2</text:p>
          </table:table-cell>
          <table:table-cell table:formula="of:=[.G56]*0.0001" office:value-type="float" office:value="0.02752">
            <text:p>0.02752</text:p>
          </table:table-cell>
          <table:table-cell table:formula="of:=[.H56]*0.0001" office:value-type="float" office:value="0.00032">
            <text:p>0.00032</text:p>
          </table:table-cell>
          <table:table-cell table:formula="of:=[.C56]*[Sheet1.$C$44]+[Sheet1.$C$46]" office:value-type="float" office:value="5536.4070727971">
            <text:p>5536.4070727971</text:p>
          </table:table-cell>
          <table:table-cell table:formula="of:=SQRT(([.C56]*[Sheet1.$C$45])^2+([Sheet1.$C$44]*[.D56])^2+([Sheet1.$C$47])^2)" office:value-type="float" office:value="123.567117622748">
            <text:p>123.5671176227</text:p>
          </table:table-cell>
          <table:table-cell/>
          <table:table-cell office:value-type="float" office:value="0.02752">
            <text:p>0.0275200</text:p>
          </table:table-cell>
          <table:table-cell office:value-type="float" office:value="5536.40707279712">
            <text:p>5536.40707</text:p>
          </table:table-cell>
          <table:table-cell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0.68">
            <text:p>0.68</text:p>
          </table:table-cell>
          <table:table-cell office:value-type="float" office:value="0.01">
            <text:p>0.01</text:p>
          </table:table-cell>
          <table:table-cell office:value-type="float" office:value="3.46">
            <text:p>3.46</text:p>
          </table:table-cell>
          <table:table-cell office:value-type="float" office:value="0.01">
            <text:p>0.01</text:p>
          </table:table-cell>
          <table:table-cell table:formula="of:=[.E57]*320-800" office:value-type="float" office:value="307.2">
            <text:p>307.2</text:p>
          </table:table-cell>
          <table:table-cell table:formula="of:=[.F57]*320" office:value-type="float" office:value="3.2">
            <text:p>3.2</text:p>
          </table:table-cell>
          <table:table-cell table:formula="of:=[.G57]*0.0001" office:value-type="float" office:value="0.03072">
            <text:p>0.03072</text:p>
          </table:table-cell>
          <table:table-cell table:formula="of:=[.H57]*0.0001" office:value-type="float" office:value="0.00032">
            <text:p>0.00032</text:p>
          </table:table-cell>
          <table:table-cell table:formula="of:=[.C57]*[Sheet1.$C$44]+[Sheet1.$C$46]" office:value-type="float" office:value="6998.15539718992">
            <text:p>6998.1553971899</text:p>
          </table:table-cell>
          <table:table-cell table:formula="of:=SQRT(([.C57]*[Sheet1.$C$45])^2+([Sheet1.$C$44]*[.D57])^2+([Sheet1.$C$47])^2)" office:value-type="float" office:value="126.694614159861">
            <text:p>126.6946141599</text:p>
          </table:table-cell>
          <table:table-cell/>
          <table:table-cell office:value-type="float" office:value="0.03072">
            <text:p>0.0307200</text:p>
          </table:table-cell>
          <table:table-cell office:value-type="float" office:value="6998.15539718994">
            <text:p>6998.15540</text:p>
          </table:table-cell>
          <table:table-cell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0.8">
            <text:p>0.8</text:p>
          </table:table-cell>
          <table:table-cell office:value-type="float" office:value="0.01">
            <text:p>0.01</text:p>
          </table:table-cell>
          <table:table-cell office:value-type="float" office:value="3.54">
            <text:p>3.54</text:p>
          </table:table-cell>
          <table:table-cell office:value-type="float" office:value="0.01">
            <text:p>0.01</text:p>
          </table:table-cell>
          <table:table-cell table:formula="of:=[.E58]*320-800" office:value-type="float" office:value="332.8">
            <text:p>332.8</text:p>
          </table:table-cell>
          <table:table-cell table:formula="of:=[.F58]*320" office:value-type="float" office:value="3.2">
            <text:p>3.2</text:p>
          </table:table-cell>
          <table:table-cell table:formula="of:=[.G58]*0.0001" office:value-type="float" office:value="0.03328">
            <text:p>0.03328</text:p>
          </table:table-cell>
          <table:table-cell table:formula="of:=[.H58]*0.0001" office:value-type="float" office:value="0.00032">
            <text:p>0.00032</text:p>
          </table:table-cell>
          <table:table-cell table:formula="of:=[.C58]*[Sheet1.$C$44]+[Sheet1.$C$46]" office:value-type="float" office:value="8251.08253238376">
            <text:p>8251.0825323838</text:p>
          </table:table-cell>
          <table:table-cell table:formula="of:=SQRT(([.C58]*[Sheet1.$C$45])^2+([Sheet1.$C$44]*[.D58])^2+([Sheet1.$C$47])^2)" office:value-type="float" office:value="129.866774135268">
            <text:p>129.8667741353</text:p>
          </table:table-cell>
          <table:table-cell/>
          <table:table-cell office:value-type="float" office:value="0.03328">
            <text:p>0.0332800</text:p>
          </table:table-cell>
          <table:table-cell office:value-type="float" office:value="8251.08253238379">
            <text:p>8251.08253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0.93">
            <text:p>0.93</text:p>
          </table:table-cell>
          <table:table-cell office:value-type="float" office:value="0.01">
            <text:p>0.01</text:p>
          </table:table-cell>
          <table:table-cell office:value-type="float" office:value="3.6">
            <text:p>3.6</text:p>
          </table:table-cell>
          <table:table-cell office:value-type="float" office:value="0.01">
            <text:p>0.01</text:p>
          </table:table-cell>
          <table:table-cell table:formula="of:=[.E59]*320-800" office:value-type="float" office:value="352">
            <text:p>352</text:p>
          </table:table-cell>
          <table:table-cell table:formula="of:=[.F59]*320" office:value-type="float" office:value="3.2">
            <text:p>3.2</text:p>
          </table:table-cell>
          <table:table-cell table:formula="of:=[.G59]*0.0001" office:value-type="float" office:value="0.0352">
            <text:p>0.0352</text:p>
          </table:table-cell>
          <table:table-cell table:formula="of:=[.H59]*0.0001" office:value-type="float" office:value="0.00032">
            <text:p>0.00032</text:p>
          </table:table-cell>
          <table:table-cell table:formula="of:=[.C59]*[Sheet1.$C$44]+[Sheet1.$C$46]" office:value-type="float" office:value="9608.42026217709">
            <text:p>9608.4202621771</text:p>
          </table:table-cell>
          <table:table-cell table:formula="of:=SQRT(([.C59]*[Sheet1.$C$45])^2+([Sheet1.$C$44]*[.D59])^2+([Sheet1.$C$47])^2)" office:value-type="float" office:value="133.77587791578">
            <text:p>133.7758779158</text:p>
          </table:table-cell>
          <table:table-cell/>
          <table:table-cell office:value-type="float" office:value="0.0352">
            <text:p>0.0352000</text:p>
          </table:table-cell>
          <table:table-cell office:value-type="float" office:value="9608.42026217713">
            <text:p>9608.42026</text:p>
          </table:table-cell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.01">
            <text:p>1.01</text:p>
          </table:table-cell>
          <table:table-cell office:value-type="float" office:value="0.01">
            <text:p>0.01</text:p>
          </table:table-cell>
          <table:table-cell office:value-type="float" office:value="3.62">
            <text:p>3.62</text:p>
          </table:table-cell>
          <table:table-cell office:value-type="float" office:value="0.01">
            <text:p>0.01</text:p>
          </table:table-cell>
          <table:table-cell table:formula="of:=[.E60]*320-800" office:value-type="float" office:value="358.4">
            <text:p>358.4</text:p>
          </table:table-cell>
          <table:table-cell table:formula="of:=[.F60]*320" office:value-type="float" office:value="3.2">
            <text:p>3.2</text:p>
          </table:table-cell>
          <table:table-cell table:formula="of:=[.G60]*0.0001" office:value-type="float" office:value="0.03584">
            <text:p>0.03584</text:p>
          </table:table-cell>
          <table:table-cell table:formula="of:=[.H60]*0.0001" office:value-type="float" office:value="0.00032">
            <text:p>0.00032</text:p>
          </table:table-cell>
          <table:table-cell table:formula="of:=[.C60]*[Sheet1.$C$44]+[Sheet1.$C$46]" office:value-type="float" office:value="10443.705018973">
            <text:p>10443.705018973</text:p>
          </table:table-cell>
          <table:table-cell table:formula="of:=SQRT(([.C60]*[Sheet1.$C$45])^2+([Sheet1.$C$44]*[.D60])^2+([Sheet1.$C$47])^2)" office:value-type="float" office:value="136.408178114196">
            <text:p>136.4081781142</text:p>
          </table:table-cell>
          <table:table-cell/>
          <table:table-cell office:value-type="float" office:value="0.03584">
            <text:p>0.0358400</text:p>
          </table:table-cell>
          <table:table-cell office:value-type="float" office:value="10443.705018973">
            <text:p>10443.70502</text:p>
          </table:table-cell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.12">
            <text:p>1.12</text:p>
          </table:table-cell>
          <table:table-cell office:value-type="float" office:value="0.01">
            <text:p>0.01</text:p>
          </table:table-cell>
          <table:table-cell office:value-type="float" office:value="3.67">
            <text:p>3.67</text:p>
          </table:table-cell>
          <table:table-cell office:value-type="float" office:value="0.01">
            <text:p>0.01</text:p>
          </table:table-cell>
          <table:table-cell table:formula="of:=[.E61]*320-800" office:value-type="float" office:value="374.4">
            <text:p>374.4</text:p>
          </table:table-cell>
          <table:table-cell table:formula="of:=[.F61]*320" office:value-type="float" office:value="3.2">
            <text:p>3.2</text:p>
          </table:table-cell>
          <table:table-cell table:formula="of:=[.G61]*0.0001" office:value-type="float" office:value="0.03744">
            <text:p>0.03744</text:p>
          </table:table-cell>
          <table:table-cell table:formula="of:=[.H61]*0.0001" office:value-type="float" office:value="0.00032">
            <text:p>0.00032</text:p>
          </table:table-cell>
          <table:table-cell table:formula="of:=[.C61]*[Sheet1.$C$44]+[Sheet1.$C$46]" office:value-type="float" office:value="11592.2215595673">
            <text:p>11592.2215595673</text:p>
          </table:table-cell>
          <table:table-cell table:formula="of:=SQRT(([.C61]*[Sheet1.$C$45])^2+([Sheet1.$C$44]*[.D61])^2+([Sheet1.$C$47])^2)" office:value-type="float" office:value="140.288535304224">
            <text:p>140.2885353042</text:p>
          </table:table-cell>
          <table:table-cell/>
          <table:table-cell office:value-type="float" office:value="0.03744">
            <text:p>0.0374400</text:p>
          </table:table-cell>
          <table:table-cell office:value-type="float" office:value="11592.2215595674">
            <text:p>11592.22156</text:p>
          </table:table-cell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1.25">
            <text:p>1.25</text:p>
          </table:table-cell>
          <table:table-cell office:value-type="float" office:value="0.01">
            <text:p>0.01</text:p>
          </table:table-cell>
          <table:table-cell office:value-type="float" office:value="3.71">
            <text:p>3.71</text:p>
          </table:table-cell>
          <table:table-cell office:value-type="float" office:value="0.01">
            <text:p>0.01</text:p>
          </table:table-cell>
          <table:table-cell table:formula="of:=[.E62]*320-800" office:value-type="float" office:value="387.2">
            <text:p>387.2</text:p>
          </table:table-cell>
          <table:table-cell table:formula="of:=[.F62]*320" office:value-type="float" office:value="3.2">
            <text:p>3.2</text:p>
          </table:table-cell>
          <table:table-cell table:formula="of:=[.G62]*0.0001" office:value-type="float" office:value="0.03872">
            <text:p>0.03872</text:p>
          </table:table-cell>
          <table:table-cell table:formula="of:=[.H62]*0.0001" office:value-type="float" office:value="0.00032">
            <text:p>0.00032</text:p>
          </table:table-cell>
          <table:table-cell table:formula="of:=[.C62]*[Sheet1.$C$44]+[Sheet1.$C$46]" office:value-type="float" office:value="12949.5592893607">
            <text:p>12949.5592893607</text:p>
          </table:table-cell>
          <table:table-cell table:formula="of:=SQRT(([.C62]*[Sheet1.$C$45])^2+([Sheet1.$C$44]*[.D62])^2+([Sheet1.$C$47])^2)" office:value-type="float" office:value="145.23341369503">
            <text:p>145.233413695</text:p>
          </table:table-cell>
          <table:table-cell/>
          <table:table-cell office:value-type="float" office:value="0.03872">
            <text:p>0.0387200</text:p>
          </table:table-cell>
          <table:table-cell office:value-type="float" office:value="12949.5592893607">
            <text:p>12949.55929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1.16">
            <text:p>1.16</text:p>
          </table:table-cell>
          <table:table-cell office:value-type="float" office:value="0.01">
            <text:p>0.01</text:p>
          </table:table-cell>
          <table:table-cell office:value-type="float" office:value="3.63">
            <text:p>3.63</text:p>
          </table:table-cell>
          <table:table-cell office:value-type="float" office:value="0.01">
            <text:p>0.01</text:p>
          </table:table-cell>
          <table:table-cell table:formula="of:=[.E63]*320-800" office:value-type="float" office:value="361.6">
            <text:p>361.6</text:p>
          </table:table-cell>
          <table:table-cell table:formula="of:=[.F63]*320" office:value-type="float" office:value="3.2">
            <text:p>3.2</text:p>
          </table:table-cell>
          <table:table-cell table:formula="of:=[.G63]*0.0001" office:value-type="float" office:value="0.03616">
            <text:p>0.03616</text:p>
          </table:table-cell>
          <table:table-cell table:formula="of:=[.H63]*0.0001" office:value-type="float" office:value="0.00032">
            <text:p>0.00032</text:p>
          </table:table-cell>
          <table:table-cell table:formula="of:=[.C63]*[Sheet1.$C$44]+[Sheet1.$C$46]" office:value-type="float" office:value="12009.8639379653">
            <text:p>12009.8639379653</text:p>
          </table:table-cell>
          <table:table-cell table:formula="of:=SQRT(([.C63]*[Sheet1.$C$45])^2+([Sheet1.$C$44]*[.D63])^2+([Sheet1.$C$47])^2)" office:value-type="float" office:value="141.770229756736">
            <text:p>141.7702297567</text:p>
          </table:table-cell>
          <table:table-cell/>
          <table:table-cell office:value-type="float" office:value="0.03616">
            <text:p>0.0361600</text:p>
          </table:table-cell>
          <table:table-cell office:value-type="float" office:value="12009.8639379653">
            <text:p>12009.86394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7">
            <text:p>0.97</text:p>
          </table:table-cell>
          <table:table-cell office:value-type="float" office:value="0.01">
            <text:p>0.01</text:p>
          </table:table-cell>
          <table:table-cell office:value-type="float" office:value="3.53">
            <text:p>3.53</text:p>
          </table:table-cell>
          <table:table-cell office:value-type="float" office:value="0.01">
            <text:p>0.01</text:p>
          </table:table-cell>
          <table:table-cell table:formula="of:=[.E64]*320-800" office:value-type="float" office:value="329.6">
            <text:p>329.6</text:p>
          </table:table-cell>
          <table:table-cell table:formula="of:=[.F64]*320" office:value-type="float" office:value="3.2">
            <text:p>3.2</text:p>
          </table:table-cell>
          <table:table-cell table:formula="of:=[.G64]*0.0001" office:value-type="float" office:value="0.03296">
            <text:p>0.03296</text:p>
          </table:table-cell>
          <table:table-cell table:formula="of:=[.H64]*0.0001" office:value-type="float" office:value="0.00032">
            <text:p>0.00032</text:p>
          </table:table-cell>
          <table:table-cell table:formula="of:=[.C64]*[Sheet1.$C$44]+[Sheet1.$C$46]" office:value-type="float" office:value="10026.062640575">
            <text:p>10026.062640575</text:p>
          </table:table-cell>
          <table:table-cell table:formula="of:=SQRT(([.C64]*[Sheet1.$C$45])^2+([Sheet1.$C$44]*[.D64])^2+([Sheet1.$C$47])^2)" office:value-type="float" office:value="135.071300683622">
            <text:p>135.0713006836</text:p>
          </table:table-cell>
          <table:table-cell/>
          <table:table-cell office:value-type="float" office:value="0.03296">
            <text:p>0.0329600</text:p>
          </table:table-cell>
          <table:table-cell office:value-type="float" office:value="10026.0626405751">
            <text:p>10026.06264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0.84">
            <text:p>0.84</text:p>
          </table:table-cell>
          <table:table-cell office:value-type="float" office:value="0.01">
            <text:p>0.01</text:p>
          </table:table-cell>
          <table:table-cell office:value-type="float" office:value="3.39">
            <text:p>3.39</text:p>
          </table:table-cell>
          <table:table-cell office:value-type="float" office:value="0.01">
            <text:p>0.01</text:p>
          </table:table-cell>
          <table:table-cell table:formula="of:=[.E65]*320-800" office:value-type="float" office:value="284.8">
            <text:p>284.8</text:p>
          </table:table-cell>
          <table:table-cell table:formula="of:=[.F65]*320" office:value-type="float" office:value="3.2">
            <text:p>3.2</text:p>
          </table:table-cell>
          <table:table-cell table:formula="of:=[.G65]*0.0001" office:value-type="float" office:value="0.02848">
            <text:p>0.02848</text:p>
          </table:table-cell>
          <table:table-cell table:formula="of:=[.H65]*0.0001" office:value-type="float" office:value="0.00032">
            <text:p>0.00032</text:p>
          </table:table-cell>
          <table:table-cell table:formula="of:=[.C65]*[Sheet1.$C$44]+[Sheet1.$C$46]" office:value-type="float" office:value="8668.72491078171">
            <text:p>8668.7249107817</text:p>
          </table:table-cell>
          <table:table-cell table:formula="of:=SQRT(([.C65]*[Sheet1.$C$45])^2+([Sheet1.$C$44]*[.D65])^2+([Sheet1.$C$47])^2)" office:value-type="float" office:value="131.019050817218">
            <text:p>131.0190508172</text:p>
          </table:table-cell>
          <table:table-cell/>
          <table:table-cell office:value-type="float" office:value="0.02848">
            <text:p>0.0284800</text:p>
          </table:table-cell>
          <table:table-cell office:value-type="float" office:value="8668.72491078174">
            <text:p>8668.72491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0.72">
            <text:p>0.72</text:p>
          </table:table-cell>
          <table:table-cell office:value-type="float" office:value="0.01">
            <text:p>0.01</text:p>
          </table:table-cell>
          <table:table-cell office:value-type="float" office:value="3.26">
            <text:p>3.26</text:p>
          </table:table-cell>
          <table:table-cell office:value-type="float" office:value="0.01">
            <text:p>0.01</text:p>
          </table:table-cell>
          <table:table-cell table:formula="of:=[.E66]*320-800" office:value-type="float" office:value="243.2">
            <text:p>243.2</text:p>
          </table:table-cell>
          <table:table-cell table:formula="of:=[.F66]*320" office:value-type="float" office:value="3.2">
            <text:p>3.2</text:p>
          </table:table-cell>
          <table:table-cell table:formula="of:=[.G66]*0.0001" office:value-type="float" office:value="0.02432">
            <text:p>0.02432</text:p>
          </table:table-cell>
          <table:table-cell table:formula="of:=[.H66]*0.0001" office:value-type="float" office:value="0.00032">
            <text:p>0.00032</text:p>
          </table:table-cell>
          <table:table-cell table:formula="of:=[.C66]*[Sheet1.$C$44]+[Sheet1.$C$46]" office:value-type="float" office:value="7415.79777558786">
            <text:p>7415.7977755879</text:p>
          </table:table-cell>
          <table:table-cell table:formula="of:=SQRT(([.C66]*[Sheet1.$C$45])^2+([Sheet1.$C$44]*[.D66])^2+([Sheet1.$C$47])^2)" office:value-type="float" office:value="127.70335083441">
            <text:p>127.7033508344</text:p>
          </table:table-cell>
          <table:table-cell/>
          <table:table-cell office:value-type="float" office:value="0.02432">
            <text:p>0.0243200</text:p>
          </table:table-cell>
          <table:table-cell office:value-type="float" office:value="7415.79777558789">
            <text:p>7415.79778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0.6">
            <text:p>0.6</text:p>
          </table:table-cell>
          <table:table-cell office:value-type="float" office:value="0.01">
            <text:p>0.01</text:p>
          </table:table-cell>
          <table:table-cell office:value-type="float" office:value="3.19">
            <text:p>3.19</text:p>
          </table:table-cell>
          <table:table-cell office:value-type="float" office:value="0.01">
            <text:p>0.01</text:p>
          </table:table-cell>
          <table:table-cell table:formula="of:=[.E67]*320-800" office:value-type="float" office:value="220.8">
            <text:p>220.8</text:p>
          </table:table-cell>
          <table:table-cell table:formula="of:=[.F67]*320" office:value-type="float" office:value="3.2">
            <text:p>3.2</text:p>
          </table:table-cell>
          <table:table-cell table:formula="of:=[.G67]*0.0001" office:value-type="float" office:value="0.02208">
            <text:p>0.02208</text:p>
          </table:table-cell>
          <table:table-cell table:formula="of:=[.H67]*0.0001" office:value-type="float" office:value="0.00032">
            <text:p>0.00032</text:p>
          </table:table-cell>
          <table:table-cell table:formula="of:=[.C67]*[Sheet1.$C$44]+[Sheet1.$C$46]" office:value-type="float" office:value="6162.87064039402">
            <text:p>6162.870640394</text:p>
          </table:table-cell>
          <table:table-cell table:formula="of:=SQRT(([.C67]*[Sheet1.$C$45])^2+([Sheet1.$C$44]*[.D67])^2+([Sheet1.$C$47])^2)" office:value-type="float" office:value="124.828987972341">
            <text:p>124.8289879723</text:p>
          </table:table-cell>
          <table:table-cell/>
          <table:table-cell office:value-type="float" office:value="0.02208">
            <text:p>0.0220800</text:p>
          </table:table-cell>
          <table:table-cell office:value-type="float" office:value="6162.87064039404">
            <text:p>6162.87064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48">
            <text:p>0.48</text:p>
          </table:table-cell>
          <table:table-cell office:value-type="float" office:value="0.01">
            <text:p>0.01</text:p>
          </table:table-cell>
          <table:table-cell office:value-type="float" office:value="3.1">
            <text:p>3.1</text:p>
          </table:table-cell>
          <table:table-cell office:value-type="float" office:value="0.01">
            <text:p>0.01</text:p>
          </table:table-cell>
          <table:table-cell table:formula="of:=[.E68]*320-800" office:value-type="float" office:value="192">
            <text:p>192</text:p>
          </table:table-cell>
          <table:table-cell table:formula="of:=[.F68]*320" office:value-type="float" office:value="3.2">
            <text:p>3.2</text:p>
          </table:table-cell>
          <table:table-cell table:formula="of:=[.G68]*0.0001" office:value-type="float" office:value="0.0192">
            <text:p>0.0192</text:p>
          </table:table-cell>
          <table:table-cell table:formula="of:=[.H68]*0.0001" office:value-type="float" office:value="0.00032">
            <text:p>0.00032</text:p>
          </table:table-cell>
          <table:table-cell table:formula="of:=[.C68]*[Sheet1.$C$44]+[Sheet1.$C$46]" office:value-type="float" office:value="4909.94350520018">
            <text:p>4909.9435052002</text:p>
          </table:table-cell>
          <table:table-cell table:formula="of:=SQRT(([.C68]*[Sheet1.$C$45])^2+([Sheet1.$C$44]*[.D68])^2+([Sheet1.$C$47])^2)" office:value-type="float" office:value="122.427051539403">
            <text:p>122.4270515394</text:p>
          </table:table-cell>
          <table:table-cell/>
          <table:table-cell office:value-type="float" office:value="0.0192">
            <text:p>0.0192000</text:p>
          </table:table-cell>
          <table:table-cell office:value-type="float" office:value="4909.9435052002">
            <text:p>4909.94351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0.38">
            <text:p>0.38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table:formula="of:=[.E69]*320-800" office:value-type="float" office:value="160">
            <text:p>160</text:p>
          </table:table-cell>
          <table:table-cell table:formula="of:=[.F69]*320" office:value-type="float" office:value="3.2">
            <text:p>3.2</text:p>
          </table:table-cell>
          <table:table-cell table:formula="of:=[.G69]*0.0001" office:value-type="float" office:value="0.016">
            <text:p>0.016</text:p>
          </table:table-cell>
          <table:table-cell table:formula="of:=[.H69]*0.0001" office:value-type="float" office:value="0.00032">
            <text:p>0.00032</text:p>
          </table:table-cell>
          <table:table-cell table:formula="of:=[.C69]*[Sheet1.$C$44]+[Sheet1.$C$46]" office:value-type="float" office:value="3865.83755920531">
            <text:p>3865.8375592053</text:p>
          </table:table-cell>
          <table:table-cell table:formula="of:=SQRT(([.C69]*[Sheet1.$C$45])^2+([Sheet1.$C$44]*[.D69])^2+([Sheet1.$C$47])^2)" office:value-type="float" office:value="120.806817245139">
            <text:p>120.8068172451</text:p>
          </table:table-cell>
          <table:table-cell/>
          <table:table-cell office:value-type="float" office:value="0.016">
            <text:p>0.0160000</text:p>
          </table:table-cell>
          <table:table-cell office:value-type="float" office:value="3865.83755920532">
            <text:p>3865.83756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0.27">
            <text:p>0.27</text:p>
          </table:table-cell>
          <table:table-cell office:value-type="float" office:value="0.01">
            <text:p>0.01</text:p>
          </table:table-cell>
          <table:table-cell office:value-type="float" office:value="2.91">
            <text:p>2.91</text:p>
          </table:table-cell>
          <table:table-cell office:value-type="float" office:value="0.01">
            <text:p>0.01</text:p>
          </table:table-cell>
          <table:table-cell table:formula="of:=[.E70]*320-800" office:value-type="float" office:value="131.2">
            <text:p>131.2</text:p>
          </table:table-cell>
          <table:table-cell table:formula="of:=[.F70]*320" office:value-type="float" office:value="3.2">
            <text:p>3.2</text:p>
          </table:table-cell>
          <table:table-cell table:formula="of:=[.G70]*0.0001" office:value-type="float" office:value="0.01312">
            <text:p>0.01312</text:p>
          </table:table-cell>
          <table:table-cell table:formula="of:=[.H70]*0.0001" office:value-type="float" office:value="0.00032">
            <text:p>0.00032</text:p>
          </table:table-cell>
          <table:table-cell table:formula="of:=[.C70]*[Sheet1.$C$44]+[Sheet1.$C$46]" office:value-type="float" office:value="2717.32101861095">
            <text:p>2717.321018611</text:p>
          </table:table-cell>
          <table:table-cell table:formula="of:=SQRT(([.C70]*[Sheet1.$C$45])^2+([Sheet1.$C$44]*[.D70])^2+([Sheet1.$C$47])^2)" office:value-type="float" office:value="119.443030903646">
            <text:p>119.4430309036</text:p>
          </table:table-cell>
          <table:table-cell/>
          <table:table-cell office:value-type="float" office:value="0.01312">
            <text:p>0.0131200</text:p>
          </table:table-cell>
          <table:table-cell office:value-type="float" office:value="2717.32101861096">
            <text:p>2717.32102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2.77">
            <text:p>2.77</text:p>
          </table:table-cell>
          <table:table-cell office:value-type="float" office:value="0.01">
            <text:p>0.01</text:p>
          </table:table-cell>
          <table:table-cell table:formula="of:=[.E71]*320-800" office:value-type="float" office:value="86.4">
            <text:p>86.4</text:p>
          </table:table-cell>
          <table:table-cell table:formula="of:=[.F71]*320" office:value-type="float" office:value="3.2">
            <text:p>3.2</text:p>
          </table:table-cell>
          <table:table-cell table:formula="of:=[.G71]*0.0001" office:value-type="float" office:value="0.00864">
            <text:p>0.00864</text:p>
          </table:table-cell>
          <table:table-cell table:formula="of:=[.H71]*0.0001" office:value-type="float" office:value="0.00032">
            <text:p>0.00032</text:p>
          </table:table-cell>
          <table:table-cell table:formula="of:=[.C71]*[Sheet1.$C$44]+[Sheet1.$C$46]" office:value-type="float" office:value="1151.16209961865">
            <text:p>1151.1620996187</text:p>
          </table:table-cell>
          <table:table-cell table:formula="of:=SQRT(([.C71]*[Sheet1.$C$45])^2+([Sheet1.$C$44]*[.D71])^2+([Sheet1.$C$47])^2)" office:value-type="float" office:value="118.315513772933">
            <text:p>118.3155137729</text:p>
          </table:table-cell>
          <table:table-cell/>
          <table:table-cell office:value-type="float" office:value="0.00864">
            <text:p>0.0086400</text:p>
          </table:table-cell>
          <table:table-cell office:value-type="float" office:value="1151.16209961865">
            <text:p>1151.16210</text:p>
          </table:table-cell>
          <table:table-cell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63">
            <text:p>2.63</text:p>
          </table:table-cell>
          <table:table-cell office:value-type="float" office:value="0.01">
            <text:p>0.01</text:p>
          </table:table-cell>
          <table:table-cell table:formula="of:=[.E72]*320-800" office:value-type="float" office:value="41.5999999999999">
            <text:p>41.6</text:p>
          </table:table-cell>
          <table:table-cell table:formula="of:=[.F72]*320" office:value-type="float" office:value="3.2">
            <text:p>3.2</text:p>
          </table:table-cell>
          <table:table-cell table:formula="of:=[.G72]*0.0001" office:value-type="float" office:value="0.00415999999999999">
            <text:p>0.00416</text:p>
          </table:table-cell>
          <table:table-cell table:formula="of:=[.H72]*0.0001" office:value-type="float" office:value="0.00032">
            <text:p>0.00032</text:p>
          </table:table-cell>
          <table:table-cell table:formula="of:=[.C72]*[Sheet1.$C$44]+[Sheet1.$C$46]" office:value-type="float" office:value="-101.765035575199">
            <text:p>-101.7650355752</text:p>
          </table:table-cell>
          <table:table-cell table:formula="of:=SQRT(([.C72]*[Sheet1.$C$45])^2+([Sheet1.$C$44]*[.D72])^2+([Sheet1.$C$47])^2)" office:value-type="float" office:value="118.036319224499">
            <text:p>118.0363192245</text:p>
          </table:table-cell>
          <table:table-cell/>
          <table:table-cell office:value-type="float" office:value="0.00415999999999999">
            <text:p>0.0041600</text:p>
          </table:table-cell>
          <table:table-cell office:value-type="float" office:value="-101.765035575199">
            <text:p>-101.76504</text:p>
          </table:table-cell>
          <table:table-cell/>
        </table:table-row>
        <table:table-row table:style-name="ro1" table:number-rows-repeated="22">
          <table:table-cell table:number-columns-repeated="13"/>
          <table:table-cell table:style-name="Default"/>
          <table:table-cell table:style-name="ce5"/>
          <table:table-cell/>
        </table:table-row>
        <table:table-row table:style-name="ro1" table:number-rows-repeated="2">
          <table:table-cell table:number-columns-repeated="13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Default" table:number-columns-repeated="3"/>
        </table:table-row>
      </table:table>
      <table:table table:name="Sheet3" table:style-name="ta1"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11"/>
        <table:table-column table:style-name="co6" table:default-cell-style-name="ce13"/>
        <table:table-row table:style-name="ro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6" office:value-type="string" table:number-columns-spanned="2" table:number-rows-spanned="1">
            <text:p>I (A)</text:p>
          </table:table-cell>
          <table:covered-table-cell table:style-name="ce8"/>
          <table:table-cell table:style-name="ce9" office:value-type="string" table:number-columns-spanned="2" table:number-rows-spanned="1">
            <text:p>V (V)</text:p>
          </table:table-cell>
          <table:covered-table-cell/>
          <table:table-cell table:style-name="ce9" office:value-type="string" table:number-columns-spanned="2" table:number-rows-spanned="1">
            <text:p>B (G)</text:p>
          </table:table-cell>
          <table:covered-table-cell/>
          <table:table-cell table:style-name="ce9" office:value-type="string" table:number-columns-spanned="2" table:number-rows-spanned="1">
            <text:p>H (A/m)</text:p>
          </table:table-cell>
          <table:covered-table-cell table:style-name="Default"/>
        </table:table-row>
        <table:table-row table:style-name="ro1">
          <table:table-cell/>
          <table:table-cell office:value-type="float" office:value="0">
            <text:p>0.00</text:p>
          </table:table-cell>
          <table:table-cell office:value-type="string">
            <text:p>$\pm$ 0.01</text:p>
          </table:table-cell>
          <table:table-cell office:value-type="float" office:value="2.49">
            <text:p>2.49</text:p>
          </table:table-cell>
          <table:table-cell office:value-type="string">
            <text:p>$\pm$ 0.01</text:p>
          </table:table-cell>
          <table:table-cell office:value-type="float" office:value="-3.19999999999993">
            <text:p>-3.2</text:p>
          </table:table-cell>
          <table:table-cell office:value-type="string">
            <text:p>$\pm$ 3.2</text:p>
          </table:table-cell>
          <table:table-cell table:style-name="Default" office:value-type="float" office:value="-254.647908947027">
            <text:p>-254.647908947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0.13">
            <text:p>0.13</text:p>
          </table:table-cell>
          <table:table-cell office:value-type="string">
            <text:p>$\pm$ 0.01</text:p>
          </table:table-cell>
          <table:table-cell office:value-type="float" office:value="2.55">
            <text:p>2.55</text:p>
          </table:table-cell>
          <table:table-cell office:value-type="string">
            <text:p>$\pm$ 0.01</text:p>
          </table:table-cell>
          <table:table-cell office:value-type="float" office:value="16">
            <text:p>16.0</text:p>
          </table:table-cell>
          <table:table-cell office:value-type="string">
            <text:p>$\pm$ 3.2</text:p>
          </table:table-cell>
          <table:table-cell table:style-name="Default" office:value-type="float" office:value="1273.23954473516">
            <text:p>1273.2395447352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0.24">
            <text:p>0.24</text:p>
          </table:table-cell>
          <table:table-cell office:value-type="string">
            <text:p>$\pm$ 0.01</text:p>
          </table:table-cell>
          <table:table-cell office:value-type="float" office:value="2.59">
            <text:p>2.59</text:p>
          </table:table-cell>
          <table:table-cell office:value-type="string">
            <text:p>$\pm$ 0.01</text:p>
          </table:table-cell>
          <table:table-cell office:value-type="float" office:value="28.8">
            <text:p>28.8</text:p>
          </table:table-cell>
          <table:table-cell office:value-type="string">
            <text:p>$\pm$ 3.2</text:p>
          </table:table-cell>
          <table:table-cell table:style-name="Default" office:value-type="float" office:value="2291.83118052329">
            <text:p>2291.8311805233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0.37">
            <text:p>0.37</text:p>
          </table:table-cell>
          <table:table-cell office:value-type="string">
            <text:p>$\pm$ 0.01</text:p>
          </table:table-cell>
          <table:table-cell office:value-type="float" office:value="2.65">
            <text:p>2.65</text:p>
          </table:table-cell>
          <table:table-cell office:value-type="string">
            <text:p>$\pm$ 0.01</text:p>
          </table:table-cell>
          <table:table-cell office:value-type="float" office:value="48">
            <text:p>48.0</text:p>
          </table:table-cell>
          <table:table-cell office:value-type="string">
            <text:p>$\pm$ 3.2</text:p>
          </table:table-cell>
          <table:table-cell table:style-name="Default" office:value-type="float" office:value="3819.71863420549">
            <text:p>3819.7186342055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0.5">
            <text:p>0.50</text:p>
          </table:table-cell>
          <table:table-cell office:value-type="string">
            <text:p>$\pm$ 0.01</text:p>
          </table:table-cell>
          <table:table-cell office:value-type="float" office:value="2.7">
            <text:p>2.70</text:p>
          </table:table-cell>
          <table:table-cell office:value-type="string">
            <text:p>$\pm$ 0.01</text:p>
          </table:table-cell>
          <table:table-cell office:value-type="float" office:value="64">
            <text:p>64.0</text:p>
          </table:table-cell>
          <table:table-cell office:value-type="string">
            <text:p>$\pm$ 3.2</text:p>
          </table:table-cell>
          <table:table-cell table:style-name="Default" office:value-type="float" office:value="5092.95817894065">
            <text:p>5092.9581789407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0.62">
            <text:p>0.62</text:p>
          </table:table-cell>
          <table:table-cell office:value-type="string">
            <text:p>$\pm$ 0.01</text:p>
          </table:table-cell>
          <table:table-cell office:value-type="float" office:value="2.75">
            <text:p>2.75</text:p>
          </table:table-cell>
          <table:table-cell office:value-type="string">
            <text:p>$\pm$ 0.01</text:p>
          </table:table-cell>
          <table:table-cell office:value-type="float" office:value="80">
            <text:p>80.0</text:p>
          </table:table-cell>
          <table:table-cell office:value-type="string">
            <text:p>$\pm$ 3.2</text:p>
          </table:table-cell>
          <table:table-cell table:style-name="Default" office:value-type="float" office:value="6366.19772367581">
            <text:p>6366.1977236758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0.73">
            <text:p>0.73</text:p>
          </table:table-cell>
          <table:table-cell office:value-type="string">
            <text:p>$\pm$ 0.01</text:p>
          </table:table-cell>
          <table:table-cell office:value-type="float" office:value="2.8">
            <text:p>2.80</text:p>
          </table:table-cell>
          <table:table-cell office:value-type="string">
            <text:p>$\pm$ 0.01</text:p>
          </table:table-cell>
          <table:table-cell office:value-type="float" office:value="96">
            <text:p>96.0</text:p>
          </table:table-cell>
          <table:table-cell office:value-type="string">
            <text:p>$\pm$ 3.2</text:p>
          </table:table-cell>
          <table:table-cell table:style-name="Default" office:value-type="float" office:value="7639.43726841098">
            <text:p>7639.437268411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string">
            <text:p>$\pm$ 0.01</text:p>
          </table:table-cell>
          <table:table-cell office:value-type="float" office:value="2.85">
            <text:p>2.85</text:p>
          </table:table-cell>
          <table:table-cell office:value-type="string">
            <text:p>$\pm$ 0.01</text:p>
          </table:table-cell>
          <table:table-cell office:value-type="float" office:value="112">
            <text:p>112.0</text:p>
          </table:table-cell>
          <table:table-cell office:value-type="string">
            <text:p>$\pm$ 3.2</text:p>
          </table:table-cell>
          <table:table-cell table:style-name="Default" office:value-type="float" office:value="8912.67681314614">
            <text:p>8912.6768131461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string">
            <text:p>$\pm$ 0.01</text:p>
          </table:table-cell>
          <table:table-cell office:value-type="float" office:value="2.89">
            <text:p>2.89</text:p>
          </table:table-cell>
          <table:table-cell office:value-type="string">
            <text:p>$\pm$ 0.01</text:p>
          </table:table-cell>
          <table:table-cell office:value-type="float" office:value="124.8">
            <text:p>124.8</text:p>
          </table:table-cell>
          <table:table-cell office:value-type="string">
            <text:p>$\pm$ 3.2</text:p>
          </table:table-cell>
          <table:table-cell table:style-name="Default" office:value-type="float" office:value="9931.26844893427">
            <text:p>9931.2684489343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1.06">
            <text:p>1.06</text:p>
          </table:table-cell>
          <table:table-cell office:value-type="string">
            <text:p>$\pm$ 0.01</text:p>
          </table:table-cell>
          <table:table-cell office:value-type="float" office:value="2.93">
            <text:p>2.93</text:p>
          </table:table-cell>
          <table:table-cell office:value-type="string">
            <text:p>$\pm$ 0.01</text:p>
          </table:table-cell>
          <table:table-cell office:value-type="float" office:value="137.6">
            <text:p>137.6</text:p>
          </table:table-cell>
          <table:table-cell office:value-type="string">
            <text:p>$\pm$ 3.2</text:p>
          </table:table-cell>
          <table:table-cell table:style-name="Default" office:value-type="float" office:value="10949.8600847224">
            <text:p>10949.8600847224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1.13">
            <text:p>1.13</text:p>
          </table:table-cell>
          <table:table-cell office:value-type="string">
            <text:p>$\pm$ 0.01</text:p>
          </table:table-cell>
          <table:table-cell office:value-type="float" office:value="2.96">
            <text:p>2.96</text:p>
          </table:table-cell>
          <table:table-cell office:value-type="string">
            <text:p>$\pm$ 0.01</text:p>
          </table:table-cell>
          <table:table-cell office:value-type="float" office:value="147.2">
            <text:p>147.2</text:p>
          </table:table-cell>
          <table:table-cell office:value-type="string">
            <text:p>$\pm$ 3.2</text:p>
          </table:table-cell>
          <table:table-cell table:style-name="Default" office:value-type="float" office:value="11713.8038115635">
            <text:p>11713.8038115635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1.23">
            <text:p>1.23</text:p>
          </table:table-cell>
          <table:table-cell office:value-type="string">
            <text:p>$\pm$ 0.01</text:p>
          </table:table-cell>
          <table:table-cell office:value-type="float" office:value="3">
            <text:p>3.00</text:p>
          </table:table-cell>
          <table:table-cell office:value-type="string">
            <text:p>$\pm$ 0.01</text:p>
          </table:table-cell>
          <table:table-cell office:value-type="float" office:value="160">
            <text:p>160.0</text:p>
          </table:table-cell>
          <table:table-cell office:value-type="string">
            <text:p>$\pm$ 3.2</text:p>
          </table:table-cell>
          <table:table-cell table:style-name="Default" office:value-type="float" office:value="12732.3954473516">
            <text:p>12732.3954473516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1.28">
            <text:p>1.28</text:p>
          </table:table-cell>
          <table:table-cell office:value-type="string">
            <text:p>$\pm$ 0.01</text:p>
          </table:table-cell>
          <table:table-cell office:value-type="float" office:value="3.03">
            <text:p>3.03</text:p>
          </table:table-cell>
          <table:table-cell office:value-type="string">
            <text:p>$\pm$ 0.01</text:p>
          </table:table-cell>
          <table:table-cell office:value-type="float" office:value="169.6">
            <text:p>169.6</text:p>
          </table:table-cell>
          <table:table-cell office:value-type="string">
            <text:p>$\pm$ 3.2</text:p>
          </table:table-cell>
          <table:table-cell table:style-name="Default" office:value-type="float" office:value="13496.3391741927">
            <text:p>13496.3391741927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0.11">
            <text:p>-0.11</text:p>
          </table:table-cell>
          <table:table-cell office:value-type="string">
            <text:p>$\pm$ 0.01</text:p>
          </table:table-cell>
          <table:table-cell office:value-type="float" office:value="2.44">
            <text:p>2.44</text:p>
          </table:table-cell>
          <table:table-cell office:value-type="string">
            <text:p>$\pm$ 0.01</text:p>
          </table:table-cell>
          <table:table-cell office:value-type="float" office:value="-19.2">
            <text:p>-19.2</text:p>
          </table:table-cell>
          <table:table-cell office:value-type="string">
            <text:p>$\pm$ 3.2</text:p>
          </table:table-cell>
          <table:table-cell table:style-name="Default" office:value-type="float" office:value="-1527.8874536822">
            <text:p>-1527.8874536822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0.22">
            <text:p>-0.22</text:p>
          </table:table-cell>
          <table:table-cell office:value-type="string">
            <text:p>$\pm$ 0.01</text:p>
          </table:table-cell>
          <table:table-cell office:value-type="float" office:value="2.4">
            <text:p>2.40</text:p>
          </table:table-cell>
          <table:table-cell office:value-type="string">
            <text:p>$\pm$ 0.01</text:p>
          </table:table-cell>
          <table:table-cell office:value-type="float" office:value="-32">
            <text:p>-32.0</text:p>
          </table:table-cell>
          <table:table-cell office:value-type="string">
            <text:p>$\pm$ 3.2</text:p>
          </table:table-cell>
          <table:table-cell table:style-name="Default" office:value-type="float" office:value="-2546.47908947033">
            <text:p>-2546.4790894703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0.34">
            <text:p>-0.34</text:p>
          </table:table-cell>
          <table:table-cell office:value-type="string">
            <text:p>$\pm$ 0.01</text:p>
          </table:table-cell>
          <table:table-cell office:value-type="float" office:value="2.35">
            <text:p>2.35</text:p>
          </table:table-cell>
          <table:table-cell office:value-type="string">
            <text:p>$\pm$ 0.01</text:p>
          </table:table-cell>
          <table:table-cell office:value-type="float" office:value="-48">
            <text:p>-48.0</text:p>
          </table:table-cell>
          <table:table-cell office:value-type="string">
            <text:p>$\pm$ 3.2</text:p>
          </table:table-cell>
          <table:table-cell table:style-name="Default" office:value-type="float" office:value="-3819.71863420549">
            <text:p>-3819.7186342055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0.47">
            <text:p>-0.47</text:p>
          </table:table-cell>
          <table:table-cell office:value-type="string">
            <text:p>$\pm$ 0.01</text:p>
          </table:table-cell>
          <table:table-cell office:value-type="float" office:value="2.3">
            <text:p>2.30</text:p>
          </table:table-cell>
          <table:table-cell office:value-type="string">
            <text:p>$\pm$ 0.01</text:p>
          </table:table-cell>
          <table:table-cell office:value-type="float" office:value="-64">
            <text:p>-64.0</text:p>
          </table:table-cell>
          <table:table-cell office:value-type="string">
            <text:p>$\pm$ 3.2</text:p>
          </table:table-cell>
          <table:table-cell table:style-name="Default" office:value-type="float" office:value="-5092.95817894065">
            <text:p>-5092.9581789407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0.59">
            <text:p>-0.59</text:p>
          </table:table-cell>
          <table:table-cell office:value-type="string">
            <text:p>$\pm$ 0.01</text:p>
          </table:table-cell>
          <table:table-cell office:value-type="float" office:value="2.25">
            <text:p>2.25</text:p>
          </table:table-cell>
          <table:table-cell office:value-type="string">
            <text:p>$\pm$ 0.01</text:p>
          </table:table-cell>
          <table:table-cell office:value-type="float" office:value="-80">
            <text:p>-80.0</text:p>
          </table:table-cell>
          <table:table-cell office:value-type="string">
            <text:p>$\pm$ 3.2</text:p>
          </table:table-cell>
          <table:table-cell table:style-name="Default" office:value-type="float" office:value="-6366.19772367581">
            <text:p>-6366.1977236758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0.69">
            <text:p>-0.69</text:p>
          </table:table-cell>
          <table:table-cell office:value-type="string">
            <text:p>$\pm$ 0.01</text:p>
          </table:table-cell>
          <table:table-cell office:value-type="float" office:value="2.21">
            <text:p>2.21</text:p>
          </table:table-cell>
          <table:table-cell office:value-type="string">
            <text:p>$\pm$ 0.01</text:p>
          </table:table-cell>
          <table:table-cell office:value-type="float" office:value="-92.8">
            <text:p>-92.8</text:p>
          </table:table-cell>
          <table:table-cell office:value-type="string">
            <text:p>$\pm$ 3.2</text:p>
          </table:table-cell>
          <table:table-cell table:style-name="Default" office:value-type="float" office:value="-7384.78935946394">
            <text:p>-7384.7893594639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0.81">
            <text:p>-0.81</text:p>
          </table:table-cell>
          <table:table-cell office:value-type="string">
            <text:p>$\pm$ 0.01</text:p>
          </table:table-cell>
          <table:table-cell office:value-type="float" office:value="2.16">
            <text:p>2.16</text:p>
          </table:table-cell>
          <table:table-cell office:value-type="string">
            <text:p>$\pm$ 0.01</text:p>
          </table:table-cell>
          <table:table-cell office:value-type="float" office:value="-108.8">
            <text:p>-108.8</text:p>
          </table:table-cell>
          <table:table-cell office:value-type="string">
            <text:p>$\pm$ 3.2</text:p>
          </table:table-cell>
          <table:table-cell table:style-name="Default" office:value-type="float" office:value="-8658.0289041991">
            <text:p>-8658.0289041991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0.91">
            <text:p>-0.91</text:p>
          </table:table-cell>
          <table:table-cell office:value-type="string">
            <text:p>$\pm$ 0.01</text:p>
          </table:table-cell>
          <table:table-cell office:value-type="float" office:value="2.12">
            <text:p>2.12</text:p>
          </table:table-cell>
          <table:table-cell office:value-type="string">
            <text:p>$\pm$ 0.01</text:p>
          </table:table-cell>
          <table:table-cell office:value-type="float" office:value="-121.6">
            <text:p>-121.6</text:p>
          </table:table-cell>
          <table:table-cell office:value-type="string">
            <text:p>$\pm$ 3.2</text:p>
          </table:table-cell>
          <table:table-cell table:style-name="Default" office:value-type="float" office:value="-9676.62053998723">
            <text:p>-9676.6205399872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1.02">
            <text:p>-1.02</text:p>
          </table:table-cell>
          <table:table-cell office:value-type="string">
            <text:p>$\pm$ 0.01</text:p>
          </table:table-cell>
          <table:table-cell office:value-type="float" office:value="2.08">
            <text:p>2.08</text:p>
          </table:table-cell>
          <table:table-cell office:value-type="string">
            <text:p>$\pm$ 0.01</text:p>
          </table:table-cell>
          <table:table-cell office:value-type="float" office:value="-134.4">
            <text:p>-134.4</text:p>
          </table:table-cell>
          <table:table-cell office:value-type="string">
            <text:p>$\pm$ 3.2</text:p>
          </table:table-cell>
          <table:table-cell table:style-name="Default" office:value-type="float" office:value="-10695.2121757754">
            <text:p>-10695.2121757754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1.1">
            <text:p>-1.10</text:p>
          </table:table-cell>
          <table:table-cell office:value-type="string">
            <text:p>$\pm$ 0.01</text:p>
          </table:table-cell>
          <table:table-cell office:value-type="float" office:value="2.05">
            <text:p>2.05</text:p>
          </table:table-cell>
          <table:table-cell office:value-type="string">
            <text:p>$\pm$ 0.01</text:p>
          </table:table-cell>
          <table:table-cell office:value-type="float" office:value="-144">
            <text:p>-144.0</text:p>
          </table:table-cell>
          <table:table-cell office:value-type="string">
            <text:p>$\pm$ 3.2</text:p>
          </table:table-cell>
          <table:table-cell table:style-name="Default" office:value-type="float" office:value="-11459.1559026165">
            <text:p>-11459.1559026165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1.18">
            <text:p>-1.18</text:p>
          </table:table-cell>
          <table:table-cell office:value-type="string">
            <text:p>$\pm$ 0.01</text:p>
          </table:table-cell>
          <table:table-cell office:value-type="float" office:value="2.02">
            <text:p>2.02</text:p>
          </table:table-cell>
          <table:table-cell office:value-type="string">
            <text:p>$\pm$ 0.01</text:p>
          </table:table-cell>
          <table:table-cell office:value-type="float" office:value="-153.6">
            <text:p>-153.6</text:p>
          </table:table-cell>
          <table:table-cell office:value-type="string">
            <text:p>$\pm$ 3.2</text:p>
          </table:table-cell>
          <table:table-cell table:style-name="Default" office:value-type="float" office:value="-12223.0996294576">
            <text:p>-12223.0996294576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1.27">
            <text:p>-1.27</text:p>
          </table:table-cell>
          <table:table-cell office:value-type="string">
            <text:p>$\pm$ 0.01</text:p>
          </table:table-cell>
          <table:table-cell office:value-type="float" office:value="1.99">
            <text:p>1.99</text:p>
          </table:table-cell>
          <table:table-cell office:value-type="string">
            <text:p>$\pm$ 0.01</text:p>
          </table:table-cell>
          <table:table-cell office:value-type="float" office:value="-163.2">
            <text:p>-163.2</text:p>
          </table:table-cell>
          <table:table-cell office:value-type="string">
            <text:p>$\pm$ 3.2</text:p>
          </table:table-cell>
          <table:table-cell table:style-name="Default" office:value-type="float" office:value="-12987.0433562987">
            <text:p>-12987.0433562987</text:p>
          </table:table-cell>
          <table:table-cell table:style-name="ce12" office:value-type="string">
            <text:p>$\pm 2.5 \times 10^{2}$ 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0">
            <text:p>0.00</text:p>
          </table:table-cell>
          <table:table-cell office:value-type="string">
            <text:p>$\pm$ 0.01</text:p>
          </table:table-cell>
          <table:table-cell office:value-type="float" office:value="2.14">
            <text:p>2.14</text:p>
          </table:table-cell>
          <table:table-cell office:value-type="string">
            <text:p>$\pm$ 0.01</text:p>
          </table:table-cell>
          <table:table-cell office:value-type="float" office:value="-115.2">
            <text:p>-115.2</text:p>
          </table:table-cell>
          <table:table-cell office:value-type="string">
            <text:p>$\pm$ 3.2</text:p>
          </table:table-cell>
          <table:table-cell office:value-type="float" office:value="-101.765035575199">
            <text:p>-1.018E+002</text:p>
          </table:table-cell>
          <table:table-cell office:value-type="float" office:value="118.036319224499">
            <text:p>yw 1.2E+002</text:p>
          </table:table-cell>
        </table:table-row>
        <table:table-row table:style-name="ro1">
          <table:table-cell/>
          <table:table-cell office:value-type="float" office:value="0.1">
            <text:p>0.10</text:p>
          </table:table-cell>
          <table:table-cell office:value-type="string">
            <text:p>$\pm$ 0.01</text:p>
          </table:table-cell>
          <table:table-cell office:value-type="float" office:value="2.49">
            <text:p>2.49</text:p>
          </table:table-cell>
          <table:table-cell office:value-type="string">
            <text:p>$\pm$ 0.01</text:p>
          </table:table-cell>
          <table:table-cell office:value-type="float" office:value="-3.19999999999993">
            <text:p>-3.2</text:p>
          </table:table-cell>
          <table:table-cell office:value-type="string">
            <text:p>$\pm$ 3.2</text:p>
          </table:table-cell>
          <table:table-cell office:value-type="float" office:value="942.340910419671">
            <text:p>9.423E+002</text:p>
          </table:table-cell>
          <table:table-cell office:value-type="float" office:value="118.230274276817">
            <text:p>yw 1.2E+002</text:p>
          </table:table-cell>
        </table:table-row>
        <table:table-row table:style-name="ro1">
          <table:table-cell/>
          <table:table-cell office:value-type="float" office:value="0.2">
            <text:p>0.20</text:p>
          </table:table-cell>
          <table:table-cell office:value-type="string">
            <text:p>$\pm$ 0.01</text:p>
          </table:table-cell>
          <table:table-cell office:value-type="float" office:value="2.95">
            <text:p>2.95</text:p>
          </table:table-cell>
          <table:table-cell office:value-type="string">
            <text:p>$\pm$ 0.01</text:p>
          </table:table-cell>
          <table:table-cell office:value-type="float" office:value="144">
            <text:p>144.0</text:p>
          </table:table-cell>
          <table:table-cell office:value-type="string">
            <text:p>$\pm$ 3.2</text:p>
          </table:table-cell>
          <table:table-cell office:value-type="float" office:value="1986.44685641454">
            <text:p>1.986E+003</text:p>
          </table:table-cell>
          <table:table-cell office:value-type="float" office:value="118.810239685317">
            <text:p>yw 1.2E+002</text:p>
          </table:table-cell>
        </table:table-row>
        <table:table-row table:style-name="ro1">
          <table:table-cell/>
          <table:table-cell office:value-type="float" office:value="0.31">
            <text:p>0.31</text:p>
          </table:table-cell>
          <table:table-cell office:value-type="string">
            <text:p>$\pm$ 0.01</text:p>
          </table:table-cell>
          <table:table-cell office:value-type="float" office:value="3.38">
            <text:p>3.38</text:p>
          </table:table-cell>
          <table:table-cell office:value-type="string">
            <text:p>$\pm$ 0.01</text:p>
          </table:table-cell>
          <table:table-cell office:value-type="float" office:value="281.6">
            <text:p>281.6</text:p>
          </table:table-cell>
          <table:table-cell office:value-type="string">
            <text:p>$\pm$ 3.2</text:p>
          </table:table-cell>
          <table:table-cell office:value-type="float" office:value="3134.9633970089">
            <text:p>3.135E+003</text:p>
          </table:table-cell>
          <table:table-cell office:value-type="float" office:value="119.887246453898">
            <text:p>yw 1.2E+002</text:p>
          </table:table-cell>
        </table:table-row>
        <table:table-row table:style-name="ro1">
          <table:table-cell/>
          <table:table-cell office:value-type="float" office:value="0.41">
            <text:p>0.41</text:p>
          </table:table-cell>
          <table:table-cell office:value-type="string">
            <text:p>$\pm$ 0.01</text:p>
          </table:table-cell>
          <table:table-cell office:value-type="float" office:value="3.65">
            <text:p>3.65</text:p>
          </table:table-cell>
          <table:table-cell office:value-type="string">
            <text:p>$\pm$ 0.01</text:p>
          </table:table-cell>
          <table:table-cell office:value-type="float" office:value="368">
            <text:p>368.0</text:p>
          </table:table-cell>
          <table:table-cell office:value-type="string">
            <text:p>$\pm$ 3.2</text:p>
          </table:table-cell>
          <table:table-cell office:value-type="float" office:value="4179.06934300377">
            <text:p>4.179E+003</text:p>
          </table:table-cell>
          <table:table-cell office:value-type="float" office:value="121.255484736667">
            <text:p>yw 1.2E+002</text:p>
          </table:table-cell>
        </table:table-row>
        <table:table-row table:style-name="ro1">
          <table:table-cell/>
          <table:table-cell office:value-type="float" office:value="0.5">
            <text:p>0.50</text:p>
          </table:table-cell>
          <table:table-cell office:value-type="string">
            <text:p>$\pm$ 0.01</text:p>
          </table:table-cell>
          <table:table-cell office:value-type="float" office:value="3.82">
            <text:p>3.82</text:p>
          </table:table-cell>
          <table:table-cell office:value-type="string">
            <text:p>$\pm$ 0.01</text:p>
          </table:table-cell>
          <table:table-cell office:value-type="float" office:value="422.4">
            <text:p>422.4</text:p>
          </table:table-cell>
          <table:table-cell office:value-type="string">
            <text:p>$\pm$ 3.2</text:p>
          </table:table-cell>
          <table:table-cell office:value-type="float" office:value="5118.76469439915">
            <text:p>5.119E+003</text:p>
          </table:table-cell>
          <table:table-cell office:value-type="float" office:value="122.793322878969">
            <text:p>yw 1.2E+002</text:p>
          </table:table-cell>
        </table:table-row>
        <table:table-row table:style-name="ro1">
          <table:table-cell/>
          <table:table-cell office:value-type="float" office:value="0.61">
            <text:p>0.61</text:p>
          </table:table-cell>
          <table:table-cell office:value-type="string">
            <text:p>$\pm$ 0.01</text:p>
          </table:table-cell>
          <table:table-cell office:value-type="float" office:value="3.99">
            <text:p>3.99</text:p>
          </table:table-cell>
          <table:table-cell office:value-type="string">
            <text:p>$\pm$ 0.01</text:p>
          </table:table-cell>
          <table:table-cell office:value-type="float" office:value="476.8">
            <text:p>476.8</text:p>
          </table:table-cell>
          <table:table-cell office:value-type="string">
            <text:p>$\pm$ 3.2</text:p>
          </table:table-cell>
          <table:table-cell office:value-type="float" office:value="6267.28123499351">
            <text:p>6.267E+003</text:p>
          </table:table-cell>
          <table:table-cell office:value-type="float" office:value="125.050888076008">
            <text:p>yw 1.3E+002</text:p>
          </table:table-cell>
        </table:table-row>
        <table:table-row table:style-name="ro1">
          <table:table-cell/>
          <table:table-cell office:value-type="float" office:value="0.71">
            <text:p>0.71</text:p>
          </table:table-cell>
          <table:table-cell office:value-type="string">
            <text:p>$\pm$ 0.01</text:p>
          </table:table-cell>
          <table:table-cell office:value-type="float" office:value="4.12">
            <text:p>4.12</text:p>
          </table:table-cell>
          <table:table-cell office:value-type="string">
            <text:p>$\pm$ 0.01</text:p>
          </table:table-cell>
          <table:table-cell office:value-type="float" office:value="518.4">
            <text:p>518.4</text:p>
          </table:table-cell>
          <table:table-cell office:value-type="string">
            <text:p>$\pm$ 3.2</text:p>
          </table:table-cell>
          <table:table-cell office:value-type="float" office:value="7311.38718098838">
            <text:p>7.311E+003</text:p>
          </table:table-cell>
          <table:table-cell office:value-type="float" office:value="127.446521812274">
            <text:p>yw 1.3E+002</text:p>
          </table:table-cell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string">
            <text:p>$\pm$ 0.01</text:p>
          </table:table-cell>
          <table:table-cell office:value-type="float" office:value="4.24">
            <text:p>4.24</text:p>
          </table:table-cell>
          <table:table-cell office:value-type="string">
            <text:p>$\pm$ 0.01</text:p>
          </table:table-cell>
          <table:table-cell office:value-type="float" office:value="556.8">
            <text:p>556.8</text:p>
          </table:table-cell>
          <table:table-cell office:value-type="string">
            <text:p>$\pm$ 3.2</text:p>
          </table:table-cell>
          <table:table-cell office:value-type="float" office:value="8459.90372158274">
            <text:p>8.460E+003</text:p>
          </table:table-cell>
          <table:table-cell office:value-type="float" office:value="130.437158611695">
            <text:p>yw 1.3E+002</text:p>
          </table:table-cell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string">
            <text:p>$\pm$ 0.01</text:p>
          </table:table-cell>
          <table:table-cell office:value-type="float" office:value="4.33">
            <text:p>4.33</text:p>
          </table:table-cell>
          <table:table-cell office:value-type="string">
            <text:p>$\pm$ 0.01</text:p>
          </table:table-cell>
          <table:table-cell office:value-type="float" office:value="585.6">
            <text:p>585.6</text:p>
          </table:table-cell>
          <table:table-cell office:value-type="string">
            <text:p>$\pm$ 3.2</text:p>
          </table:table-cell>
          <table:table-cell office:value-type="float" office:value="9399.59907297812">
            <text:p>9.400E+003</text:p>
          </table:table-cell>
          <table:table-cell office:value-type="float" office:value="133.144091667502">
            <text:p>yw 1.3E+002</text:p>
          </table:table-cell>
        </table:table-row>
        <table:table-row table:style-name="ro1">
          <table:table-cell/>
          <table:table-cell office:value-type="float" office:value="1.02">
            <text:p>1.02</text:p>
          </table:table-cell>
          <table:table-cell office:value-type="string">
            <text:p>$\pm$ 0.01</text:p>
          </table:table-cell>
          <table:table-cell office:value-type="float" office:value="4.43">
            <text:p>4.43</text:p>
          </table:table-cell>
          <table:table-cell office:value-type="string">
            <text:p>$\pm$ 0.01</text:p>
          </table:table-cell>
          <table:table-cell office:value-type="float" office:value="617.6">
            <text:p>617.6</text:p>
          </table:table-cell>
          <table:table-cell office:value-type="string">
            <text:p>$\pm$ 3.2</text:p>
          </table:table-cell>
          <table:table-cell office:value-type="float" office:value="10548.1156135725">
            <text:p>1.055E+004</text:p>
          </table:table-cell>
          <table:table-cell office:value-type="float" office:value="136.748733114521">
            <text:p>yw 1.4E+002</text:p>
          </table:table-cell>
        </table:table-row>
        <table:table-row table:style-name="ro1">
          <table:table-cell/>
          <table:table-cell office:value-type="float" office:value="1.13">
            <text:p>1.13</text:p>
          </table:table-cell>
          <table:table-cell office:value-type="string">
            <text:p>$\pm$ 0.01</text:p>
          </table:table-cell>
          <table:table-cell office:value-type="float" office:value="4.51">
            <text:p>4.51</text:p>
          </table:table-cell>
          <table:table-cell office:value-type="string">
            <text:p>$\pm$ 0.01</text:p>
          </table:table-cell>
          <table:table-cell office:value-type="float" office:value="643.2">
            <text:p>643.2</text:p>
          </table:table-cell>
          <table:table-cell office:value-type="string">
            <text:p>$\pm$ 3.2</text:p>
          </table:table-cell>
          <table:table-cell office:value-type="float" office:value="11696.6321541668">
            <text:p>1.170E+004</text:p>
          </table:table-cell>
          <table:table-cell office:value-type="float" office:value="140.655535304117">
            <text:p>yw 1.4E+002</text:p>
          </table:table-cell>
        </table:table-row>
        <table:table-row table:style-name="ro1">
          <table:table-cell/>
          <table:table-cell office:value-type="float" office:value="1.23">
            <text:p>1.23</text:p>
          </table:table-cell>
          <table:table-cell office:value-type="string">
            <text:p>$\pm$ 0.01</text:p>
          </table:table-cell>
          <table:table-cell office:value-type="float" office:value="4.57">
            <text:p>4.57</text:p>
          </table:table-cell>
          <table:table-cell office:value-type="string">
            <text:p>$\pm$ 0.01</text:p>
          </table:table-cell>
          <table:table-cell office:value-type="float" office:value="662.4">
            <text:p>662.4</text:p>
          </table:table-cell>
          <table:table-cell office:value-type="string">
            <text:p>$\pm$ 3.2</text:p>
          </table:table-cell>
          <table:table-cell office:value-type="float" office:value="12740.7381001617">
            <text:p>1.274E+004</text:p>
          </table:table-cell>
          <table:table-cell office:value-type="float" office:value="144.448786633788">
            <text:p>yw 1.4E+002</text:p>
          </table:table-cell>
        </table:table-row>
        <table:table-row table:style-name="ro1">
          <table:table-cell/>
          <table:table-cell office:value-type="float" office:value="1.29">
            <text:p>1.29</text:p>
          </table:table-cell>
          <table:table-cell office:value-type="string">
            <text:p>$\pm$ 0.01</text:p>
          </table:table-cell>
          <table:table-cell office:value-type="float" office:value="4.6">
            <text:p>4.60</text:p>
          </table:table-cell>
          <table:table-cell office:value-type="string">
            <text:p>$\pm$ 0.01</text:p>
          </table:table-cell>
          <table:table-cell office:value-type="float" office:value="672">
            <text:p>672.0</text:p>
          </table:table-cell>
          <table:table-cell office:value-type="string">
            <text:p>$\pm$ 3.2</text:p>
          </table:table-cell>
          <table:table-cell office:value-type="float" office:value="13367.2016677586">
            <text:p>1.337E+004</text:p>
          </table:table-cell>
          <table:table-cell office:value-type="float" office:value="146.82754327601">
            <text:p>yw 1.5E+002</text:p>
          </table:table-cell>
        </table:table-row>
        <table:table-row table:style-name="ro1">
          <table:table-cell/>
          <table:table-cell office:value-type="float" office:value="1.16">
            <text:p>1.16</text:p>
          </table:table-cell>
          <table:table-cell office:value-type="string">
            <text:p>$\pm$ 0.01</text:p>
          </table:table-cell>
          <table:table-cell office:value-type="float" office:value="4.49">
            <text:p>4.49</text:p>
          </table:table-cell>
          <table:table-cell office:value-type="string">
            <text:p>$\pm$ 0.01</text:p>
          </table:table-cell>
          <table:table-cell office:value-type="float" office:value="636.8">
            <text:p>636.8</text:p>
          </table:table-cell>
          <table:table-cell office:value-type="string">
            <text:p>$\pm$ 3.2</text:p>
          </table:table-cell>
          <table:table-cell office:value-type="float" office:value="12009.8639379653">
            <text:p>1.201E+004</text:p>
          </table:table-cell>
          <table:table-cell office:value-type="float" office:value="141.770229756736">
            <text:p>yw 1.4E+002</text:p>
          </table:table-cell>
        </table:table-row>
        <table:table-row table:style-name="ro1">
          <table:table-cell/>
          <table:table-cell office:value-type="float" office:value="1.04">
            <text:p>1.04</text:p>
          </table:table-cell>
          <table:table-cell office:value-type="string">
            <text:p>$\pm$ 0.01</text:p>
          </table:table-cell>
          <table:table-cell office:value-type="float" office:value="4.4">
            <text:p>4.40</text:p>
          </table:table-cell>
          <table:table-cell office:value-type="string">
            <text:p>$\pm$ 0.01</text:p>
          </table:table-cell>
          <table:table-cell office:value-type="float" office:value="608">
            <text:p>608.0</text:p>
          </table:table-cell>
          <table:table-cell office:value-type="string">
            <text:p>$\pm$ 3.2</text:p>
          </table:table-cell>
          <table:table-cell office:value-type="float" office:value="10756.9368027714">
            <text:p>1.076E+004</text:p>
          </table:table-cell>
          <table:table-cell office:value-type="float" office:value="137.437314505128">
            <text:p>yw 1.4E+002</text:p>
          </table:table-cell>
        </table:table-row>
        <table:table-row table:style-name="ro1">
          <table:table-cell/>
          <table:table-cell office:value-type="float" office:value="0.79">
            <text:p>0.79</text:p>
          </table:table-cell>
          <table:table-cell office:value-type="string">
            <text:p>$\pm$ 0.01</text:p>
          </table:table-cell>
          <table:table-cell office:value-type="float" office:value="4.16">
            <text:p>4.16</text:p>
          </table:table-cell>
          <table:table-cell office:value-type="string">
            <text:p>$\pm$ 0.01</text:p>
          </table:table-cell>
          <table:table-cell office:value-type="float" office:value="531.2">
            <text:p>531.2</text:p>
          </table:table-cell>
          <table:table-cell office:value-type="string">
            <text:p>$\pm$ 3.2</text:p>
          </table:table-cell>
          <table:table-cell office:value-type="float" office:value="8146.67193778427">
            <text:p>8.147E+003</text:p>
          </table:table-cell>
          <table:table-cell office:value-type="float" office:value="129.585944901791">
            <text:p>yw 1.3E+002</text:p>
          </table:table-cell>
        </table:table-row>
        <table:table-row table:style-name="ro1">
          <table:table-cell/>
          <table:table-cell office:value-type="float" office:value="0.68">
            <text:p>0.68</text:p>
          </table:table-cell>
          <table:table-cell office:value-type="string">
            <text:p>$\pm$ 0.01</text:p>
          </table:table-cell>
          <table:table-cell office:value-type="float" office:value="4.04">
            <text:p>4.04</text:p>
          </table:table-cell>
          <table:table-cell office:value-type="string">
            <text:p>$\pm$ 0.01</text:p>
          </table:table-cell>
          <table:table-cell office:value-type="float" office:value="492.8">
            <text:p>492.8</text:p>
          </table:table-cell>
          <table:table-cell office:value-type="string">
            <text:p>$\pm$ 3.2</text:p>
          </table:table-cell>
          <table:table-cell office:value-type="float" office:value="6998.15539718992">
            <text:p>6.998E+003</text:p>
          </table:table-cell>
          <table:table-cell office:value-type="float" office:value="126.694614159861">
            <text:p>yw 1.3E+002</text:p>
          </table:table-cell>
        </table:table-row>
        <table:table-row table:style-name="ro1">
          <table:table-cell/>
          <table:table-cell office:value-type="float" office:value="0.57">
            <text:p>0.57</text:p>
          </table:table-cell>
          <table:table-cell office:value-type="string">
            <text:p>$\pm$ 0.01</text:p>
          </table:table-cell>
          <table:table-cell office:value-type="float" office:value="3.92">
            <text:p>3.92</text:p>
          </table:table-cell>
          <table:table-cell office:value-type="string">
            <text:p>$\pm$ 0.01</text:p>
          </table:table-cell>
          <table:table-cell office:value-type="float" office:value="454.4">
            <text:p>454.4</text:p>
          </table:table-cell>
          <table:table-cell office:value-type="string">
            <text:p>$\pm$ 3.2</text:p>
          </table:table-cell>
          <table:table-cell office:value-type="float" office:value="5849.63885659556">
            <text:p>5.850E+003</text:p>
          </table:table-cell>
          <table:table-cell office:value-type="float" office:value="124.18305093265">
            <text:p>yw 1.2E+002</text:p>
          </table:table-cell>
        </table:table-row>
        <table:table-row table:style-name="ro1">
          <table:table-cell/>
          <table:table-cell office:value-type="float" office:value="0.45">
            <text:p>0.45</text:p>
          </table:table-cell>
          <table:table-cell office:value-type="string">
            <text:p>$\pm$ 0.01</text:p>
          </table:table-cell>
          <table:table-cell office:value-type="float" office:value="3.78">
            <text:p>3.78</text:p>
          </table:table-cell>
          <table:table-cell office:value-type="string">
            <text:p>$\pm$ 0.01</text:p>
          </table:table-cell>
          <table:table-cell office:value-type="float" office:value="409.6">
            <text:p>409.6</text:p>
          </table:table-cell>
          <table:table-cell office:value-type="string">
            <text:p>$\pm$ 3.2</text:p>
          </table:table-cell>
          <table:table-cell office:value-type="float" office:value="4596.71172140172">
            <text:p>4.597E+003</text:p>
          </table:table-cell>
          <table:table-cell office:value-type="float" office:value="121.903777304137">
            <text:p>yw 1.2E+002</text:p>
          </table:table-cell>
        </table:table-row>
        <table:table-row table:style-name="ro1">
          <table:table-cell/>
          <table:table-cell office:value-type="float" office:value="0.32">
            <text:p>0.32</text:p>
          </table:table-cell>
          <table:table-cell office:value-type="string">
            <text:p>$\pm$ 0.01</text:p>
          </table:table-cell>
          <table:table-cell office:value-type="float" office:value="3.63">
            <text:p>3.63</text:p>
          </table:table-cell>
          <table:table-cell office:value-type="string">
            <text:p>$\pm$ 0.01</text:p>
          </table:table-cell>
          <table:table-cell office:value-type="float" office:value="361.6">
            <text:p>361.6</text:p>
          </table:table-cell>
          <table:table-cell office:value-type="string">
            <text:p>$\pm$ 3.2</text:p>
          </table:table-cell>
          <table:table-cell office:value-type="float" office:value="3239.37399160839">
            <text:p>3.239E+003</text:p>
          </table:table-cell>
          <table:table-cell office:value-type="float" office:value="120.0075900724">
            <text:p>yw 1.2E+002</text:p>
          </table:table-cell>
        </table:table-row>
        <table:table-row table:style-name="ro1">
          <table:table-cell/>
          <table:table-cell office:value-type="float" office:value="0.2">
            <text:p>0.20</text:p>
          </table:table-cell>
          <table:table-cell office:value-type="string">
            <text:p>$\pm$ 0.01</text:p>
          </table:table-cell>
          <table:table-cell office:value-type="float" office:value="3.31">
            <text:p>3.31</text:p>
          </table:table-cell>
          <table:table-cell office:value-type="string">
            <text:p>$\pm$ 0.01</text:p>
          </table:table-cell>
          <table:table-cell office:value-type="float" office:value="259.2">
            <text:p>259.2</text:p>
          </table:table-cell>
          <table:table-cell office:value-type="string">
            <text:p>$\pm$ 3.2</text:p>
          </table:table-cell>
          <table:table-cell office:value-type="float" office:value="1986.44685641454">
            <text:p>1.986E+003</text:p>
          </table:table-cell>
          <table:table-cell office:value-type="float" office:value="118.810239685317">
            <text:p>yw 1.2E+002</text:p>
          </table:table-cell>
        </table:table-row>
        <table:table-row table:style-name="ro1">
          <table:table-cell/>
          <table:table-cell office:value-type="float" office:value="0.08">
            <text:p>0.08</text:p>
          </table:table-cell>
          <table:table-cell office:value-type="string">
            <text:p>$\pm$ 0.01</text:p>
          </table:table-cell>
          <table:table-cell office:value-type="float" office:value="3.16">
            <text:p>3.16</text:p>
          </table:table-cell>
          <table:table-cell office:value-type="string">
            <text:p>$\pm$ 0.01</text:p>
          </table:table-cell>
          <table:table-cell office:value-type="float" office:value="211.2">
            <text:p>211.2</text:p>
          </table:table-cell>
          <table:table-cell office:value-type="string">
            <text:p>$\pm$ 3.2</text:p>
          </table:table-cell>
          <table:table-cell office:value-type="float" office:value="733.519721220697">
            <text:p>7.335E+002</text:p>
          </table:table-cell>
          <table:table-cell office:value-type="float" office:value="118.160487134025">
            <text:p>yw 1.2E+002</text:p>
          </table:table-cell>
        </table:table-row>
        <table:table-row table:style-name="ro1">
          <table:table-cell/>
          <table:table-cell office:value-type="float" office:value="0">
            <text:p>0.00</text:p>
          </table:table-cell>
          <table:table-cell office:value-type="string">
            <text:p>$\pm$ 0.01</text:p>
          </table:table-cell>
          <table:table-cell office:value-type="float" office:value="2.91">
            <text:p>2.91</text:p>
          </table:table-cell>
          <table:table-cell office:value-type="string">
            <text:p>$\pm$ 0.01</text:p>
          </table:table-cell>
          <table:table-cell office:value-type="float" office:value="131.2">
            <text:p>131.2</text:p>
          </table:table-cell>
          <table:table-cell office:value-type="string">
            <text:p>$\pm$ 3.2</text:p>
          </table:table-cell>
          <table:table-cell office:value-type="float" office:value="-101.765035575199">
            <text:p>-1.018E+002</text:p>
          </table:table-cell>
          <table:table-cell office:value-type="float" office:value="118.036319224499">
            <text:p>yw 1.2E+002</text:p>
          </table:table-cell>
        </table:table-row>
        <table:table-row table:style-name="ro1">
          <table:table-cell/>
          <table:table-cell office:value-type="float" office:value="-0">
            <text:p>0.00</text:p>
          </table:table-cell>
          <table:table-cell office:value-type="string">
            <text:p>$\pm$ 0.01</text:p>
          </table:table-cell>
          <table:table-cell office:value-type="float" office:value="2.84">
            <text:p>2.84</text:p>
          </table:table-cell>
          <table:table-cell office:value-type="string">
            <text:p>$\pm$ 0.01</text:p>
          </table:table-cell>
          <table:table-cell office:value-type="float" office:value="108.8">
            <text:p>108.8</text:p>
          </table:table-cell>
          <table:table-cell office:value-type="string">
            <text:p>$\pm$ 3.2</text:p>
          </table:table-cell>
          <table:table-cell office:value-type="float" office:value="-101.765035575199">
            <text:p>-1.018E+002</text:p>
          </table:table-cell>
          <table:table-cell office:value-type="float" office:value="118.036319224499">
            <text:p>yw 1.2E+002</text:p>
          </table:table-cell>
        </table:table-row>
        <table:table-row table:style-name="ro1">
          <table:table-cell/>
          <table:table-cell office:value-type="float" office:value="-0.11">
            <text:p>-0.11</text:p>
          </table:table-cell>
          <table:table-cell office:value-type="string">
            <text:p>$\pm$ 0.01</text:p>
          </table:table-cell>
          <table:table-cell office:value-type="float" office:value="2.45">
            <text:p>2.45</text:p>
          </table:table-cell>
          <table:table-cell office:value-type="string">
            <text:p>$\pm$ 0.01</text:p>
          </table:table-cell>
          <table:table-cell office:value-type="float" office:value="-16">
            <text:p>-16.0</text:p>
          </table:table-cell>
          <table:table-cell office:value-type="string">
            <text:p>$\pm$ 3.2</text:p>
          </table:table-cell>
          <table:table-cell office:value-type="float" office:value="-1250.28157616956">
            <text:p>-1.250E+003</text:p>
          </table:table-cell>
          <table:table-cell office:value-type="float" office:value="118.270964426892">
            <text:p>yw 1.2E+002</text:p>
          </table:table-cell>
        </table:table-row>
        <table:table-row table:style-name="ro1">
          <table:table-cell/>
          <table:table-cell office:value-type="float" office:value="-0.22">
            <text:p>-0.22</text:p>
          </table:table-cell>
          <table:table-cell office:value-type="string">
            <text:p>$\pm$ 0.01</text:p>
          </table:table-cell>
          <table:table-cell office:value-type="float" office:value="2.03">
            <text:p>2.03</text:p>
          </table:table-cell>
          <table:table-cell office:value-type="string">
            <text:p>$\pm$ 0.01</text:p>
          </table:table-cell>
          <table:table-cell office:value-type="float" office:value="-150.4">
            <text:p>-150.4</text:p>
          </table:table-cell>
          <table:table-cell office:value-type="string">
            <text:p>$\pm$ 3.2</text:p>
          </table:table-cell>
          <table:table-cell office:value-type="float" office:value="-2398.79811676391">
            <text:p>-2.399E+003</text:p>
          </table:table-cell>
          <table:table-cell office:value-type="float" office:value="118.972123363692">
            <text:p>yw 1.2E+002</text:p>
          </table:table-cell>
        </table:table-row>
        <table:table-row table:style-name="ro1">
          <table:table-cell/>
          <table:table-cell office:value-type="float" office:value="-0.33">
            <text:p>-0.33</text:p>
          </table:table-cell>
          <table:table-cell office:value-type="string">
            <text:p>$\pm$ 0.01</text:p>
          </table:table-cell>
          <table:table-cell office:value-type="float" office:value="1.7">
            <text:p>1.70</text:p>
          </table:table-cell>
          <table:table-cell office:value-type="string">
            <text:p>$\pm$ 0.01</text:p>
          </table:table-cell>
          <table:table-cell office:value-type="float" office:value="-256">
            <text:p>-256.0</text:p>
          </table:table-cell>
          <table:table-cell office:value-type="string">
            <text:p>$\pm$ 3.2</text:p>
          </table:table-cell>
          <table:table-cell office:value-type="float" office:value="-3547.31465735827">
            <text:p>-3.547E+003</text:p>
          </table:table-cell>
          <table:table-cell office:value-type="float" office:value="120.131627765807">
            <text:p>yw 1.2E+002</text:p>
          </table:table-cell>
        </table:table-row>
        <table:table-row table:style-name="ro1">
          <table:table-cell/>
          <table:table-cell office:value-type="float" office:value="-0.43">
            <text:p>-0.43</text:p>
          </table:table-cell>
          <table:table-cell office:value-type="string">
            <text:p>$\pm$ 0.01</text:p>
          </table:table-cell>
          <table:table-cell office:value-type="float" office:value="1.51">
            <text:p>1.51</text:p>
          </table:table-cell>
          <table:table-cell office:value-type="string">
            <text:p>$\pm$ 0.01</text:p>
          </table:table-cell>
          <table:table-cell office:value-type="float" office:value="-316.8">
            <text:p>-316.8</text:p>
          </table:table-cell>
          <table:table-cell office:value-type="string">
            <text:p>$\pm$ 3.2</text:p>
          </table:table-cell>
          <table:table-cell office:value-type="float" office:value="-4591.42060335314">
            <text:p>-4.591E+003</text:p>
          </table:table-cell>
          <table:table-cell office:value-type="float" office:value="121.572524634023">
            <text:p>yw 1.2E+002</text:p>
          </table:table-cell>
        </table:table-row>
        <table:table-row table:style-name="ro1">
          <table:table-cell/>
          <table:table-cell office:value-type="float" office:value="-0.54">
            <text:p>-0.54</text:p>
          </table:table-cell>
          <table:table-cell office:value-type="string">
            <text:p>$\pm$ 0.01</text:p>
          </table:table-cell>
          <table:table-cell office:value-type="float" office:value="1.34">
            <text:p>1.34</text:p>
          </table:table-cell>
          <table:table-cell office:value-type="string">
            <text:p>$\pm$ 0.01</text:p>
          </table:table-cell>
          <table:table-cell office:value-type="float" office:value="-371.2">
            <text:p>-371.2</text:p>
          </table:table-cell>
          <table:table-cell office:value-type="string">
            <text:p>$\pm$ 3.2</text:p>
          </table:table-cell>
          <table:table-cell office:value-type="float" office:value="-5739.9371439475">
            <text:p>-5.740E+003</text:p>
          </table:table-cell>
          <table:table-cell office:value-type="float" office:value="123.567117622748">
            <text:p>yw 1.2E+002</text:p>
          </table:table-cell>
        </table:table-row>
        <table:table-row table:style-name="ro1">
          <table:table-cell/>
          <table:table-cell office:value-type="float" office:value="-0.66">
            <text:p>-0.66</text:p>
          </table:table-cell>
          <table:table-cell office:value-type="string">
            <text:p>$\pm$ 0.01</text:p>
          </table:table-cell>
          <table:table-cell office:value-type="float" office:value="1.2">
            <text:p>1.20</text:p>
          </table:table-cell>
          <table:table-cell office:value-type="string">
            <text:p>$\pm$ 0.01</text:p>
          </table:table-cell>
          <table:table-cell office:value-type="float" office:value="-416">
            <text:p>-416.0</text:p>
          </table:table-cell>
          <table:table-cell office:value-type="string">
            <text:p>$\pm$ 3.2</text:p>
          </table:table-cell>
          <table:table-cell office:value-type="float" office:value="-6992.86427914134">
            <text:p>-6.993E+003</text:p>
          </table:table-cell>
          <table:table-cell office:value-type="float" office:value="126.209009149293">
            <text:p>yw 1.3E+002</text:p>
          </table:table-cell>
        </table:table-row>
        <table:table-row table:style-name="ro1">
          <table:table-cell/>
          <table:table-cell office:value-type="float" office:value="-0.77">
            <text:p>-0.77</text:p>
          </table:table-cell>
          <table:table-cell office:value-type="string">
            <text:p>$\pm$ 0.01</text:p>
          </table:table-cell>
          <table:table-cell office:value-type="float" office:value="1.07">
            <text:p>1.07</text:p>
          </table:table-cell>
          <table:table-cell office:value-type="string">
            <text:p>$\pm$ 0.01</text:p>
          </table:table-cell>
          <table:table-cell office:value-type="float" office:value="-457.6">
            <text:p>-457.6</text:p>
          </table:table-cell>
          <table:table-cell office:value-type="string">
            <text:p>$\pm$ 3.2</text:p>
          </table:table-cell>
          <table:table-cell office:value-type="float" office:value="-8141.3808197357">
            <text:p>-8.141E+003</text:p>
          </table:table-cell>
          <table:table-cell office:value-type="float" office:value="129.033107401312">
            <text:p>yw 1.3E+002</text:p>
          </table:table-cell>
        </table:table-row>
        <table:table-row table:style-name="ro1">
          <table:table-cell/>
          <table:table-cell office:value-type="float" office:value="-0.88">
            <text:p>-0.88</text:p>
          </table:table-cell>
          <table:table-cell office:value-type="string">
            <text:p>$\pm$ 0.01</text:p>
          </table:table-cell>
          <table:table-cell office:value-type="float" office:value="1">
            <text:p>1.00</text:p>
          </table:table-cell>
          <table:table-cell office:value-type="string">
            <text:p>$\pm$ 0.01</text:p>
          </table:table-cell>
          <table:table-cell office:value-type="float" office:value="-480">
            <text:p>-480.0</text:p>
          </table:table-cell>
          <table:table-cell office:value-type="string">
            <text:p>$\pm$ 3.2</text:p>
          </table:table-cell>
          <table:table-cell office:value-type="float" office:value="-9289.89736033006">
            <text:p>-9.290E+003</text:p>
          </table:table-cell>
          <table:table-cell office:value-type="float" office:value="132.216747659401">
            <text:p>yw 1.3E+002</text:p>
          </table:table-cell>
        </table:table-row>
        <table:table-row table:style-name="ro1">
          <table:table-cell/>
          <table:table-cell office:value-type="float" office:value="-1">
            <text:p>-1.00</text:p>
          </table:table-cell>
          <table:table-cell office:value-type="string">
            <text:p>$\pm$ 0.01</text:p>
          </table:table-cell>
          <table:table-cell office:value-type="float" office:value="0.91">
            <text:p>0.91</text:p>
          </table:table-cell>
          <table:table-cell office:value-type="string">
            <text:p>$\pm$ 0.01</text:p>
          </table:table-cell>
          <table:table-cell office:value-type="float" office:value="-508.8">
            <text:p>-508.8</text:p>
          </table:table-cell>
          <table:table-cell office:value-type="string">
            <text:p>$\pm$ 3.2</text:p>
          </table:table-cell>
          <table:table-cell office:value-type="float" office:value="-10542.8244955239">
            <text:p>-1.054E+004</text:p>
          </table:table-cell>
          <table:table-cell office:value-type="float" office:value="136.070138555202">
            <text:p>yw 1.4E+002</text:p>
          </table:table-cell>
        </table:table-row>
        <table:table-row table:style-name="ro1">
          <table:table-cell/>
          <table:table-cell office:value-type="float" office:value="-1.09">
            <text:p>-1.09</text:p>
          </table:table-cell>
          <table:table-cell office:value-type="string">
            <text:p>$\pm$ 0.01</text:p>
          </table:table-cell>
          <table:table-cell office:value-type="float" office:value="0.85">
            <text:p>0.85</text:p>
          </table:table-cell>
          <table:table-cell office:value-type="string">
            <text:p>$\pm$ 0.01</text:p>
          </table:table-cell>
          <table:table-cell office:value-type="float" office:value="-528">
            <text:p>-528.0</text:p>
          </table:table-cell>
          <table:table-cell office:value-type="string">
            <text:p>$\pm$ 3.2</text:p>
          </table:table-cell>
          <table:table-cell office:value-type="float" office:value="-11482.5198469193">
            <text:p>-1.148E+004</text:p>
          </table:table-cell>
          <table:table-cell office:value-type="float" office:value="139.201482492448">
            <text:p>yw 1.4E+002</text:p>
          </table:table-cell>
        </table:table-row>
        <table:table-row table:style-name="ro1">
          <table:table-cell/>
          <table:table-cell office:value-type="float" office:value="-1.2">
            <text:p>-1.20</text:p>
          </table:table-cell>
          <table:table-cell office:value-type="string">
            <text:p>$\pm$ 0.01</text:p>
          </table:table-cell>
          <table:table-cell office:value-type="float" office:value="0.84">
            <text:p>0.84</text:p>
          </table:table-cell>
          <table:table-cell office:value-type="string">
            <text:p>$\pm$ 0.01</text:p>
          </table:table-cell>
          <table:table-cell office:value-type="float" office:value="-531.2">
            <text:p>-531.2</text:p>
          </table:table-cell>
          <table:table-cell office:value-type="string">
            <text:p>$\pm$ 3.2</text:p>
          </table:table-cell>
          <table:table-cell office:value-type="float" office:value="-12631.0363875136">
            <text:p>-1.263E+004</text:p>
          </table:table-cell>
          <table:table-cell office:value-type="float" office:value="143.287776815024">
            <text:p>yw 1.4E+002</text:p>
          </table:table-cell>
        </table:table-row>
        <table:table-row table:style-name="ro1">
          <table:table-cell/>
          <table:table-cell office:value-type="float" office:value="-1.26">
            <text:p>-1.26</text:p>
          </table:table-cell>
          <table:table-cell office:value-type="string">
            <text:p>$\pm$ 0.01</text:p>
          </table:table-cell>
          <table:table-cell office:value-type="float" office:value="0.81">
            <text:p>0.81</text:p>
          </table:table-cell>
          <table:table-cell office:value-type="string">
            <text:p>$\pm$ 0.01</text:p>
          </table:table-cell>
          <table:table-cell office:value-type="float" office:value="-540.8">
            <text:p>-540.8</text:p>
          </table:table-cell>
          <table:table-cell office:value-type="string">
            <text:p>$\pm$ 3.2</text:p>
          </table:table-cell>
          <table:table-cell office:value-type="float" office:value="-13257.4999551106">
            <text:p>-1.326E+004</text:p>
          </table:table-cell>
          <table:table-cell office:value-type="float" office:value="145.628862020088">
            <text:p>yw 1.5E+002</text:p>
          </table:table-cell>
        </table:table-row>
        <table:table-row table:style-name="ro1">
          <table:table-cell/>
          <table:table-cell office:value-type="float" office:value="-1.1">
            <text:p>-1.10</text:p>
          </table:table-cell>
          <table:table-cell office:value-type="string">
            <text:p>$\pm$ 0.01</text:p>
          </table:table-cell>
          <table:table-cell office:value-type="float" office:value="0.9">
            <text:p>0.90</text:p>
          </table:table-cell>
          <table:table-cell office:value-type="string">
            <text:p>$\pm$ 0.01</text:p>
          </table:table-cell>
          <table:table-cell office:value-type="float" office:value="-512">
            <text:p>-512.0</text:p>
          </table:table-cell>
          <table:table-cell office:value-type="string">
            <text:p>$\pm$ 3.2</text:p>
          </table:table-cell>
          <table:table-cell office:value-type="float" office:value="-11586.9304415188">
            <text:p>-1.159E+004</text:p>
          </table:table-cell>
          <table:table-cell office:value-type="float" office:value="139.561490734401">
            <text:p>yw 1.4E+002</text:p>
          </table:table-cell>
        </table:table-row>
        <table:table-row table:style-name="ro1">
          <table:table-cell/>
          <table:table-cell office:value-type="float" office:value="-0.98">
            <text:p>-0.98</text:p>
          </table:table-cell>
          <table:table-cell office:value-type="string">
            <text:p>$\pm$ 0.01</text:p>
          </table:table-cell>
          <table:table-cell office:value-type="float" office:value="0.98">
            <text:p>0.98</text:p>
          </table:table-cell>
          <table:table-cell office:value-type="string">
            <text:p>$\pm$ 0.01</text:p>
          </table:table-cell>
          <table:table-cell office:value-type="float" office:value="-486.4">
            <text:p>-486.4</text:p>
          </table:table-cell>
          <table:table-cell office:value-type="string">
            <text:p>$\pm$ 3.2</text:p>
          </table:table-cell>
          <table:table-cell office:value-type="float" office:value="-10334.0033063249">
            <text:p>-1.033E+004</text:p>
          </table:table-cell>
          <table:table-cell office:value-type="float" office:value="135.401680980693">
            <text:p>yw 1.4E+002</text:p>
          </table:table-cell>
        </table:table-row>
        <table:table-row table:style-name="ro1">
          <table:table-cell/>
          <table:table-cell office:value-type="float" office:value="-0.88">
            <text:p>-0.88</text:p>
          </table:table-cell>
          <table:table-cell office:value-type="string">
            <text:p>$\pm$ 0.01</text:p>
          </table:table-cell>
          <table:table-cell office:value-type="float" office:value="1.09">
            <text:p>1.09</text:p>
          </table:table-cell>
          <table:table-cell office:value-type="string">
            <text:p>$\pm$ 0.01</text:p>
          </table:table-cell>
          <table:table-cell office:value-type="float" office:value="-451.2">
            <text:p>-451.2</text:p>
          </table:table-cell>
          <table:table-cell office:value-type="string">
            <text:p>$\pm$ 3.2</text:p>
          </table:table-cell>
          <table:table-cell office:value-type="float" office:value="-9289.89736033006">
            <text:p>-9.290E+003</text:p>
          </table:table-cell>
          <table:table-cell office:value-type="float" office:value="132.216747659401">
            <text:p>yw 1.3E+002</text:p>
          </table:table-cell>
        </table:table-row>
        <table:table-row table:style-name="ro1">
          <table:table-cell/>
          <table:table-cell office:value-type="float" office:value="-0.74">
            <text:p>-0.74</text:p>
          </table:table-cell>
          <table:table-cell office:value-type="string">
            <text:p>$\pm$ 0.01</text:p>
          </table:table-cell>
          <table:table-cell office:value-type="float" office:value="1.17">
            <text:p>1.17</text:p>
          </table:table-cell>
          <table:table-cell office:value-type="string">
            <text:p>$\pm$ 0.01</text:p>
          </table:table-cell>
          <table:table-cell office:value-type="float" office:value="-425.6">
            <text:p>-425.6</text:p>
          </table:table-cell>
          <table:table-cell office:value-type="string">
            <text:p>$\pm$ 3.2</text:p>
          </table:table-cell>
          <table:table-cell office:value-type="float" office:value="-7828.14903593724">
            <text:p>-7.828E+003</text:p>
          </table:table-cell>
          <table:table-cell office:value-type="float" office:value="128.226187282034">
            <text:p>yw 1.3E+002</text:p>
          </table:table-cell>
        </table:table-row>
        <table:table-row table:style-name="ro1">
          <table:table-cell/>
          <table:table-cell office:value-type="float" office:value="-0.6">
            <text:p>-0.60</text:p>
          </table:table-cell>
          <table:table-cell office:value-type="string">
            <text:p>$\pm$ 0.01</text:p>
          </table:table-cell>
          <table:table-cell office:value-type="float" office:value="1.33">
            <text:p>1.33</text:p>
          </table:table-cell>
          <table:table-cell office:value-type="string">
            <text:p>$\pm$ 0.01</text:p>
          </table:table-cell>
          <table:table-cell office:value-type="float" office:value="-374.4">
            <text:p>-374.4</text:p>
          </table:table-cell>
          <table:table-cell office:value-type="string">
            <text:p>$\pm$ 3.2</text:p>
          </table:table-cell>
          <table:table-cell office:value-type="float" office:value="-6366.40071154442">
            <text:p>-6.366E+003</text:p>
          </table:table-cell>
          <table:table-cell office:value-type="float" office:value="124.828987972341">
            <text:p>yw 1.2E+002</text:p>
          </table:table-cell>
        </table:table-row>
        <table:table-row table:style-name="ro1">
          <table:table-cell/>
          <table:table-cell office:value-type="float" office:value="-0.46">
            <text:p>-0.46</text:p>
          </table:table-cell>
          <table:table-cell office:value-type="string">
            <text:p>$\pm$ 0.01</text:p>
          </table:table-cell>
          <table:table-cell office:value-type="float" office:value="1.47">
            <text:p>1.47</text:p>
          </table:table-cell>
          <table:table-cell office:value-type="string">
            <text:p>$\pm$ 0.01</text:p>
          </table:table-cell>
          <table:table-cell office:value-type="float" office:value="-329.6">
            <text:p>-329.6</text:p>
          </table:table-cell>
          <table:table-cell office:value-type="string">
            <text:p>$\pm$ 3.2</text:p>
          </table:table-cell>
          <table:table-cell office:value-type="float" office:value="-4904.6523871516">
            <text:p>-4.905E+003</text:p>
          </table:table-cell>
          <table:table-cell office:value-type="float" office:value="122.074697466612">
            <text:p>yw 1.2E+002</text:p>
          </table:table-cell>
        </table:table-row>
        <table:table-row table:style-name="ro1">
          <table:table-cell/>
          <table:table-cell office:value-type="float" office:value="-0.33">
            <text:p>-0.33</text:p>
          </table:table-cell>
          <table:table-cell office:value-type="string">
            <text:p>$\pm$ 0.01</text:p>
          </table:table-cell>
          <table:table-cell office:value-type="float" office:value="1.61">
            <text:p>1.61</text:p>
          </table:table-cell>
          <table:table-cell office:value-type="string">
            <text:p>$\pm$ 0.01</text:p>
          </table:table-cell>
          <table:table-cell office:value-type="float" office:value="-284.8">
            <text:p>-284.8</text:p>
          </table:table-cell>
          <table:table-cell office:value-type="string">
            <text:p>$\pm$ 3.2</text:p>
          </table:table-cell>
          <table:table-cell office:value-type="float" office:value="-3547.31465735827">
            <text:p>-3.547E+003</text:p>
          </table:table-cell>
          <table:table-cell office:value-type="float" office:value="120.131627765807">
            <text:p>yw 1.2E+002</text:p>
          </table:table-cell>
        </table:table-row>
        <table:table-row table:style-name="ro1">
          <table:table-cell/>
          <table:table-cell office:value-type="float" office:value="-0.19">
            <text:p>-0.19</text:p>
          </table:table-cell>
          <table:table-cell office:value-type="string">
            <text:p>$\pm$ 0.01</text:p>
          </table:table-cell>
          <table:table-cell office:value-type="float" office:value="1.78">
            <text:p>1.78</text:p>
          </table:table-cell>
          <table:table-cell office:value-type="string">
            <text:p>$\pm$ 0.01</text:p>
          </table:table-cell>
          <table:table-cell office:value-type="float" office:value="-230.4">
            <text:p>-230.4</text:p>
          </table:table-cell>
          <table:table-cell office:value-type="string">
            <text:p>$\pm$ 3.2</text:p>
          </table:table-cell>
          <table:table-cell office:value-type="float" office:value="-2085.56633296545">
            <text:p>-2.086E+003</text:p>
          </table:table-cell>
          <table:table-cell office:value-type="float" office:value="118.735004380663">
            <text:p>yw 1.2E+002</text:p>
          </table:table-cell>
        </table:table-row>
        <table:table-row table:style-name="ro1">
          <table:table-cell/>
          <table:table-cell office:value-type="float" office:value="0">
            <text:p>0.00</text:p>
          </table:table-cell>
          <table:table-cell office:value-type="string">
            <text:p>$\pm$ 0.01</text:p>
          </table:table-cell>
          <table:table-cell office:value-type="float" office:value="2.17">
            <text:p>2.17</text:p>
          </table:table-cell>
          <table:table-cell office:value-type="string">
            <text:p>$\pm$ 0.01</text:p>
          </table:table-cell>
          <table:table-cell office:value-type="float" office:value="-105.6">
            <text:p>-105.6</text:p>
          </table:table-cell>
          <table:table-cell office:value-type="string">
            <text:p>$\pm$ 3.2</text:p>
          </table:table-cell>
          <table:table-cell office:value-type="float" office:value="-101.765035575199">
            <text:p>-1.018E+002</text:p>
          </table:table-cell>
          <table:table-cell office:value-type="float" office:value="118.036319224499">
            <text:p>yw 1.2E+002</text:p>
          </table:table-cell>
        </table:table-row>
        <table:table-row table:style-name="ro1">
          <table:table-cell/>
          <table:table-cell office:value-type="float" office:value="0">
            <text:p>0.00</text:p>
          </table:table-cell>
          <table:table-cell office:value-type="string">
            <text:p>$\pm$ 0.01</text:p>
          </table:table-cell>
          <table:table-cell office:value-type="float" office:value="2.33">
            <text:p>2.33</text:p>
          </table:table-cell>
          <table:table-cell office:value-type="string">
            <text:p>$\pm$ 0.01</text:p>
          </table:table-cell>
          <table:table-cell office:value-type="float" office:value="-54.4">
            <text:p>-54.4</text:p>
          </table:table-cell>
          <table:table-cell office:value-type="string">
            <text:p>$\pm$ 3.2</text:p>
          </table:table-cell>
          <table:table-cell office:value-type="float" office:value="-101.765035575199">
            <text:p>-1.018E+002</text:p>
          </table:table-cell>
          <table:table-cell office:value-type="float" office:value="118.036319224499">
            <text:p>yw 1.2E+002</text:p>
          </table:table-cell>
        </table:table-row>
        <table:table-row table:style-name="ro1">
          <table:table-cell/>
          <table:table-cell office:value-type="float" office:value="0.1">
            <text:p>0.10</text:p>
          </table:table-cell>
          <table:table-cell office:value-type="string">
            <text:p>$\pm$ 0.01</text:p>
          </table:table-cell>
          <table:table-cell office:value-type="float" office:value="2.56">
            <text:p>2.56</text:p>
          </table:table-cell>
          <table:table-cell office:value-type="string">
            <text:p>$\pm$ 0.01</text:p>
          </table:table-cell>
          <table:table-cell office:value-type="float" office:value="19.2">
            <text:p>19.2</text:p>
          </table:table-cell>
          <table:table-cell office:value-type="string">
            <text:p>$\pm$ 3.2</text:p>
          </table:table-cell>
          <table:table-cell office:value-type="float" office:value="942.340910419671">
            <text:p>9.423E+002</text:p>
          </table:table-cell>
          <table:table-cell office:value-type="float" office:value="118.230274276817">
            <text:p>yw 1.2E+002</text:p>
          </table:table-cell>
        </table:table-row>
        <table:table-row table:style-name="ro1">
          <table:table-cell/>
          <table:table-cell office:value-type="float" office:value="0.2">
            <text:p>0.20</text:p>
          </table:table-cell>
          <table:table-cell office:value-type="string">
            <text:p>$\pm$ 0.01</text:p>
          </table:table-cell>
          <table:table-cell office:value-type="float" office:value="2.88">
            <text:p>2.88</text:p>
          </table:table-cell>
          <table:table-cell office:value-type="string">
            <text:p>$\pm$ 0.01</text:p>
          </table:table-cell>
          <table:table-cell office:value-type="float" office:value="121.6">
            <text:p>121.6</text:p>
          </table:table-cell>
          <table:table-cell office:value-type="string">
            <text:p>$\pm$ 3.2</text:p>
          </table:table-cell>
          <table:table-cell office:value-type="float" office:value="1986.44685641454">
            <text:p>1.986E+003</text:p>
          </table:table-cell>
          <table:table-cell office:value-type="float" office:value="118.810239685317">
            <text:p>yw 1.2E+002</text:p>
          </table:table-cell>
        </table:table-row>
        <table:table-row table:style-name="ro1">
          <table:table-cell/>
          <table:table-cell office:value-type="float" office:value="0.32">
            <text:p>0.32</text:p>
          </table:table-cell>
          <table:table-cell office:value-type="string">
            <text:p>$\pm$ 0.01</text:p>
          </table:table-cell>
          <table:table-cell office:value-type="float" office:value="3.12">
            <text:p>3.12</text:p>
          </table:table-cell>
          <table:table-cell office:value-type="string">
            <text:p>$\pm$ 0.01</text:p>
          </table:table-cell>
          <table:table-cell office:value-type="float" office:value="198.4">
            <text:p>198.4</text:p>
          </table:table-cell>
          <table:table-cell office:value-type="string">
            <text:p>$\pm$ 3.2</text:p>
          </table:table-cell>
          <table:table-cell office:value-type="float" office:value="3239.37399160839">
            <text:p>3.239E+003</text:p>
          </table:table-cell>
          <table:table-cell office:value-type="float" office:value="120.0075900724">
            <text:p>yw 1.2E+002</text:p>
          </table:table-cell>
        </table:table-row>
        <table:table-row table:style-name="ro1">
          <table:table-cell/>
          <table:table-cell office:value-type="float" office:value="0.43">
            <text:p>0.43</text:p>
          </table:table-cell>
          <table:table-cell office:value-type="string">
            <text:p>$\pm$ 0.01</text:p>
          </table:table-cell>
          <table:table-cell office:value-type="float" office:value="3.25">
            <text:p>3.25</text:p>
          </table:table-cell>
          <table:table-cell office:value-type="string">
            <text:p>$\pm$ 0.01</text:p>
          </table:table-cell>
          <table:table-cell office:value-type="float" office:value="240">
            <text:p>240.0</text:p>
          </table:table-cell>
          <table:table-cell office:value-type="string">
            <text:p>$\pm$ 3.2</text:p>
          </table:table-cell>
          <table:table-cell office:value-type="float" office:value="4387.89053220274">
            <text:p>4.388E+003</text:p>
          </table:table-cell>
          <table:table-cell office:value-type="float" office:value="121.572524634023">
            <text:p>yw 1.2E+002</text:p>
          </table:table-cell>
        </table:table-row>
        <table:table-row table:style-name="ro1">
          <table:table-cell/>
          <table:table-cell office:value-type="float" office:value="0.54">
            <text:p>0.54</text:p>
          </table:table-cell>
          <table:table-cell office:value-type="string">
            <text:p>$\pm$ 0.01</text:p>
          </table:table-cell>
          <table:table-cell office:value-type="float" office:value="3.36">
            <text:p>3.36</text:p>
          </table:table-cell>
          <table:table-cell office:value-type="string">
            <text:p>$\pm$ 0.01</text:p>
          </table:table-cell>
          <table:table-cell office:value-type="float" office:value="275.2">
            <text:p>275.2</text:p>
          </table:table-cell>
          <table:table-cell office:value-type="string">
            <text:p>$\pm$ 3.2</text:p>
          </table:table-cell>
          <table:table-cell office:value-type="float" office:value="5536.4070727971">
            <text:p>5.536E+003</text:p>
          </table:table-cell>
          <table:table-cell office:value-type="float" office:value="123.567117622748">
            <text:p>yw 1.2E+002</text:p>
          </table:table-cell>
        </table:table-row>
        <table:table-row table:style-name="ro1">
          <table:table-cell/>
          <table:table-cell office:value-type="float" office:value="0.68">
            <text:p>0.68</text:p>
          </table:table-cell>
          <table:table-cell office:value-type="string">
            <text:p>$\pm$ 0.01</text:p>
          </table:table-cell>
          <table:table-cell office:value-type="float" office:value="3.46">
            <text:p>3.46</text:p>
          </table:table-cell>
          <table:table-cell office:value-type="string">
            <text:p>$\pm$ 0.01</text:p>
          </table:table-cell>
          <table:table-cell office:value-type="float" office:value="307.2">
            <text:p>307.2</text:p>
          </table:table-cell>
          <table:table-cell office:value-type="string">
            <text:p>$\pm$ 3.2</text:p>
          </table:table-cell>
          <table:table-cell office:value-type="float" office:value="6998.15539718992">
            <text:p>6.998E+003</text:p>
          </table:table-cell>
          <table:table-cell office:value-type="float" office:value="126.694614159861">
            <text:p>yw 1.3E+002</text:p>
          </table:table-cell>
        </table:table-row>
        <table:table-row table:style-name="ro1">
          <table:table-cell/>
          <table:table-cell office:value-type="float" office:value="0.8">
            <text:p>0.80</text:p>
          </table:table-cell>
          <table:table-cell office:value-type="string">
            <text:p>$\pm$ 0.01</text:p>
          </table:table-cell>
          <table:table-cell office:value-type="float" office:value="3.54">
            <text:p>3.54</text:p>
          </table:table-cell>
          <table:table-cell office:value-type="string">
            <text:p>$\pm$ 0.01</text:p>
          </table:table-cell>
          <table:table-cell office:value-type="float" office:value="332.8">
            <text:p>332.8</text:p>
          </table:table-cell>
          <table:table-cell office:value-type="string">
            <text:p>$\pm$ 3.2</text:p>
          </table:table-cell>
          <table:table-cell office:value-type="float" office:value="8251.08253238376">
            <text:p>8.251E+003</text:p>
          </table:table-cell>
          <table:table-cell office:value-type="float" office:value="129.866774135268">
            <text:p>yw 1.3E+002</text:p>
          </table:table-cell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string">
            <text:p>$\pm$ 0.01</text:p>
          </table:table-cell>
          <table:table-cell office:value-type="float" office:value="3.6">
            <text:p>3.60</text:p>
          </table:table-cell>
          <table:table-cell office:value-type="string">
            <text:p>$\pm$ 0.01</text:p>
          </table:table-cell>
          <table:table-cell office:value-type="float" office:value="352">
            <text:p>352.0</text:p>
          </table:table-cell>
          <table:table-cell office:value-type="string">
            <text:p>$\pm$ 3.2</text:p>
          </table:table-cell>
          <table:table-cell office:value-type="float" office:value="9608.42026217709">
            <text:p>9.608E+003</text:p>
          </table:table-cell>
          <table:table-cell office:value-type="float" office:value="133.77587791578">
            <text:p>yw 1.3E+002</text:p>
          </table:table-cell>
        </table:table-row>
        <table:table-row table:style-name="ro1">
          <table:table-cell/>
          <table:table-cell office:value-type="float" office:value="1.01">
            <text:p>1.01</text:p>
          </table:table-cell>
          <table:table-cell office:value-type="string">
            <text:p>$\pm$ 0.01</text:p>
          </table:table-cell>
          <table:table-cell office:value-type="float" office:value="3.62">
            <text:p>3.62</text:p>
          </table:table-cell>
          <table:table-cell office:value-type="string">
            <text:p>$\pm$ 0.01</text:p>
          </table:table-cell>
          <table:table-cell office:value-type="float" office:value="358.4">
            <text:p>358.4</text:p>
          </table:table-cell>
          <table:table-cell office:value-type="string">
            <text:p>$\pm$ 3.2</text:p>
          </table:table-cell>
          <table:table-cell office:value-type="float" office:value="10443.705018973">
            <text:p>1.044E+004</text:p>
          </table:table-cell>
          <table:table-cell office:value-type="float" office:value="136.408178114196">
            <text:p>yw 1.4E+002</text:p>
          </table:table-cell>
        </table:table-row>
        <table:table-row table:style-name="ro1">
          <table:table-cell/>
          <table:table-cell office:value-type="float" office:value="1.12">
            <text:p>1.12</text:p>
          </table:table-cell>
          <table:table-cell office:value-type="string">
            <text:p>$\pm$ 0.01</text:p>
          </table:table-cell>
          <table:table-cell office:value-type="float" office:value="3.67">
            <text:p>3.67</text:p>
          </table:table-cell>
          <table:table-cell office:value-type="string">
            <text:p>$\pm$ 0.01</text:p>
          </table:table-cell>
          <table:table-cell office:value-type="float" office:value="374.4">
            <text:p>374.4</text:p>
          </table:table-cell>
          <table:table-cell office:value-type="string">
            <text:p>$\pm$ 3.2</text:p>
          </table:table-cell>
          <table:table-cell office:value-type="float" office:value="11592.2215595673">
            <text:p>1.159E+004</text:p>
          </table:table-cell>
          <table:table-cell office:value-type="float" office:value="140.288535304224">
            <text:p>yw 1.4E+002</text:p>
          </table:table-cell>
        </table:table-row>
        <table:table-row table:style-name="ro1">
          <table:table-cell/>
          <table:table-cell office:value-type="float" office:value="1.25">
            <text:p>1.25</text:p>
          </table:table-cell>
          <table:table-cell office:value-type="string">
            <text:p>$\pm$ 0.01</text:p>
          </table:table-cell>
          <table:table-cell office:value-type="float" office:value="3.71">
            <text:p>3.71</text:p>
          </table:table-cell>
          <table:table-cell office:value-type="string">
            <text:p>$\pm$ 0.01</text:p>
          </table:table-cell>
          <table:table-cell office:value-type="float" office:value="387.2">
            <text:p>387.2</text:p>
          </table:table-cell>
          <table:table-cell office:value-type="string">
            <text:p>$\pm$ 3.2</text:p>
          </table:table-cell>
          <table:table-cell office:value-type="float" office:value="12949.5592893607">
            <text:p>1.295E+004</text:p>
          </table:table-cell>
          <table:table-cell office:value-type="float" office:value="145.23341369503">
            <text:p>yw 1.5E+002</text:p>
          </table:table-cell>
        </table:table-row>
        <table:table-row table:style-name="ro1">
          <table:table-cell/>
          <table:table-cell office:value-type="float" office:value="1.16">
            <text:p>1.16</text:p>
          </table:table-cell>
          <table:table-cell office:value-type="string">
            <text:p>$\pm$ 0.01</text:p>
          </table:table-cell>
          <table:table-cell office:value-type="float" office:value="3.63">
            <text:p>3.63</text:p>
          </table:table-cell>
          <table:table-cell office:value-type="string">
            <text:p>$\pm$ 0.01</text:p>
          </table:table-cell>
          <table:table-cell office:value-type="float" office:value="361.6">
            <text:p>361.6</text:p>
          </table:table-cell>
          <table:table-cell office:value-type="string">
            <text:p>$\pm$ 3.2</text:p>
          </table:table-cell>
          <table:table-cell office:value-type="float" office:value="12009.8639379653">
            <text:p>1.201E+004</text:p>
          </table:table-cell>
          <table:table-cell office:value-type="float" office:value="141.770229756736">
            <text:p>yw 1.4E+002</text:p>
          </table:table-cell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string">
            <text:p>$\pm$ 0.01</text:p>
          </table:table-cell>
          <table:table-cell office:value-type="float" office:value="3.53">
            <text:p>3.53</text:p>
          </table:table-cell>
          <table:table-cell office:value-type="string">
            <text:p>$\pm$ 0.01</text:p>
          </table:table-cell>
          <table:table-cell office:value-type="float" office:value="329.6">
            <text:p>329.6</text:p>
          </table:table-cell>
          <table:table-cell office:value-type="string">
            <text:p>$\pm$ 3.2</text:p>
          </table:table-cell>
          <table:table-cell office:value-type="float" office:value="10026.062640575">
            <text:p>1.003E+004</text:p>
          </table:table-cell>
          <table:table-cell office:value-type="float" office:value="135.071300683622">
            <text:p>yw 1.4E+002</text:p>
          </table:table-cell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string">
            <text:p>$\pm$ 0.01</text:p>
          </table:table-cell>
          <table:table-cell office:value-type="float" office:value="3.39">
            <text:p>3.39</text:p>
          </table:table-cell>
          <table:table-cell office:value-type="string">
            <text:p>$\pm$ 0.01</text:p>
          </table:table-cell>
          <table:table-cell office:value-type="float" office:value="284.8">
            <text:p>284.8</text:p>
          </table:table-cell>
          <table:table-cell office:value-type="string">
            <text:p>$\pm$ 3.2</text:p>
          </table:table-cell>
          <table:table-cell office:value-type="float" office:value="8668.72491078171">
            <text:p>8.669E+003</text:p>
          </table:table-cell>
          <table:table-cell office:value-type="float" office:value="131.019050817218">
            <text:p>yw 1.3E+002</text:p>
          </table:table-cell>
        </table:table-row>
        <table:table-row table:style-name="ro1">
          <table:table-cell/>
          <table:table-cell office:value-type="float" office:value="0.72">
            <text:p>0.72</text:p>
          </table:table-cell>
          <table:table-cell office:value-type="string">
            <text:p>$\pm$ 0.01</text:p>
          </table:table-cell>
          <table:table-cell office:value-type="float" office:value="3.26">
            <text:p>3.26</text:p>
          </table:table-cell>
          <table:table-cell office:value-type="string">
            <text:p>$\pm$ 0.01</text:p>
          </table:table-cell>
          <table:table-cell office:value-type="float" office:value="243.2">
            <text:p>243.2</text:p>
          </table:table-cell>
          <table:table-cell office:value-type="string">
            <text:p>$\pm$ 3.2</text:p>
          </table:table-cell>
          <table:table-cell office:value-type="float" office:value="7415.79777558786">
            <text:p>7.416E+003</text:p>
          </table:table-cell>
          <table:table-cell office:value-type="float" office:value="127.70335083441">
            <text:p>yw 1.3E+002</text:p>
          </table:table-cell>
        </table:table-row>
        <table:table-row table:style-name="ro1">
          <table:table-cell/>
          <table:table-cell office:value-type="float" office:value="0.6">
            <text:p>0.60</text:p>
          </table:table-cell>
          <table:table-cell office:value-type="string">
            <text:p>$\pm$ 0.01</text:p>
          </table:table-cell>
          <table:table-cell office:value-type="float" office:value="3.19">
            <text:p>3.19</text:p>
          </table:table-cell>
          <table:table-cell office:value-type="string">
            <text:p>$\pm$ 0.01</text:p>
          </table:table-cell>
          <table:table-cell office:value-type="float" office:value="220.8">
            <text:p>220.8</text:p>
          </table:table-cell>
          <table:table-cell office:value-type="string">
            <text:p>$\pm$ 3.2</text:p>
          </table:table-cell>
          <table:table-cell office:value-type="float" office:value="6162.87064039402">
            <text:p>6.163E+003</text:p>
          </table:table-cell>
          <table:table-cell office:value-type="float" office:value="124.828987972341">
            <text:p>yw 1.2E+002</text:p>
          </table:table-cell>
        </table:table-row>
        <table:table-row table:style-name="ro1">
          <table:table-cell/>
          <table:table-cell office:value-type="float" office:value="0.48">
            <text:p>0.48</text:p>
          </table:table-cell>
          <table:table-cell office:value-type="string">
            <text:p>$\pm$ 0.01</text:p>
          </table:table-cell>
          <table:table-cell office:value-type="float" office:value="3.1">
            <text:p>3.10</text:p>
          </table:table-cell>
          <table:table-cell office:value-type="string">
            <text:p>$\pm$ 0.01</text:p>
          </table:table-cell>
          <table:table-cell office:value-type="float" office:value="192">
            <text:p>192.0</text:p>
          </table:table-cell>
          <table:table-cell office:value-type="string">
            <text:p>$\pm$ 3.2</text:p>
          </table:table-cell>
          <table:table-cell office:value-type="float" office:value="4909.94350520018">
            <text:p>4.910E+003</text:p>
          </table:table-cell>
          <table:table-cell office:value-type="float" office:value="122.427051539403">
            <text:p>yw 1.2E+002</text:p>
          </table:table-cell>
        </table:table-row>
        <table:table-row table:style-name="ro1">
          <table:table-cell/>
          <table:table-cell office:value-type="float" office:value="0.38">
            <text:p>0.38</text:p>
          </table:table-cell>
          <table:table-cell office:value-type="string">
            <text:p>$\pm$ 0.01</text:p>
          </table:table-cell>
          <table:table-cell office:value-type="float" office:value="3">
            <text:p>3.00</text:p>
          </table:table-cell>
          <table:table-cell office:value-type="string">
            <text:p>$\pm$ 0.01</text:p>
          </table:table-cell>
          <table:table-cell office:value-type="float" office:value="160">
            <text:p>160.0</text:p>
          </table:table-cell>
          <table:table-cell office:value-type="string">
            <text:p>$\pm$ 3.2</text:p>
          </table:table-cell>
          <table:table-cell office:value-type="float" office:value="3865.83755920531">
            <text:p>3.866E+003</text:p>
          </table:table-cell>
          <table:table-cell office:value-type="float" office:value="120.806817245139">
            <text:p>yw 1.2E+002</text:p>
          </table:table-cell>
        </table:table-row>
        <table:table-row table:style-name="ro1">
          <table:table-cell/>
          <table:table-cell office:value-type="float" office:value="0.27">
            <text:p>0.27</text:p>
          </table:table-cell>
          <table:table-cell office:value-type="string">
            <text:p>$\pm$ 0.01</text:p>
          </table:table-cell>
          <table:table-cell office:value-type="float" office:value="2.91">
            <text:p>2.91</text:p>
          </table:table-cell>
          <table:table-cell office:value-type="string">
            <text:p>$\pm$ 0.01</text:p>
          </table:table-cell>
          <table:table-cell office:value-type="float" office:value="131.2">
            <text:p>131.2</text:p>
          </table:table-cell>
          <table:table-cell office:value-type="string">
            <text:p>$\pm$ 3.2</text:p>
          </table:table-cell>
          <table:table-cell office:value-type="float" office:value="2717.32101861095">
            <text:p>2.717E+003</text:p>
          </table:table-cell>
          <table:table-cell office:value-type="float" office:value="119.443030903646">
            <text:p>yw 1.2E+002</text:p>
          </table:table-cell>
        </table:table-row>
        <table:table-row table:style-name="ro1">
          <table:table-cell/>
          <table:table-cell office:value-type="float" office:value="0.12">
            <text:p>0.12</text:p>
          </table:table-cell>
          <table:table-cell office:value-type="string">
            <text:p>$\pm$ 0.01</text:p>
          </table:table-cell>
          <table:table-cell office:value-type="float" office:value="2.77">
            <text:p>2.77</text:p>
          </table:table-cell>
          <table:table-cell office:value-type="string">
            <text:p>$\pm$ 0.01</text:p>
          </table:table-cell>
          <table:table-cell office:value-type="float" office:value="86.4">
            <text:p>86.4</text:p>
          </table:table-cell>
          <table:table-cell office:value-type="string">
            <text:p>$\pm$ 3.2</text:p>
          </table:table-cell>
          <table:table-cell office:value-type="float" office:value="1151.16209961865">
            <text:p>1.151E+003</text:p>
          </table:table-cell>
          <table:table-cell office:value-type="float" office:value="118.315513772933">
            <text:p>yw 1.2E+002</text:p>
          </table:table-cell>
        </table:table-row>
        <table:table-row table:style-name="ro1">
          <table:table-cell/>
          <table:table-cell office:value-type="float" office:value="0">
            <text:p>0.00</text:p>
          </table:table-cell>
          <table:table-cell office:value-type="string">
            <text:p>$\pm$ 0.01</text:p>
          </table:table-cell>
          <table:table-cell office:value-type="float" office:value="2.63">
            <text:p>2.63</text:p>
          </table:table-cell>
          <table:table-cell office:value-type="string">
            <text:p>$\pm$ 0.01</text:p>
          </table:table-cell>
          <table:table-cell office:value-type="float" office:value="41.5999999999999">
            <text:p>41.6</text:p>
          </table:table-cell>
          <table:table-cell office:value-type="string">
            <text:p>$\pm$ 3.2</text:p>
          </table:table-cell>
          <table:table-cell office:value-type="float" office:value="-101.765035575199">
            <text:p>-1.018E+002</text:p>
          </table:table-cell>
          <table:table-cell office:value-type="float" office:value="118.036319224499">
            <text:p>yw 1.2E+002</text:p>
          </table:table-cell>
        </table:table-row>
        <table:table-row table:style-name="ro1" table:number-rows-repeated="8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scientific-number number:decimal-places="4" number:min-integer-digits="1" number:min-exponent-digits="3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3" number:min-integer-digits="1"/>
    </number:number-style>
    <number:number-style style:name="N131">
      <number:scientific-number number:decimal-places="1" number:min-integer-digits="1" number:min-exponent-digits="3"/>
    </number:number-style>
    <number:number-style style:name="N132">
      <number:scientific-number number:decimal-places="3" number:min-integer-digits="1" number:min-exponent-digits="3"/>
    </number:number-style>
    <number:number-style style:name="N133">
      <number:text>co </number:text>
      <number:scientific-number number:decimal-places="1" number:min-integer-digits="1" number:min-exponent-digits="3"/>
    </number:number-style>
    <number:number-style style:name="N134">
      <number:text>yw </number:text>
      <number:scientific-number number:decimal-places="3" number:min-integer-digits="1" number:min-exponent-digits="3"/>
    </number:number-style>
    <number:number-style style:name="N135">
      <number:text>yw </number:text>
      <number:scientific-number number:decimal-places="1" number:min-integer-digits="1" number:min-exponent-digits="3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 style:data-style-name="N2" text:time-value="0000-00-00T22:14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</meta:initial-creator>
    <meta:creation-date>2013-11-14T17:11:45</meta:creation-date>
    <dc:date>2013-12-05T00:18:10</dc:date>
    <dc:creator>Sagar Pratapsi</dc:creator>
    <meta:editing-duration>PT4H34M</meta:editing-duration>
    <meta:editing-cycles>11</meta:editing-cycles>
    <meta:generator>LibreOffice/4.0.2.2$Linux_X86_64 LibreOffice_project/400m0$Build-2</meta:generator>
    <meta:document-statistic meta:table-count="3" meta:cell-count="1951" meta:object-count="0"/>
  </office:meta>
</office:document-meta>
</file>